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6.059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fo:color="#00008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L3">
      <style:text-properties fo:color="#000080" style:font-name="Consolas" fo:font-size="9pt" style:font-name-asian="Consolas" style:font-size-asian="9pt" style:font-name-complex="Consolas" style:font-size-complex="9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fo:font-weight="normal" style:font-name-asian="Consolas" style:font-size-asian="9pt" style:font-weight-asian="normal" style:font-name-complex="Consolas" style:font-size-complex="9pt" style:font-weight-complex="normal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weight="bold" style:font-weight-asian="bold" style:font-weight-complex="bold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nsolas" fo:font-size="9pt" style:font-name-asian="Consolas" style:font-size-asian="9pt" style:font-name-complex="Consolas" style:font-size-complex="9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6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Consolas" fo:font-size="9pt" style:font-name-asian="Consolas" style:font-size-asian="9pt" style:font-name-complex="Consolas" style:font-size-complex="9pt"/>
    </style:style>
    <style:style style:name="P29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Consolas" fo:font-size="9pt" style:text-underline-style="none" fo:font-weight="bold" style:font-name-asian="Consolas" style:font-size-asian="9pt" style:font-weight-asian="bold" style:font-name-complex="Consolas" style:font-size-complex="9pt" style:font-weight-complex="bold"/>
    </style:style>
    <style:style style:name="P31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9pt" style:text-underline-style="none" style:font-name-asian="Consolas" style:font-size-asian="9pt" style:font-name-complex="Consolas" style:font-size-complex="9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Consolas" fo:font-size="9pt" style:text-underline-style="none" fo:font-weight="normal" style:font-name-asian="Consolas" style:font-size-asian="9pt" style:font-weight-asian="normal" style:font-name-complex="Consolas" style:font-size-complex="9pt" style:font-weight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Consolas" fo:font-size="9pt" fo:font-weight="normal" style:font-name-asian="Consolas" style:font-size-asian="9pt" style:font-weight-asian="normal" style:font-name-complex="Consolas" style:font-size-complex="9pt" style:font-weight-complex="normal"/>
    </style:style>
    <style:style style:name="P34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9pt" fo:font-weight="normal" style:font-name-asian="Consolas" style:font-size-asian="9pt" style:font-weight-asian="normal" style:font-name-complex="Consolas" style:font-size-complex="9pt" style:font-weight-complex="normal"/>
    </style:style>
    <style:style style:name="P35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P36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ff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ff" style:font-name="Consolas" fo:font-size="9pt" style:font-name-asian="Consolas" style:font-size-asian="9pt" style:font-name-complex="Consolas" style:font-size-complex="9pt"/>
    </style:style>
    <style:style style:name="P38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9pt" style:text-underline-style="none" style:font-name-asian="Consolas" style:font-size-asian="9pt" style:font-name-complex="Consolas" style:font-size-complex="9pt"/>
    </style:style>
    <style:style style:name="P39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40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</style:style>
    <style:style style:name="P41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8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42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80"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80" style:font-name="Consolas" fo:font-size="9pt" fo:font-weight="normal" style:font-name-asian="Consolas" style:font-size-asian="9pt" style:font-weight-asian="normal" style:font-name-complex="Consolas" style:font-size-complex="9pt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size="9pt" style:font-size-asian="9pt" style:font-size-complex="9pt"/>
    </style:style>
    <style:style style:name="P45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46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8000" style:font-name="Consolas" fo:font-size="9pt" style:font-name-asian="Consolas" style:font-size-asian="9pt" style:font-name-complex="Consolas" style:font-size-complex="9pt"/>
    </style:style>
    <style:style style:name="P47" style:family="paragraph" style:parent-style-name="Standard" style:master-page-name="">
      <style:paragraph-properties fo:margin-left="1.251cm" fo:margin-right="0cm" fo:text-indent="0cm" style:auto-text-indent="false" style:page-number="auto" style:shadow="none"/>
      <style:text-properties style:font-name="Consolas" fo:font-size="9pt" style:text-underline-style="none" fo:font-weight="normal" style:font-name-asian="Consolas" style:font-size-asian="9pt" style:font-weight-asian="normal" style:font-name-complex="Consolas" style:font-size-complex="9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 style:shadow="non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 style:shadow="non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 style:shadow="none" style:text-autospace="none"/>
      <style:text-properties fo:font-size="9pt" style:font-size-asian="9pt" style:font-size-complex="9pt"/>
    </style:style>
    <style:style style:name="P51" style:family="paragraph" style:parent-style-name="Standard">
      <style:paragraph-properties style:shadow="none"/>
    </style:style>
    <style:style style:name="P52" style:family="paragraph" style:parent-style-name="Text_20_body">
      <style:text-properties fo:font-weight="bold" style:font-weight-asian="bold" style:font-weight-complex="bold"/>
    </style:style>
    <style:style style:name="P53" style:family="paragraph" style:parent-style-name="Contents_20_Heading"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text-align="center" style:justify-single-word="false"/>
    </style:style>
    <style:style style:name="P56" style:family="paragraph" style:parent-style-name="Foot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0000ff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8" style:family="text">
      <style:text-properties fo:color="#0000ff" style:font-name="Consolas" fo:font-weight="normal" style:font-name-asian="Consolas" style:font-weight-asian="normal" style:font-name-complex="Consolas" style:font-weight-complex="normal"/>
    </style:style>
    <style:style style:name="T9" style:family="text">
      <style:text-properties fo:color="#0000ff" style:font-name="Consolas" style:font-name-asian="Consolas" style:font-name-complex="Consolas"/>
    </style:style>
    <style:style style:name="T10" style:family="text">
      <style:text-properties fo:color="#0000ff" style:font-name="Consolas" style:text-underline-style="none" fo:font-weight="normal" style:font-name-asian="Consolas" style:font-weight-asian="normal" style:font-name-complex="Consolas" style:font-weight-complex="normal"/>
    </style:style>
    <style:style style:name="T11" style:family="text">
      <style:text-properties fo:color="#0000ff" style:font-name="Consolas" fo:font-weight="bold" style:font-name-asian="Consolas" style:font-weight-asian="bold" style:font-name-complex="Consolas" style:font-weight-complex="bold"/>
    </style:style>
    <style:style style:name="T12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404080"/>
    </style:style>
    <style:style style:name="T14" style:family="text">
      <style:text-properties fo:color="#404080" fo:font-weight="normal" style:font-weight-asian="normal" style:font-weight-complex="normal"/>
    </style:style>
    <style:style style:name="T15" style:family="text">
      <style:text-properties fo:color="#404080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404080" style:font-name="Consolas" style:font-name-asian="Consolas" style:font-name-complex="Consolas"/>
    </style:style>
    <style:style style:name="T17" style:family="text">
      <style:text-properties fo:color="#404080" style:font-name="Consolas" fo:font-size="9pt" style:font-name-asian="Consolas" style:font-size-asian="9pt" style:font-name-complex="Consolas" style:font-size-complex="9pt"/>
    </style:style>
    <style:style style:name="T18" style:family="text">
      <style:text-properties fo:color="#404080" style:text-underline-style="solid" style:text-underline-width="auto" style:text-underline-color="font-color"/>
    </style:style>
    <style:style style:name="T19" style:family="text">
      <style:text-properties fo:color="#404080" fo:font-weight="bold" style:font-weight-asian="bold" style:font-weight-complex="bold"/>
    </style:style>
    <style:style style:name="T20" style:family="text">
      <style:text-properties fo:color="#404080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404080" style:text-underline-style="none" fo:font-weight="normal" style:font-weight-asian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25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6" style:family="text">
      <style:text-properties fo:color="#000000" style:font-name="Consolas" style:font-name-asian="Consolas" style:font-name-complex="Consolas"/>
    </style:style>
    <style:style style:name="T27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28" style:family="text">
      <style:text-properties fo:color="#000000" style:font-name="Consolas" fo:font-weight="bold" style:font-name-asian="Consolas" style:font-weight-asian="bold" style:font-name-complex="Consolas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style:text-underline-style="solid" style:text-underline-width="auto" style:text-underline-color="font-color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style:font-name-asian="Consolas" style:font-name-complex="Consolas"/>
    </style:style>
    <style:style style:name="T33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000000" style:text-underline-style="none" fo:font-weight="normal" style:font-weight-asian="normal" style:font-weight-complex="normal"/>
    </style:style>
    <style:style style:name="T35" style:family="text">
      <style:text-properties fo:color="#644632"/>
    </style:style>
    <style:style style:name="T36" style:family="text">
      <style:text-properties fo:color="#800080"/>
    </style:style>
    <style:style style:name="T37" style:family="text">
      <style:text-properties fo:color="#800080" style:text-underline-style="solid" style:text-underline-width="auto" style:text-underline-color="font-color"/>
    </style:style>
    <style:style style:name="T38" style:family="text">
      <style:text-properties fo:color="#800080" style:font-name="Consolas" style:font-name-asian="Consolas" style:font-name-complex="Consolas"/>
    </style:style>
    <style:style style:name="T39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40" style:family="text">
      <style:text-properties fo:color="#000080" style:font-name="Consolas" style:font-name-asian="Consolas" style:font-name-complex="Consolas"/>
    </style:style>
    <style:style style:name="T41" style:family="text">
      <style:text-properties fo:color="#008000"/>
    </style:style>
    <style:style style:name="T42" style:family="text">
      <style:text-properties fo:color="#8a2be2"/>
    </style:style>
    <style:style style:name="T43" style:family="text">
      <style:text-properties fo:color="#8a2be2" style:font-name="Consolas" style:font-name-asian="Consolas" style:font-name-complex="Consolas"/>
    </style:style>
    <style:style style:name="T44" style:family="text">
      <style:text-properties fo:color="#ea7d00"/>
    </style:style>
    <style:style style:name="T45" style:family="text">
      <style:text-properties style:font-name="Consolas" fo:font-size="10pt" style:font-name-asian="Consolas" style:font-size-asian="10pt" style:font-name-complex="Consolas" style:font-size-complex="10pt"/>
    </style:style>
    <style:style style:name="T46" style:family="text">
      <style:text-properties style:font-name="Consolas" fo:font-size="9pt" style:font-name-asian="Consolas" style:font-size-asian="9pt" style:font-name-complex="Consolas" style:font-size-complex="9pt"/>
    </style:style>
    <style:style style:name="T47" style:family="text">
      <style:text-properties style:font-name="Consolas" style:font-name-asian="Consolas" style:font-name-complex="Consolas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fo:font-size="9pt" fo:font-weight="bold" style:font-size-asian="9pt" style:font-weight-asian="bold" style:font-size-complex="9pt" style:font-weight-complex="bold"/>
    </style:style>
    <style:style style:name="T50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1cm" fo:text-indent="-0.635cm" fo:margin-left="1.4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5" text:outline-level="1">MO, kody CPLEX/OPL</text:h>
      <text:p text:style-name="Standard"/>
      <text:p text:style-name="Standard"/>
      <text:p text:style-name="Standard"/>
      <text:table-of-content text:style-name="Sect1" text:name="Spis treści1">
        <text:table-of-content-source text:outline-level="1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54">Minimum spanning tree:<text:tab/>2</text:p>
          <text:p text:style-name="P54">Shortest path:<text:tab/>2</text:p>
          <text:p text:style-name="P54">Minimalne rozcięcie:<text:tab/>3</text:p>
          <text:p text:style-name="P54">Maksymalny przepływ:<text:tab/>4</text:p>
          <text:p text:style-name="P54">Maksymalny przepływ (wersja 2):<text:tab/>5</text:p>
          <text:p text:style-name="P54">Problem plecakowy (knapsack problem):<text:tab/>6</text:p>
          <text:p text:style-name="P54">Problem komiwojażera:<text:tab/>7</text:p>
          <text:p text:style-name="P54">Kolorowanie grafu:<text:tab/>9</text:p>
          <text:p text:style-name="P54">Propozycja sprawdzianu:<text:tab/>11</text:p>
          <text:p text:style-name="P54">Kolokwium PST, rok 2015:<text:tab/>13</text:p>
          <text:p text:style-name="P54">Stare zadanie domowe z PST:<text:tab/>15</text:p>
          <text:p text:style-name="P54"><text:s text:c="3"/>CFAP_ANL.mod:<text:tab/>15</text:p>
          <text:p text:style-name="P54"><text:s text:c="3"/>N_L.mod:<text:tab/>17</text:p>
          <text:p text:style-name="P54"><text:s text:c="3"/>A-N-L.mod:<text:tab/>19</text:p>
        </text:index-body>
      </text:table-of-content>
      <text:p text:style-name="P5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Minimum spanning tree:</text:h>
      <text:p text:style-name="P11"/>
      <text:p text:style-name="P47"><text:span text:style-name="T4"><text:s/>int</text:span> <text:span text:style-name="T13">n</text:span> <text:span text:style-name="T22">= ...;</text:span></text:p>
      <text:p text:style-name="P48"><text:s/><text:span text:style-name="T4">range</text:span> <text:span text:style-name="T13">V</text:span> <text:span text:style-name="T22">=</text:span> <text:span text:style-name="T35">1</text:span><text:span text:style-name="T22">..</text:span><text:span text:style-name="T13">n</text:span><text:span text:style-name="T22">;</text:span></text:p>
      <text:p text:style-name="P48"><text:span text:style-name="T22"><text:s/>{</text:span><text:span text:style-name="T4">int</text:span><text:span text:style-name="T22">}</text:span> <text:span text:style-name="T13">NodeSet</text:span> <text:span text:style-name="T22">=</text:span> <text:span text:style-name="T36">asSet</text:span><text:span text:style-name="T22">(</text:span><text:span text:style-name="T13">V</text:span><text:span text:style-name="T22">);</text:span></text:p>
      <text:p text:style-name="P48"/>
      <text:p text:style-name="P48"><text:s/><text:span text:style-name="T4">tuple</text:span> <text:span text:style-name="T13">Arc</text:span></text:p>
      <text:p text:style-name="P48"><text:s/><text:span text:style-name="T22">{</text:span></text:p>
      <text:p text:style-name="P48"><text:s/><text:tab/><text:span text:style-name="T4">int</text:span> <text:span text:style-name="T13">start</text:span><text:span text:style-name="T22">;</text:span></text:p>
      <text:p text:style-name="P48"><text:tab/> <text:span text:style-name="T4">int</text:span> <text:span text:style-name="T13">stop</text:span><text:span text:style-name="T22">; </text:span></text:p>
      <text:p text:style-name="P49"><text:s/>}</text:p>
      <text:p text:style-name="P48"><text:s/>{<text:span text:style-name="T13">Arc</text:span><text:span text:style-name="T22">}</text:span> <text:span text:style-name="T13">A</text:span> <text:span text:style-name="T4">with</text:span> <text:span text:style-name="T13">start</text:span> <text:span text:style-name="T4">in</text:span> <text:span text:style-name="T13">V</text:span><text:span text:style-name="T22">,</text:span> <text:span text:style-name="T13">stop</text:span> <text:span text:style-name="T4">in</text:span> <text:span text:style-name="T13">V</text:span> <text:span text:style-name="T22">= ...;</text:span></text:p>
      <text:p text:style-name="P48"><text:span text:style-name="T22"><text:s/>{</text:span><text:span text:style-name="T4">int</text:span><text:span text:style-name="T22">}</text:span> <text:span text:style-name="T13">Nbs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i</text:span><text:span text:style-name="T22">,</text:span><text:span text:style-name="T13">j</text:span><text:span text:style-name="T22">&gt;</text:span> <text:span text:style-name="T4">in</text:span> <text:span text:style-name="T13">A</text:span><text:span text:style-name="T22">};</text:span> <text:s text:c="2"/></text:p>
      <text:p text:style-name="P48"><text:tab/><text:tab/></text:p>
      <text:p text:style-name="P48"><text:s/><text:span text:style-name="T4">range</text:span> <text:span text:style-name="T13">S</text:span> <text:span text:style-name="T22">=</text:span> <text:span text:style-name="T35">1</text:span><text:span text:style-name="T22">..</text:span><text:span text:style-name="T36">ftoi</text:span><text:span text:style-name="T22">(</text:span><text:span text:style-name="T36">round</text:span><text:span text:style-name="T22">(</text:span><text:span text:style-name="T35">2</text:span><text:span text:style-name="T22">^</text:span><text:span text:style-name="T13">n</text:span><text:span text:style-name="T22">));</text:span></text:p>
      <text:p text:style-name="P48"><text:span text:style-name="T22"><text:s/>{</text:span><text:span text:style-name="T4">int</text:span><text:span text:style-name="T22">}</text:span> <text:span text:style-name="T13">Sub</text:span><text:span text:style-name="T22">[</text:span><text:span text:style-name="T13">s</text:span> <text:span text:style-name="T4">in</text:span> <text:span text:style-name="T13">S</text:span><text:span text:style-name="T22">] = </text:span>{<text:span text:style-name="T13">i</text:span><text:span text:style-name="T22"> | </text:span><text:span text:style-name="T13">i</text:span> <text:span text:style-name="T4">in</text:span> <text:span text:style-name="T13">V</text:span><text:span text:style-name="T22">: (</text:span><text:span text:style-name="T13">s</text:span> <text:span text:style-name="T4">div</text:span> <text:span text:style-name="T36">ftoi</text:span><text:span text:style-name="T22">(</text:span><text:span text:style-name="T36">round</text:span><text:span text:style-name="T22">(</text:span><text:span text:style-name="T35">2</text:span><text:span text:style-name="T22">^(</text:span><text:span text:style-name="T13">i</text:span><text:span text:style-name="T22">-</text:span><text:span text:style-name="T35">1</text:span><text:span text:style-name="T22">))))</text:span> <text:span text:style-name="T4">mod</text:span> <text:span text:style-name="T35">2</text:span> <text:span text:style-name="T22">==</text:span> <text:span text:style-name="T35">1</text:span><text:span text:style-name="T22">}; </text:span></text:p>
      <text:p text:style-name="P48"><text:span text:style-name="T22"><text:s/>{</text:span><text:span text:style-name="T4">int</text:span><text:span text:style-name="T22">}</text:span> <text:span text:style-name="T13">Compl</text:span><text:span text:style-name="T22">[</text:span><text:span text:style-name="T13">s</text:span> <text:span text:style-name="T4">in</text:span> <text:span text:style-name="T13">S</text:span><text:span text:style-name="T22">] =</text:span> <text:span text:style-name="T13">NodeSet</text:span> <text:span text:style-name="T4">diff</text:span> <text:span text:style-name="T13">Sub</text:span><text:span text:style-name="T22">[</text:span><text:span text:style-name="T13">s</text:span><text:span text:style-name="T22">];</text:span><text:tab/><text:tab/><text:tab/><text:tab/><text:tab/><text:tab/></text:p>
      <text:p text:style-name="P48"/>
      <text:p text:style-name="P48"><text:s/><text:span text:style-name="T4">float</text:span> <text:span text:style-name="T13">Capacity</text:span><text:span text:style-name="T22">[</text:span><text:span text:style-name="T13">A</text:span><text:span text:style-name="T22">] = ...</text:span>;</text:p>
      <text:p text:style-name="P48"/>
      <text:p text:style-name="P48"><text:s/><text:span text:style-name="T4">dvar</text:span><text:span text:style-name="T22"> </text:span><text:span text:style-name="T4">boolean</text:span> <text:span text:style-name="T13">x</text:span><text:span text:style-name="T22">[</text:span><text:span text:style-name="T13">A</text:span><text:span text:style-name="T22">];</text:span></text:p>
      <text:p text:style-name="P48"/>
      <text:p text:style-name="P48"><text:s/><text:span text:style-name="T4">constraint</text:span> <text:span text:style-name="T13">ctCut</text:span><text:span text:style-name="T22">[</text:span><text:span text:style-name="T13">S</text:span><text:span text:style-name="T22">];</text:span></text:p>
      <text:p text:style-name="P48"/>
      <text:p text:style-name="P48"><text:s/><text:span text:style-name="T4">minimize</text:span><text:span text:style-name="T22"> </text:span><text:span text:style-name="T4">sum</text:span><text:span text:style-name="T22">(</text:span><text:span text:style-name="T13">a</text:span> <text:span text:style-name="T4">in</text:span> <text:span text:style-name="T13">A</text:span><text:span text:style-name="T22">)</text:span> <text:span text:style-name="T13">Capacity</text:span><text:span text:style-name="T22">[</text:span><text:span text:style-name="T13">a</text:span><text:span text:style-name="T22">]*</text:span><text:span text:style-name="T13">x</text:span><text:span text:style-name="T22">[</text:span><text:span text:style-name="T13">a</text:span><text:span text:style-name="T22">];</text:span></text:p>
      <text:p text:style-name="P48"/>
      <text:p text:style-name="P48"><text:s/><text:span text:style-name="T4">subject</text:span><text:span text:style-name="T22"> </text:span><text:span text:style-name="T4">to</text:span> <text:span text:style-name="T22">{</text:span></text:p>
      <text:p text:style-name="P48"><text:tab/><text:span text:style-name="T4">forall</text:span><text:span text:style-name="T22">(</text:span><text:span text:style-name="T13">s</text:span> <text:span text:style-name="T4">in</text:span> <text:span text:style-name="T13">S</text:span><text:span text:style-name="T22">:</text:span> <text:span text:style-name="T35">0</text:span> <text:span text:style-name="T22">&lt;</text:span> <text:span text:style-name="T36">card</text:span><text:span text:style-name="T22">(</text:span><text:span text:style-name="T13">Sub</text:span><text:span text:style-name="T22">[</text:span><text:span text:style-name="T13">s</text:span><text:span text:style-name="T22">]) &lt;</text:span> <text:span text:style-name="T13">n</text:span><text:span text:style-name="T22">)</text:span></text:p>
      <text:p text:style-name="P48"><text:tab/> <text:s/><text:span text:style-name="T13">ctCut</text:span><text:span text:style-name="T22">[</text:span><text:span text:style-name="T13">s</text:span><text:span text:style-name="T22">]:</text:span> </text:p>
      <text:p text:style-name="P48"><text:tab/> <text:s/><text:tab/><text:span text:style-name="T4">sum</text:span><text:span text:style-name="T22">(</text:span><text:span text:style-name="T13">i</text:span> <text:span text:style-name="T4">in</text:span> <text:span text:style-name="T13">Sub</text:span><text:span text:style-name="T22">[</text:span><text:span text:style-name="T13">s</text:span><text:span text:style-name="T22">],</text:span> <text:span text:style-name="T13">j</text:span> <text:span text:style-name="T4">in</text:span> <text:span text:style-name="T13">Nbs</text:span><text:span text:style-name="T22">[</text:span><text:span text:style-name="T13">i</text:span><text:span text:style-name="T22">]</text:span> <text:span text:style-name="T4">inter</text:span> <text:span text:style-name="T13">Compl</text:span><text:span text:style-name="T22">[</text:span><text:span text:style-name="T13">s</text:span><text:span text:style-name="T22">])</text:span> <text:span text:style-name="T13">x</text:span><text:span text:style-name="T22">[&lt;</text:span><text:span text:style-name="T13">i</text:span><text:span text:style-name="T22">,</text:span><text:span text:style-name="T13">j</text:span><text:span text:style-name="T22">&gt;] +</text:span> </text:p>
      <text:p text:style-name="P48"><text:tab/> <text:s/><text:tab/><text:span text:style-name="T4">sum</text:span><text:span text:style-name="T22">(</text:span><text:span text:style-name="T13">i</text:span> <text:span text:style-name="T4">in</text:span> <text:span text:style-name="T13">Compl</text:span><text:span text:style-name="T22">[</text:span><text:span text:style-name="T13">s</text:span><text:span text:style-name="T22">],</text:span> <text:span text:style-name="T13">j</text:span> <text:span text:style-name="T4">in</text:span> <text:span text:style-name="T13">Nbs</text:span><text:span text:style-name="T22">[</text:span><text:span text:style-name="T13">i</text:span><text:span text:style-name="T22">]</text:span> <text:span text:style-name="T4">inter</text:span> <text:span text:style-name="T13">Sub</text:span><text:span text:style-name="T22">[</text:span><text:span text:style-name="T13">s</text:span><text:span text:style-name="T22">])</text:span> <text:span text:style-name="T13">x</text:span><text:span text:style-name="T22">[&lt;</text:span><text:span text:style-name="T13">i</text:span><text:span text:style-name="T22">,</text:span><text:span text:style-name="T13">j</text:span><text:span text:style-name="T22">&gt;] &gt;=</text:span><text:span text:style-name="T35">1</text:span><text:span text:style-name="T22">;</text:span></text:p>
      <text:p text:style-name="P48"><text:tab/> <text:s/><text:span text:style-name="T13">ctAll</text:span><text:span text:style-name="T22">:</text:span></text:p>
      <text:p text:style-name="P48"><text:tab/> <text:s/><text:tab/><text:span text:style-name="T4">sum</text:span><text:span text:style-name="T22">(</text:span><text:span text:style-name="T13">a</text:span> <text:span text:style-name="T4">in</text:span> <text:span text:style-name="T13">A</text:span><text:span text:style-name="T22">)</text:span> <text:span text:style-name="T13">x</text:span><text:span text:style-name="T22">[</text:span><text:span text:style-name="T13">a</text:span><text:span text:style-name="T22">] ==</text:span> <text:span text:style-name="T13">n</text:span><text:span text:style-name="T22">-</text:span><text:span text:style-name="T35">1</text:span><text:span text:style-name="T22">;</text:span></text:p>
      <text:p text:style-name="P49"><text:s/>}</text:p>
      <text:p text:style-name="P48"/>
      <text:p text:style-name="P48"><text:s/><text:span text:style-name="T22">{</text:span><text:span text:style-name="T13">Arc</text:span><text:span text:style-name="T22">}</text:span> <text:span text:style-name="T13">Used</text:span> <text:span text:style-name="T22">= {</text:span><text:span text:style-name="T13">a</text:span><text:span text:style-name="T22">| </text:span><text:span text:style-name="T13">a</text:span> <text:span text:style-name="T4">in</text:span> <text:span text:style-name="T13">A</text:span><text:span text:style-name="T22">:</text:span> <text:span text:style-name="T13">x</text:span><text:span text:style-name="T22">[</text:span><text:span text:style-name="T13">a</text:span><text:span text:style-name="T22">] ==</text:span> <text:span text:style-name="T35">1</text:span><text:span text:style-name="T22">};</text:span></text:p>
      <text:p text:style-name="P48"/>
      <text:p text:style-name="P48"><text:s/><text:span text:style-name="T4">execute</text:span> <text:span text:style-name="T22">{</text:span></text:p>
      <text:p text:style-name="P48"><text:tab/><text:span text:style-name="T36">writeln</text:span><text:span text:style-name="T22">(</text:span><text:span text:style-name="T42">"Drzewo = "</text:span><text:span text:style-name="T22">,</text:span> <text:span text:style-name="T13">Used</text:span><text:span text:style-name="T22">);</text:span></text:p>
      <text:p text:style-name="P50"><text:span text:style-name="T26"><text:s/>}</text:span></text:p>
      <text:p text:style-name="P51"/>
      <text:p text:style-name="P2">Dane:</text:p>
      <text:p text:style-name="P28"><text:span text:style-name="T22"><text:s/></text:span><text:span text:style-name="T13">n</text:span><text:span text:style-name="T22"> = 5;</text:span></text:p>
      <text:p text:style-name="P29"><text:span text:style-name="T22"><text:s/></text:span><text:span text:style-name="T13">A</text:span><text:span text:style-name="T22"> = {&lt;1,2&gt;, &lt;1,3&gt;, &lt;1,4&gt;, &lt;2,3&gt;, &lt;2,4&gt;, &lt;3,4&gt;, &lt;3,5&gt;, &lt;4,5&gt;};</text:span></text:p>
      <text:p text:style-name="P45"><text:span text:style-name="T26"><text:s/></text:span><text:span text:style-name="T16">Capacity</text:span><text:span text:style-name="T26"> = [3 4 1 4 2 1 2 4];</text:span></text:p>
      <text:p text:style-name="Standard"/>
      <text:p text:style-name="P2">Rozwiązanie:</text:p>
      <text:list xml:id="list628364733305790145" text:style-name="L3">
        <text:list-header>
          <text:p text:style-name="P10">Drzewo = <text:s/>{&lt;1 4&gt; &lt;2 4&gt; &lt;3 4&gt; &lt;3 5&gt;}</text:p>
        </text:list-header>
      </text:list>
      <text:p text:style-name="P9"/>
      <text:p text:style-name="P9"/>
      <text:h text:style-name="Heading_20_1" text:outline-level="1"><text:span text:style-name="T48"/></text:h>
      <text:h text:style-name="Heading_20_1" text:outline-level="1"><text:span text:style-name="T48"/></text:h>
      <text:p text:style-name="Text_20_body"><text:span text:style-name="T48"/></text:p>
      <text:h text:style-name="Heading_20_1" text:outline-level="1"><text:soft-page-break/><text:span text:style-name="T48">Shortest path:</text:span></text:h>
      <text:p text:style-name="P13"><text:span text:style-name="T48"/></text:p>
      <text:p text:style-name="P30"><text:s/><text:span text:style-name="T4">int</text:span> <text:span text:style-name="T13">n</text:span> <text:span text:style-name="T22">= ...;</text:span></text:p>
      <text:p text:style-name="P31"/>
      <text:p text:style-name="P31"><text:s/><text:span text:style-name="T4">range</text:span> <text:span text:style-name="T13">V</text:span> <text:span text:style-name="T22">=</text:span> <text:span text:style-name="T35">1</text:span><text:span text:style-name="T22">..</text:span><text:span text:style-name="T13">n</text:span><text:span text:style-name="T22">;</text:span></text:p>
      <text:p text:style-name="P38"><text:s/></text:p>
      <text:p text:style-name="P31"><text:span text:style-name="T22"><text:s/>{</text:span><text:span text:style-name="T4">int</text:span><text:span text:style-name="T22">}</text:span> <text:span text:style-name="T13">NodeSet</text:span> <text:span text:style-name="T22">=</text:span> <text:span text:style-name="T36">asSet</text:span><text:span text:style-name="T22">(</text:span><text:span text:style-name="T13">V</text:span><text:span text:style-name="T22">);</text:span></text:p>
      <text:p text:style-name="P31"><text:s/></text:p>
      <text:p text:style-name="P31"><text:s/><text:span text:style-name="T4">int</text:span> <text:span text:style-name="T13">s</text:span> <text:span text:style-name="T22">= ...;</text:span></text:p>
      <text:p text:style-name="P31"><text:s/><text:span text:style-name="T4">int</text:span> <text:span text:style-name="T13">t</text:span> <text:span text:style-name="T22">= ...;</text:span></text:p>
      <text:p text:style-name="P31"/>
      <text:p text:style-name="P31"><text:span text:style-name="T22"><text:s/>{</text:span><text:span text:style-name="T4">int</text:span><text:span text:style-name="T22">}</text:span> <text:span text:style-name="T13">NodKirch</text:span> <text:span text:style-name="T22">=</text:span> <text:span text:style-name="T13">NodeSet</text:span> <text:span text:style-name="T4">diff</text:span> <text:span text:style-name="T22">{</text:span><text:span text:style-name="T13">s</text:span><text:span text:style-name="T22">}</text:span> <text:span text:style-name="T4">diff</text:span> <text:span text:style-name="T22">{</text:span><text:span text:style-name="T13">t</text:span><text:span text:style-name="T22">};</text:span></text:p>
      <text:p text:style-name="P31"/>
      <text:p text:style-name="P31"><text:s/><text:span text:style-name="T4">tuple</text:span> <text:span text:style-name="T13">Arc</text:span></text:p>
      <text:p text:style-name="P31"><text:s/><text:span text:style-name="T22">{</text:span></text:p>
      <text:p text:style-name="P31"><text:s text:c="3"/><text:span text:style-name="T4">int</text:span> <text:span text:style-name="T13">start</text:span><text:span text:style-name="T22">;</text:span></text:p>
      <text:p text:style-name="P31"><text:s text:c="3"/><text:span text:style-name="T4">int</text:span> <text:span text:style-name="T13">stop</text:span><text:span text:style-name="T22">;</text:span></text:p>
      <text:p text:style-name="P31"><text:span text:style-name="T22"><text:s/>} </text:span><text:s text:c="2"/></text:p>
      <text:p text:style-name="P31"><text:s/></text:p>
      <text:p text:style-name="P31"><text:s/>{<text:span text:style-name="T13">Arc</text:span><text:span text:style-name="T22">}</text:span> <text:span text:style-name="T13">A</text:span> <text:span text:style-name="T4">with</text:span> <text:span text:style-name="T13">start</text:span> <text:span text:style-name="T4">in</text:span> <text:span text:style-name="T13">V</text:span><text:span text:style-name="T22">,</text:span> <text:span text:style-name="T13">stop</text:span> <text:span text:style-name="T4">in</text:span> <text:span text:style-name="T13">V</text:span> <text:span text:style-name="T22">= ...;</text:span></text:p>
      <text:p text:style-name="P31"/>
      <text:p text:style-name="P31"><text:s/><text:span text:style-name="T4">float</text:span><text:span text:style-name="T22"> </text:span><text:span text:style-name="T13">Capacity</text:span><text:span text:style-name="T22">[</text:span><text:span text:style-name="T13">A</text:span><text:span text:style-name="T22">] = ...;</text:span></text:p>
      <text:p text:style-name="P38"><text:s text:c="2"/></text:p>
      <text:p text:style-name="P31"><text:span text:style-name="T22"><text:s/></text:span>{<text:span text:style-name="T4">int</text:span><text:span text:style-name="T22">}</text:span> <text:span text:style-name="T13">NbsO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i</text:span><text:span text:style-name="T22">,</text:span><text:span text:style-name="T13">j</text:span><text:span text:style-name="T22">&gt;</text:span> <text:span text:style-name="T4">in</text:span> <text:span text:style-name="T13">A</text:span><text:span text:style-name="T22">}; </text:span><text:span text:style-name="T41">//Set of outgoing neighbors</text:span></text:p>
      <text:p text:style-name="P31"><text:s/></text:p>
      <text:p text:style-name="P31"><text:s/><text:span text:style-name="T22">{</text:span><text:span text:style-name="T4">int</text:span><text:span text:style-name="T22">}</text:span> <text:span text:style-name="T13">NbsI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j</text:span><text:span text:style-name="T22">,</text:span><text:span text:style-name="T13">i</text:span><text:span text:style-name="T22">&gt;</text:span> <text:span text:style-name="T4">in</text:span> <text:span text:style-name="T13">A</text:span><text:span text:style-name="T22">}; </text:span><text:span text:style-name="T41">//Set of ingoing neighbors</text:span></text:p>
      <text:p text:style-name="P31"><text:s text:c="2"/></text:p>
      <text:p text:style-name="P31"><text:s/><text:span text:style-name="T4">dvar</text:span><text:span text:style-name="T22"> </text:span><text:span text:style-name="T4">float+</text:span> <text:span text:style-name="T13">x</text:span><text:span text:style-name="T22">[</text:span><text:span text:style-name="T13">A</text:span><text:span text:style-name="T22">];</text:span></text:p>
      <text:p text:style-name="P31"><text:s/></text:p>
      <text:p text:style-name="P31"><text:s/><text:span text:style-name="T4">maximize</text:span><text:span text:style-name="T22"> </text:span><text:span text:style-name="T4">sum</text:span><text:span text:style-name="T22">(</text:span><text:span text:style-name="T13">n</text:span> <text:span text:style-name="T4">in</text:span> <text:span text:style-name="T13">NbsO</text:span><text:span text:style-name="T22">[</text:span><text:span text:style-name="T13">s</text:span><text:span text:style-name="T22">])</text:span> <text:span text:style-name="T13">x</text:span><text:span text:style-name="T22">[&lt;</text:span><text:span text:style-name="T13">s</text:span><text:span text:style-name="T22">,</text:span><text:span text:style-name="T13">n</text:span><text:span text:style-name="T22">&gt;];</text:span></text:p>
      <text:p text:style-name="P31"><text:s text:c="2"/></text:p>
      <text:p text:style-name="P31"><text:s/><text:span text:style-name="T4">subject</text:span><text:span text:style-name="T22"> </text:span><text:span text:style-name="T4">to</text:span><text:span text:style-name="T22">{</text:span></text:p>
      <text:p text:style-name="P31"><text:s text:c="3"/><text:span text:style-name="T4">forall</text:span><text:span text:style-name="T22">(</text:span><text:span text:style-name="T13">n</text:span> <text:span text:style-name="T4">in</text:span> <text:span text:style-name="T13">NodKirch</text:span><text:span text:style-name="T22">)</text:span></text:p>
      <text:p text:style-name="P31"><text:s text:c="5"/><text:span text:style-name="T13">intermediary_node</text:span><text:span text:style-name="T22">:</text:span> </text:p>
      <text:p text:style-name="P31"><text:s text:c="3"/><text:tab/><text:tab/><text:span text:style-name="T4">sum</text:span><text:span text:style-name="T22">(</text:span><text:span text:style-name="T13">j</text:span> <text:span text:style-name="T4">in</text:span> <text:span text:style-name="T13">NbsO</text:span><text:span text:style-name="T22">[</text:span><text:span text:style-name="T13">n</text:span><text:span text:style-name="T22">])</text:span> <text:span text:style-name="T13">x</text:span><text:span text:style-name="T22">[&lt;</text:span><text:span text:style-name="T13">n</text:span><text:span text:style-name="T22">,</text:span><text:span text:style-name="T13">j</text:span><text:span text:style-name="T22">&gt;] ==</text:span> <text:span text:style-name="T4">sum</text:span><text:span text:style-name="T22">(</text:span><text:span text:style-name="T13">j</text:span> <text:span text:style-name="T4">in</text:span> <text:span text:style-name="T13">NbsI</text:span><text:span text:style-name="T22">[</text:span><text:span text:style-name="T13">n</text:span><text:span text:style-name="T22">])</text:span> <text:span text:style-name="T13">x</text:span><text:span text:style-name="T22">[&lt;</text:span><text:span text:style-name="T13">j</text:span><text:span text:style-name="T22">,</text:span><text:span text:style-name="T13">n</text:span><text:span text:style-name="T22">&gt;];</text:span></text:p>
      <text:p text:style-name="P31"/>
      <text:p text:style-name="P31"><text:s text:c="3"/><text:span text:style-name="T4">forall</text:span><text:span text:style-name="T22">(</text:span><text:span text:style-name="T13">a</text:span><text:span text:style-name="T22"> </text:span><text:span text:style-name="T4">in</text:span><text:span text:style-name="T22"> </text:span><text:span text:style-name="T13">A</text:span><text:span text:style-name="T22">)</text:span></text:p>
      <text:p text:style-name="P31"><text:span text:style-name="T22"><text:s text:c="5"/></text:span><text:span text:style-name="T13">capacities</text:span><text:span text:style-name="T22">:</text:span></text:p>
      <text:p text:style-name="P31"><text:span text:style-name="T22"><text:s text:c="5"/><text:tab/></text:span><text:span text:style-name="T13">x</text:span><text:span text:style-name="T22">[</text:span><text:span text:style-name="T13">a</text:span><text:span text:style-name="T22">] &lt;= </text:span><text:span text:style-name="T13">Capacity</text:span><text:span text:style-name="T22">[</text:span><text:span text:style-name="T13">a</text:span><text:span text:style-name="T22">];</text:span></text:p>
      <text:p text:style-name="P31"><text:span text:style-name="T22"><text:s/>}</text:span> <text:s/></text:p>
      <text:p text:style-name="Standard"/>
      <text:p text:style-name="P2">Dane:</text:p>
      <text:p text:style-name="P28"><text:span text:style-name="T22"><text:s/></text:span><text:span text:style-name="T13">n</text:span><text:span text:style-name="T22"> = 5;</text:span></text:p>
      <text:p text:style-name="P29"><text:span text:style-name="T22"><text:s/></text:span><text:span text:style-name="T13">s</text:span><text:span text:style-name="T22"> = 1;</text:span></text:p>
      <text:p text:style-name="P29"><text:span text:style-name="T22"><text:s/></text:span><text:span text:style-name="T13">t</text:span><text:span text:style-name="T22"> = 5;</text:span></text:p>
      <text:p text:style-name="P29"><text:span text:style-name="T22"><text:s/></text:span><text:span text:style-name="T13">A</text:span><text:span text:style-name="T22"> = {&lt;1,2&gt;, &lt;1,3&gt;, &lt;1,4&gt;, &lt;2,3&gt;, &lt;2,4&gt;, &lt;3,4&gt;, &lt;3,5&gt;, &lt;4,5&gt;};</text:span></text:p>
      <text:p text:style-name="P45"><text:span text:style-name="T26"><text:s/></text:span><text:span text:style-name="T16">Capacity</text:span><text:span text:style-name="T26"> = [3 4 1 4 2 1 2 4];</text:span></text:p>
      <text:p text:style-name="Standard"/>
      <text:p text:style-name="P2">Rozwiązanie:</text:p>
      <text:p text:style-name="P44"><text:span text:style-name="T8">x = [2 </text:span><text:span text:style-name="T9">3 1 0 2 1 2 4]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2">Minimalne rozcięcie:</text:span></text:h>
      <text:p text:style-name="Standard"><text:span text:style-name="T2"/></text:p>
      <text:p text:style-name="P33"><text:s/><text:span text:style-name="T4">int</text:span> <text:span text:style-name="T13">n</text:span> <text:span text:style-name="T22">= ...;</text:span></text:p>
      <text:p text:style-name="P29"/>
      <text:p text:style-name="P29"><text:s/><text:span text:style-name="T4">range</text:span> <text:span text:style-name="T13">V</text:span> <text:span text:style-name="T22">=</text:span> <text:span text:style-name="T35">1</text:span><text:span text:style-name="T22">..</text:span><text:span text:style-name="T13">n</text:span><text:span text:style-name="T22">;</text:span></text:p>
      <text:p text:style-name="P39"><text:s/></text:p>
      <text:p text:style-name="P29"><text:span text:style-name="T22"><text:s/>{</text:span><text:span text:style-name="T4">int</text:span><text:span text:style-name="T22">}</text:span> <text:span text:style-name="T13">NodeSet</text:span> <text:span text:style-name="T22">=</text:span> <text:span text:style-name="T37">asSet</text:span><text:span text:style-name="T30">(</text:span><text:span text:style-name="T18">V</text:span><text:span text:style-name="T30">)</text:span><text:span text:style-name="T22">;</text:span></text:p>
      <text:p text:style-name="P29"><text:s/></text:p>
      <text:p text:style-name="P29"><text:s/><text:span text:style-name="T4">int</text:span> <text:span text:style-name="T13">s</text:span> <text:span text:style-name="T22">= ...;</text:span></text:p>
      <text:p text:style-name="P29"><text:s/><text:span text:style-name="T4">int</text:span> <text:span text:style-name="T13">t</text:span> <text:span text:style-name="T22">= ...;</text:span></text:p>
      <text:p text:style-name="P29"/>
      <text:p text:style-name="P29"><text:s/><text:span text:style-name="T4">tuple</text:span> <text:span text:style-name="T13">Arc</text:span></text:p>
      <text:p text:style-name="P29"><text:s/><text:span text:style-name="T22">{</text:span></text:p>
      <text:p text:style-name="P29"><text:s text:c="3"/><text:span text:style-name="T4">int</text:span> <text:span text:style-name="T13">start</text:span><text:span text:style-name="T22">;</text:span></text:p>
      <text:p text:style-name="P29"><text:s text:c="3"/><text:span text:style-name="T4">int</text:span> <text:span text:style-name="T13">stop</text:span><text:span text:style-name="T22">;</text:span></text:p>
      <text:p text:style-name="P29"><text:span text:style-name="T22"><text:s/>} </text:span><text:s text:c="2"/></text:p>
      <text:p text:style-name="P29"><text:s/></text:p>
      <text:p text:style-name="P29"><text:s/>{<text:span text:style-name="T13">Arc</text:span><text:span text:style-name="T22">}</text:span> <text:span text:style-name="T13">A</text:span> <text:span text:style-name="T4">with</text:span> <text:span text:style-name="T13">start</text:span> <text:span text:style-name="T4">in</text:span> <text:span text:style-name="T13">V</text:span><text:span text:style-name="T22">,</text:span> <text:span text:style-name="T13">stop</text:span> <text:span text:style-name="T4">in</text:span> <text:span text:style-name="T13">V</text:span> <text:span text:style-name="T22">= ...;</text:span></text:p>
      <text:p text:style-name="P29"/>
      <text:p text:style-name="P29"><text:s/><text:span text:style-name="T4">float</text:span> <text:span text:style-name="T13">Capacity</text:span><text:span text:style-name="T22">[</text:span><text:span text:style-name="T13">A</text:span><text:span text:style-name="T22">] = ...</text:span>;</text:p>
      <text:p text:style-name="P29"><text:s text:c="2"/></text:p>
      <text:p text:style-name="P29"><text:s/><text:span text:style-name="T4">dvar</text:span><text:span text:style-name="T22"> </text:span><text:span text:style-name="T4">float+</text:span> <text:span text:style-name="T13">d</text:span><text:span text:style-name="T22">[</text:span><text:span text:style-name="T13">A</text:span><text:span text:style-name="T22">];</text:span></text:p>
      <text:p text:style-name="P29"><text:s/><text:span text:style-name="T4">dvar</text:span><text:span text:style-name="T22"> </text:span><text:span text:style-name="T4">float+</text:span> <text:span text:style-name="T13">p</text:span><text:span text:style-name="T22">[</text:span><text:span text:style-name="T13">V</text:span><text:span text:style-name="T22">];</text:span></text:p>
      <text:p text:style-name="P29"><text:s/></text:p>
      <text:p text:style-name="P29"><text:s/><text:span text:style-name="T4">minimize</text:span><text:span text:style-name="T22"> </text:span><text:span text:style-name="T4">sum</text:span><text:span text:style-name="T22">(</text:span><text:span text:style-name="T13">a</text:span> <text:span text:style-name="T4">in</text:span> <text:span text:style-name="T13">A</text:span><text:span text:style-name="T22">)</text:span> <text:span text:style-name="T13">Capacity</text:span><text:span text:style-name="T22">[</text:span><text:span text:style-name="T13">a</text:span><text:span text:style-name="T22">]*</text:span><text:span text:style-name="T13">d</text:span><text:span text:style-name="T22">[</text:span><text:span text:style-name="T13">a</text:span><text:span text:style-name="T22">];</text:span></text:p>
      <text:p text:style-name="P29"><text:s text:c="2"/></text:p>
      <text:p text:style-name="P29"><text:s/><text:span text:style-name="T4">subject</text:span><text:span text:style-name="T22"> </text:span><text:span text:style-name="T4">to</text:span><text:span text:style-name="T22">{</text:span></text:p>
      <text:p text:style-name="P29"><text:s text:c="3"/><text:span text:style-name="T13">p</text:span><text:span text:style-name="T22">[</text:span><text:span text:style-name="T13">s</text:span><text:span text:style-name="T22">] ==</text:span> <text:span text:style-name="T35">1</text:span><text:span text:style-name="T22">;</text:span></text:p>
      <text:p text:style-name="P29"><text:s text:c="3"/><text:span text:style-name="T13">p</text:span><text:span text:style-name="T22">[</text:span><text:span text:style-name="T13">t</text:span><text:span text:style-name="T22">] ==</text:span> <text:span text:style-name="T35">0</text:span><text:span text:style-name="T22">;</text:span></text:p>
      <text:p text:style-name="P29"><text:s text:c="3"/></text:p>
      <text:p text:style-name="P29"><text:s text:c="3"/><text:span text:style-name="T4">forall</text:span><text:span text:style-name="T22">(</text:span><text:span text:style-name="T13">a</text:span> <text:span text:style-name="T4">in</text:span> <text:span text:style-name="T13">A</text:span><text:span text:style-name="T22">)</text:span> </text:p>
      <text:p text:style-name="P29"><text:s text:c="3"/><text:tab/><text:span text:style-name="T13">finding_cuts</text:span><text:span text:style-name="T22">:</text:span></text:p>
      <text:p text:style-name="P29"><text:s text:c="3"/><text:tab/><text:tab/><text:span text:style-name="T13">d</text:span><text:span text:style-name="T22">[</text:span><text:span text:style-name="T13">a</text:span><text:span text:style-name="T22">] -</text:span> <text:span text:style-name="T13">p</text:span><text:span text:style-name="T22">[</text:span><text:span text:style-name="T13">a</text:span><text:span text:style-name="T22">.</text:span><text:span text:style-name="T13">start</text:span><text:span text:style-name="T22">] +</text:span> <text:span text:style-name="T13">p</text:span><text:span text:style-name="T22">[</text:span><text:span text:style-name="T13">a</text:span><text:span text:style-name="T22">.</text:span><text:span text:style-name="T13">stop</text:span><text:span text:style-name="T22">] &gt;=</text:span><text:span text:style-name="T35">0</text:span><text:span text:style-name="T22">;</text:span></text:p>
      <text:p text:style-name="P40"><text:span text:style-name="T27"><text:s/>}</text:span><text:span text:style-name="T46"> </text:span><text:span text:style-name="T45"><text:s text:c="2"/></text:span></text:p>
      <text:p text:style-name="P7"/>
      <text:p text:style-name="P4"><text:span text:style-name="T2">Dane:</text:span></text:p>
      <text:p text:style-name="P25"><text:span text:style-name="T31"><text:s/></text:span><text:span text:style-name="T19">n</text:span><text:span text:style-name="T31"> = 5;</text:span></text:p>
      <text:p text:style-name="P26"><text:span text:style-name="T22"><text:s/></text:span><text:span text:style-name="T13">s</text:span><text:span text:style-name="T22"> = 1;</text:span></text:p>
      <text:p text:style-name="P26"><text:span text:style-name="T22"><text:s/></text:span><text:span text:style-name="T13">t</text:span><text:span text:style-name="T22"> = 5;</text:span></text:p>
      <text:p text:style-name="P26"><text:span text:style-name="T22"><text:s/></text:span><text:span text:style-name="T13">A</text:span><text:span text:style-name="T22"> = {&lt;1,2&gt;, &lt;1,3&gt;, &lt;1,4&gt;, &lt;2,3&gt;, &lt;2,4&gt;, &lt;3,4&gt;, &lt;3,5&gt;, &lt;4,5&gt;};</text:span></text:p>
      <text:p text:style-name="P40"><text:span text:style-name="T23"><text:s/></text:span><text:span text:style-name="T15">Capacity</text:span><text:span text:style-name="T23"> = [3 4 1 4 2 1 2 4];</text:span></text:p>
      <text:p text:style-name="P19"><text:span text:style-name="T25"/></text:p>
      <text:p text:style-name="P23"><text:span text:style-name="T32">Rozwiązanie:</text:span></text:p>
      <text:p text:style-name="P37"><text:span text:style-name="T1">d = [0 </text:span>0 1 0 1 1 1 0];</text:p>
      <text:p text:style-name="P45"><text:span text:style-name="T9">p = [1 1 1 0 0];</text:span></text:p>
      <text:p text:style-name="P1"/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h text:style-name="Heading_20_1" text:outline-level="1"><text:soft-page-break/><text:span text:style-name="T2">Maksymalny przepływ:</text:span></text:h>
      <text:p text:style-name="P7"><text:span text:style-name="T3"/></text:p>
      <text:p text:style-name="P27"><text:span text:style-name="T2"><text:s/></text:span><text:span text:style-name="T12">int</text:span><text:span text:style-name="T49"> </text:span><text:span text:style-name="T20">n</text:span><text:span text:style-name="T49"> </text:span><text:span text:style-name="T33">= ...;</text:span></text:p>
      <text:p text:style-name="P29"/>
      <text:p text:style-name="P29"><text:s/><text:span text:style-name="T4">range</text:span> <text:span text:style-name="T13">V</text:span> <text:span text:style-name="T22">=</text:span> <text:span text:style-name="T35">1</text:span><text:span text:style-name="T22">..</text:span><text:span text:style-name="T13">n</text:span><text:span text:style-name="T22">;</text:span></text:p>
      <text:p text:style-name="P39"><text:s/></text:p>
      <text:p text:style-name="P29"><text:span text:style-name="T22"><text:s/>{</text:span><text:span text:style-name="T4">int</text:span><text:span text:style-name="T22">}</text:span> <text:span text:style-name="T13">NodeSet</text:span> <text:span text:style-name="T22">=</text:span> <text:span text:style-name="T36">asSet</text:span><text:span text:style-name="T22">(</text:span><text:span text:style-name="T13">V</text:span><text:span text:style-name="T22">);</text:span></text:p>
      <text:p text:style-name="P29"><text:s/></text:p>
      <text:p text:style-name="P29"><text:s/><text:span text:style-name="T4">int</text:span> <text:span text:style-name="T13">s</text:span> <text:span text:style-name="T22">= ...;</text:span></text:p>
      <text:p text:style-name="P29"><text:s/><text:span text:style-name="T4">int</text:span> <text:span text:style-name="T13">t</text:span> <text:span text:style-name="T22">= ...;</text:span></text:p>
      <text:p text:style-name="P29"/>
      <text:p text:style-name="P29"><text:span text:style-name="T22"><text:s/>{</text:span><text:span text:style-name="T4">int</text:span><text:span text:style-name="T22">}</text:span> <text:span text:style-name="T13">NodKirch</text:span> <text:span text:style-name="T22">=</text:span> <text:span text:style-name="T13">NodeSet</text:span> <text:span text:style-name="T4">diff</text:span> <text:span text:style-name="T22">{</text:span><text:span text:style-name="T13">s</text:span><text:span text:style-name="T22">}</text:span> <text:span text:style-name="T4">diff</text:span> <text:span text:style-name="T22">{</text:span><text:span text:style-name="T13">t</text:span><text:span text:style-name="T22">};</text:span></text:p>
      <text:p text:style-name="P29"/>
      <text:p text:style-name="P29"><text:s/><text:span text:style-name="T4">tuple</text:span> <text:span text:style-name="T13">Arc</text:span></text:p>
      <text:p text:style-name="P29"><text:s/><text:span text:style-name="T22">{</text:span></text:p>
      <text:p text:style-name="P29"><text:s text:c="3"/><text:span text:style-name="T4">int</text:span> <text:span text:style-name="T13">start</text:span><text:span text:style-name="T22">;</text:span></text:p>
      <text:p text:style-name="P29"><text:s text:c="3"/><text:span text:style-name="T4">int</text:span> <text:span text:style-name="T13">stop</text:span><text:span text:style-name="T22">;</text:span></text:p>
      <text:p text:style-name="P29"><text:span text:style-name="T22"><text:s/>} </text:span><text:s text:c="2"/></text:p>
      <text:p text:style-name="P29"><text:s/></text:p>
      <text:p text:style-name="P29"><text:s/>{<text:span text:style-name="T13">Arc</text:span><text:span text:style-name="T22">}</text:span> <text:span text:style-name="T13">A</text:span> <text:span text:style-name="T4">with</text:span> <text:span text:style-name="T13">start</text:span> <text:span text:style-name="T4">in</text:span> <text:span text:style-name="T13">V</text:span><text:span text:style-name="T22">,</text:span> <text:span text:style-name="T13">stop</text:span> <text:span text:style-name="T4">in</text:span> <text:span text:style-name="T13">V</text:span> <text:span text:style-name="T22">= ...;</text:span></text:p>
      <text:p text:style-name="P29"/>
      <text:p text:style-name="P29"><text:s/><text:span text:style-name="T4">float</text:span> <text:span text:style-name="T13">Capacity</text:span><text:span text:style-name="T22">[</text:span><text:span text:style-name="T13">A</text:span><text:span text:style-name="T22">] = ...;</text:span></text:p>
      <text:p text:style-name="P39"><text:s text:c="2"/></text:p>
      <text:p text:style-name="P29"><text:span text:style-name="T22"><text:s/></text:span>{<text:span text:style-name="T4">int</text:span><text:span text:style-name="T22">}</text:span> <text:span text:style-name="T13">NbsO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i</text:span><text:span text:style-name="T22">,</text:span><text:span text:style-name="T13">j</text:span><text:span text:style-name="T22">&gt;</text:span> <text:span text:style-name="T4">in</text:span> <text:span text:style-name="T13">A</text:span><text:span text:style-name="T22">}; </text:span><text:span text:style-name="T41">//Set of outgoing neighbors</text:span></text:p>
      <text:p text:style-name="P29"><text:s/></text:p>
      <text:p text:style-name="P29"><text:s/><text:span text:style-name="T22">{</text:span><text:span text:style-name="T4">int</text:span><text:span text:style-name="T22">}</text:span> <text:span text:style-name="T13">NbsI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j</text:span><text:span text:style-name="T22">,</text:span><text:span text:style-name="T13">i</text:span><text:span text:style-name="T22">&gt;</text:span> <text:span text:style-name="T4">in</text:span> <text:span text:style-name="T13">A</text:span><text:span text:style-name="T22">}; </text:span><text:span text:style-name="T41">//Set of ingoing neighbors</text:span></text:p>
      <text:p text:style-name="P29"><text:s text:c="2"/></text:p>
      <text:p text:style-name="P29"><text:s/><text:span text:style-name="T4">dvar</text:span><text:span text:style-name="T22"> </text:span><text:span text:style-name="T4">float+</text:span> <text:span text:style-name="T13">x</text:span><text:span text:style-name="T22">[</text:span><text:span text:style-name="T13">A</text:span><text:span text:style-name="T22">];</text:span></text:p>
      <text:p text:style-name="P29"><text:s/></text:p>
      <text:p text:style-name="P29"><text:s/><text:span text:style-name="T4">maximize</text:span><text:span text:style-name="T22"> </text:span><text:span text:style-name="T4">sum</text:span><text:span text:style-name="T22">(</text:span><text:span text:style-name="T13">n</text:span> <text:span text:style-name="T4">in</text:span> <text:span text:style-name="T13">NbsO</text:span><text:span text:style-name="T22">[</text:span><text:span text:style-name="T13">s</text:span><text:span text:style-name="T22">])</text:span> <text:span text:style-name="T13">x</text:span><text:span text:style-name="T22">[&lt;</text:span><text:span text:style-name="T13">s</text:span><text:span text:style-name="T22">,</text:span><text:span text:style-name="T13">n</text:span><text:span text:style-name="T22">&gt;];</text:span></text:p>
      <text:p text:style-name="P29"><text:s text:c="2"/></text:p>
      <text:p text:style-name="P29"><text:s/><text:span text:style-name="T4">subject</text:span><text:span text:style-name="T22"> </text:span><text:span text:style-name="T4">to</text:span><text:span text:style-name="T22">{</text:span></text:p>
      <text:p text:style-name="P29"><text:s text:c="3"/><text:span text:style-name="T4">forall</text:span><text:span text:style-name="T22">(</text:span><text:span text:style-name="T13">n</text:span> <text:span text:style-name="T4">in</text:span> <text:span text:style-name="T13">NodKirch</text:span><text:span text:style-name="T22">)</text:span></text:p>
      <text:p text:style-name="P29"><text:s text:c="5"/><text:span text:style-name="T13">intermediary_node</text:span><text:span text:style-name="T22">:</text:span> </text:p>
      <text:p text:style-name="P29"><text:s text:c="3"/><text:tab/><text:tab/><text:span text:style-name="T4">sum</text:span><text:span text:style-name="T22">(</text:span><text:span text:style-name="T13">j</text:span> <text:span text:style-name="T4">in</text:span> <text:span text:style-name="T13">NbsO</text:span><text:span text:style-name="T22">[</text:span><text:span text:style-name="T13">n</text:span><text:span text:style-name="T22">])</text:span> <text:span text:style-name="T13">x</text:span><text:span text:style-name="T22">[&lt;</text:span><text:span text:style-name="T13">n</text:span><text:span text:style-name="T22">,</text:span><text:span text:style-name="T13">j</text:span><text:span text:style-name="T22">&gt;] ==</text:span> <text:span text:style-name="T4">sum</text:span><text:span text:style-name="T22">(</text:span><text:span text:style-name="T13">j</text:span> <text:span text:style-name="T4">in</text:span> <text:span text:style-name="T13">NbsI</text:span><text:span text:style-name="T22">[</text:span><text:span text:style-name="T13">n</text:span><text:span text:style-name="T22">])</text:span> <text:span text:style-name="T13">x</text:span><text:span text:style-name="T22">[&lt;</text:span><text:span text:style-name="T13">j</text:span><text:span text:style-name="T22">,</text:span><text:span text:style-name="T13">n</text:span><text:span text:style-name="T22">&gt;];</text:span></text:p>
      <text:p text:style-name="P29"/>
      <text:p text:style-name="P29"><text:s text:c="3"/><text:span text:style-name="T4">forall</text:span><text:span text:style-name="T22">(</text:span><text:span text:style-name="T13">a</text:span> <text:span text:style-name="T4">in</text:span> <text:span text:style-name="T13">A</text:span><text:span text:style-name="T22">)</text:span></text:p>
      <text:p text:style-name="P29"><text:s text:c="5"/><text:span text:style-name="T13">capacities</text:span><text:span text:style-name="T22">:</text:span></text:p>
      <text:p text:style-name="P29"><text:s text:c="5"/><text:tab/><text:span text:style-name="T13">x</text:span><text:span text:style-name="T22">[</text:span><text:span text:style-name="T13">a</text:span><text:span text:style-name="T22">] &lt;=</text:span> <text:span text:style-name="T13">Capacity</text:span><text:span text:style-name="T22">[</text:span><text:span text:style-name="T13">a</text:span><text:span text:style-name="T22">];</text:span></text:p>
      <text:p text:style-name="P45"><text:span text:style-name="T26"><text:s/>}</text:span><text:span text:style-name="T47"> <text:s/></text:span></text:p>
      <text:p text:style-name="P6"/>
      <text:p text:style-name="P6"/>
      <text:p text:style-name="P2">Dane:</text:p>
      <text:p text:style-name="P28"><text:span text:style-name="T34"><text:s/></text:span><text:span text:style-name="T21">n</text:span><text:span text:style-name="T34"> = 5;</text:span></text:p>
      <text:p text:style-name="P29"><text:span text:style-name="T22"><text:s/></text:span><text:span text:style-name="T13">s</text:span><text:span text:style-name="T22"> = 1;</text:span></text:p>
      <text:p text:style-name="P29"><text:span text:style-name="T22"><text:s/></text:span><text:span text:style-name="T13">t</text:span><text:span text:style-name="T22"> = 5;</text:span></text:p>
      <text:p text:style-name="P29"><text:span text:style-name="T22"><text:s/></text:span><text:span text:style-name="T13">A</text:span><text:span text:style-name="T22"> = {&lt;1,2&gt;, &lt;1,3&gt;, &lt;1,4&gt;, &lt;2,3&gt;, &lt;2,4&gt;, &lt;3,4&gt;, &lt;3,5&gt;, &lt;4,5&gt;};</text:span></text:p>
      <text:p text:style-name="P45"><text:span text:style-name="T26"><text:s/></text:span><text:span text:style-name="T16">Capacity</text:span><text:span text:style-name="T26"> = [30 40 10 40 20 10 20 40];</text:span></text:p>
      <text:p text:style-name="P6"/>
      <text:p text:style-name="P2">Rozwiązanie:</text:p>
      <text:p text:style-name="P44"><text:span text:style-name="T10">x = [20 </text:span><text:span text:style-name="T9">30 10 0 20 10 20 40]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<text:span text:style-name="T2">Maksymalny przepływ (wersja 2):</text:span></text:h>
      <text:p text:style-name="P12"><text:span text:style-name="T2"/></text:p>
      <text:p text:style-name="P32"><text:span text:style-name="T4">int</text:span> <text:span text:style-name="T13">n</text:span> <text:span text:style-name="T22">= ...;</text:span></text:p>
      <text:p text:style-name="P29"><text:span text:style-name="T4">range</text:span> <text:span text:style-name="T13">V</text:span> <text:span text:style-name="T22">=</text:span> <text:span text:style-name="T35">1</text:span><text:span text:style-name="T22">..</text:span><text:span text:style-name="T13">n</text:span><text:span text:style-name="T22">;</text:span></text:p>
      <text:p text:style-name="P29"><text:span text:style-name="T22">{</text:span><text:span text:style-name="T4">int</text:span><text:span text:style-name="T22">}</text:span> <text:span text:style-name="T13">NodeSet</text:span> <text:span text:style-name="T22">=</text:span> <text:span text:style-name="T36">asSet</text:span><text:span text:style-name="T22">(</text:span><text:span text:style-name="T13">V</text:span><text:span text:style-name="T22">); </text:span><text:span text:style-name="T41">//zbiór intów NodeSet wytworzony z zakresu V </text:span></text:p>
      <text:p text:style-name="P29"/>
      <text:p text:style-name="P29"><text:span text:style-name="T4">int</text:span> <text:span text:style-name="T13">s</text:span> <text:span text:style-name="T22">= ...;</text:span></text:p>
      <text:p text:style-name="P29"><text:span text:style-name="T4">int</text:span> <text:span text:style-name="T13">t</text:span> <text:span text:style-name="T22">= ...;</text:span></text:p>
      <text:p text:style-name="P29"><text:span text:style-name="T22">{</text:span><text:span text:style-name="T4">int</text:span><text:span text:style-name="T22">}</text:span> <text:span text:style-name="T13">NodKirch</text:span> <text:span text:style-name="T22">=</text:span> <text:span text:style-name="T13">NodeSet</text:span> <text:span text:style-name="T4">diff</text:span> <text:span text:style-name="T22">{</text:span><text:span text:style-name="T13">s</text:span><text:span text:style-name="T22">}</text:span> <text:span text:style-name="T4">diff</text:span> <text:span text:style-name="T22">{</text:span><text:span text:style-name="T13">t</text:span><text:span text:style-name="T22">}; </text:span><text:span text:style-name="T41">//zbiór węzłów pośredniczących (węzeł 2, 3 i 4) </text:span></text:p>
      <text:p text:style-name="P29"><text:span text:style-name="T41">//zbiory: diff - difference, inter i union</text:span></text:p>
      <text:p text:style-name="P29"><text:tab/><text:tab/><text:tab/><text:tab/><text:tab/><text:tab/><text:tab/><text:tab/><text:tab/><text:tab/><text:tab/></text:p>
      <text:p text:style-name="P29"><text:span text:style-name="T4">tuple</text:span> <text:span text:style-name="T13">Arc</text:span></text:p>
      <text:p text:style-name="P39">{</text:p>
      <text:p text:style-name="P29"><text:tab/><text:span text:style-name="T4">int</text:span> <text:span text:style-name="T13">start</text:span><text:span text:style-name="T22">;</text:span></text:p>
      <text:p text:style-name="P29"><text:tab/><text:span text:style-name="T4">int</text:span> <text:span text:style-name="T13">stop</text:span><text:span text:style-name="T22">; </text:span></text:p>
      <text:p text:style-name="P39">}</text:p>
      <text:p text:style-name="P29"/>
      <text:p text:style-name="P29">{<text:span text:style-name="T13">Arc</text:span><text:span text:style-name="T22">}</text:span> <text:span text:style-name="T13">A</text:span> <text:span text:style-name="T4">with</text:span> <text:span text:style-name="T13">start</text:span> <text:span text:style-name="T4">in</text:span> <text:span text:style-name="T13">V</text:span><text:span text:style-name="T22">,</text:span> <text:span text:style-name="T13">stop</text:span> <text:span text:style-name="T4">in</text:span> <text:span text:style-name="T13">V</text:span> <text:span text:style-name="T22">= ...;</text:span><text:tab/><text:tab/><text:span text:style-name="T41">//Struktura A </text:span></text:p>
      <text:p text:style-name="P29"><text:span text:style-name="T4">float</text:span> <text:span text:style-name="T13">Capacity</text:span><text:span text:style-name="T22">[</text:span><text:span text:style-name="T13">A</text:span><text:span text:style-name="T22">] = ...;</text:span></text:p>
      <text:p text:style-name="P29"/>
      <text:p text:style-name="P29">{<text:span text:style-name="T4">int</text:span><text:span text:style-name="T22">}</text:span> <text:span text:style-name="T13">Nbs0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i</text:span><text:span text:style-name="T22">,</text:span><text:span text:style-name="T13">j</text:span><text:span text:style-name="T22">&gt;</text:span> <text:span text:style-name="T4">in</text:span> <text:span text:style-name="T13">A</text:span><text:span text:style-name="T22">};</text:span><text:tab/><text:span text:style-name="T41">// Set of outgoing neighbors</text:span></text:p>
      <text:p text:style-name="P29"><text:span text:style-name="T41"><text:tab/>/ Zbiór takij j, że...</text:span></text:p>
      <text:p text:style-name="P29"><text:span text:style-name="T22">{</text:span><text:span text:style-name="T4">int</text:span><text:span text:style-name="T22">}</text:span> <text:span text:style-name="T13">NbsI</text:span><text:span text:style-name="T22">[</text:span><text:span text:style-name="T13">i</text:span> <text:span text:style-name="T4">in</text:span> <text:span text:style-name="T13">V</text:span><text:span text:style-name="T22">] = </text:span>{<text:span text:style-name="T13">j</text:span> | <text:span text:style-name="T22">&lt;</text:span><text:span text:style-name="T13">j</text:span><text:span text:style-name="T22">,</text:span><text:span text:style-name="T13">i</text:span><text:span text:style-name="T22">&gt;</text:span> <text:span text:style-name="T4">in</text:span> <text:span text:style-name="T13">A</text:span><text:span text:style-name="T22">};</text:span><text:tab/><text:span text:style-name="T41">// Set of ingoing neighbors</text:span></text:p>
      <text:p text:style-name="P29"/>
      <text:p text:style-name="P29"><text:span text:style-name="T4">dvar</text:span><text:span text:style-name="T22"> </text:span><text:span text:style-name="T4">float+</text:span> <text:span text:style-name="T13">x</text:span><text:span text:style-name="T22">[</text:span><text:span text:style-name="T13">A</text:span><text:span text:style-name="T22">];</text:span></text:p>
      <text:p text:style-name="P29"/>
      <text:p text:style-name="P29"><text:span text:style-name="T4">maximize</text:span><text:span text:style-name="T22"> </text:span><text:span text:style-name="T4">sum</text:span><text:span text:style-name="T22">(</text:span><text:span text:style-name="T13">n</text:span> <text:span text:style-name="T4">in</text:span> <text:span text:style-name="T13">Nbs0</text:span><text:span text:style-name="T22">[</text:span><text:span text:style-name="T13">s</text:span><text:span text:style-name="T22">])</text:span> <text:span text:style-name="T13">x</text:span><text:span text:style-name="T22">[&lt;</text:span><text:span text:style-name="T13">s</text:span><text:span text:style-name="T22">,</text:span><text:span text:style-name="T13">n</text:span><text:span text:style-name="T22">&gt;];</text:span><text:tab/><text:span text:style-name="T41">// sumujemy wszystkie x na łukach &lt;s,n&gt;</text:span></text:p>
      <text:p text:style-name="P29"/>
      <text:p text:style-name="P29"><text:span text:style-name="T4">subject</text:span><text:span text:style-name="T22"> </text:span><text:span text:style-name="T4">to</text:span> <text:span text:style-name="T22">{</text:span></text:p>
      <text:p text:style-name="P29"><text:tab/><text:span text:style-name="T4">forall</text:span><text:span text:style-name="T22">(</text:span><text:span text:style-name="T13">n</text:span> <text:span text:style-name="T4">in</text:span> <text:span text:style-name="T13">NodKirch</text:span><text:span text:style-name="T22">)</text:span></text:p>
      <text:p text:style-name="P29"><text:tab/><text:tab/><text:span text:style-name="T4">sum</text:span><text:span text:style-name="T22">(</text:span><text:span text:style-name="T13">j</text:span> <text:span text:style-name="T4">in</text:span> <text:span text:style-name="T13">Nbs0</text:span><text:span text:style-name="T22">[</text:span><text:span text:style-name="T13">n</text:span><text:span text:style-name="T22">])</text:span> <text:span text:style-name="T13">x</text:span><text:span text:style-name="T22">[&lt;</text:span><text:span text:style-name="T13">n</text:span><text:span text:style-name="T22">,</text:span><text:span text:style-name="T13">j</text:span><text:span text:style-name="T22">&gt;] ==</text:span> <text:span text:style-name="T4">sum</text:span><text:span text:style-name="T22">(</text:span><text:span text:style-name="T13">j</text:span> <text:span text:style-name="T4">in</text:span> <text:span text:style-name="T13">NbsI</text:span><text:span text:style-name="T22">[</text:span><text:span text:style-name="T13">n</text:span><text:span text:style-name="T22">])</text:span> <text:span text:style-name="T13">x</text:span><text:span text:style-name="T22">[&lt;</text:span><text:span text:style-name="T13">j</text:span><text:span text:style-name="T22">,</text:span><text:span text:style-name="T13">n</text:span><text:span text:style-name="T22">&gt;];</text:span></text:p>
      <text:p text:style-name="P29"><text:tab/><text:span text:style-name="T4">forall</text:span><text:span text:style-name="T22">(</text:span><text:span text:style-name="T13">a</text:span> <text:span text:style-name="T4">in</text:span> <text:span text:style-name="T13">A</text:span><text:span text:style-name="T22">)</text:span></text:p>
      <text:p text:style-name="P29"><text:tab/><text:tab/><text:span text:style-name="T13">x</text:span><text:span text:style-name="T22">[</text:span><text:span text:style-name="T13">a</text:span><text:span text:style-name="T22">] &lt;=</text:span> <text:span text:style-name="T13">Capacity</text:span><text:span text:style-name="T22">[</text:span><text:span text:style-name="T13">a</text:span><text:span text:style-name="T22">];</text:span></text:p>
      <text:p text:style-name="P45"><text:span text:style-name="T26">}</text:span></text:p>
      <text:p text:style-name="P5"/>
      <text:p text:style-name="P6"/>
      <text:p text:style-name="P2">Dane:</text:p>
      <text:p text:style-name="P32"><text:span text:style-name="T22"><text:s/></text:span><text:span text:style-name="T13">n</text:span><text:span text:style-name="T22"> = 5;</text:span></text:p>
      <text:p text:style-name="P29"><text:span text:style-name="T22"><text:s/></text:span><text:span text:style-name="T13">s</text:span><text:span text:style-name="T22"> = 1;</text:span></text:p>
      <text:p text:style-name="P29"><text:span text:style-name="T22"><text:s/></text:span><text:span text:style-name="T13">t</text:span><text:span text:style-name="T22"> = 5;</text:span></text:p>
      <text:p text:style-name="P29"><text:span text:style-name="T22"><text:s/></text:span><text:span text:style-name="T13">A</text:span><text:span text:style-name="T22"> = {&lt;1,2&gt;, &lt;1,3&gt;, &lt;1,4&gt;, &lt;2,3&gt;, &lt;2,4&gt;, &lt;3,4&gt;, &lt;3,5&gt;, &lt;4,5&gt;};</text:span></text:p>
      <text:p text:style-name="P45"><text:span text:style-name="T26"><text:s/></text:span><text:span text:style-name="T16">Capacity</text:span><text:span text:style-name="T26"> = [3 3 5 4 1 2 5 3];</text:span></text:p>
      <text:p text:style-name="P1"/>
      <text:p text:style-name="P2">Rozwiązanie:</text:p>
      <text:p text:style-name="P44"><text:span text:style-name="T8">x = [2</text:span><text:span text:style-name="T9"> 3 3 2 0 0 5 3]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h text:style-name="Heading_20_1" text:outline-level="1"><text:soft-page-break/>Problem plecakowy (knapsack problem):</text:h>
      <text:p text:style-name="P1"/>
      <text:p text:style-name="P33"><text:span text:style-name="T4">int</text:span> <text:span text:style-name="T13">NbItems</text:span> <text:span text:style-name="T22">= ...;</text:span></text:p>
      <text:p text:style-name="P29"><text:span text:style-name="T4">int</text:span> <text:span text:style-name="T13">NbResources</text:span> <text:span text:style-name="T22">= ...;</text:span></text:p>
      <text:p text:style-name="P29"><text:span text:style-name="T4">range</text:span> <text:span text:style-name="T13">Items</text:span> <text:span text:style-name="T22">=</text:span> <text:span text:style-name="T35">1</text:span><text:span text:style-name="T22">..</text:span><text:span text:style-name="T13">NbItems</text:span><text:span text:style-name="T22">;</text:span></text:p>
      <text:p text:style-name="P29"><text:span text:style-name="T4">range</text:span> <text:span text:style-name="T13">Resources</text:span> <text:span text:style-name="T22">=</text:span> <text:span text:style-name="T35">1</text:span><text:span text:style-name="T22">..</text:span><text:span text:style-name="T13">NbResources</text:span><text:span text:style-name="T22">;</text:span></text:p>
      <text:p text:style-name="P29"><text:span text:style-name="T4">int</text:span> <text:span text:style-name="T13">Capacity</text:span><text:span text:style-name="T22">[</text:span><text:span text:style-name="T13">Resources</text:span><text:span text:style-name="T22">] = ...</text:span>;</text:p>
      <text:p text:style-name="P29"><text:span text:style-name="T4">int</text:span> <text:span text:style-name="T13">Value</text:span><text:span text:style-name="T22">[</text:span><text:span text:style-name="T13">Items</text:span><text:span text:style-name="T22">] = ...</text:span>;</text:p>
      <text:p text:style-name="P29"><text:span text:style-name="T4">int</text:span> <text:span text:style-name="T13">Use</text:span><text:span text:style-name="T22">[</text:span><text:span text:style-name="T13">Resources</text:span><text:span text:style-name="T22">][</text:span><text:span text:style-name="T13">Items</text:span><text:span text:style-name="T22">] = ...</text:span>;</text:p>
      <text:p text:style-name="P29"><text:span text:style-name="T4">int</text:span> <text:span text:style-name="T13">MaxValue</text:span> <text:span text:style-name="T22">=</text:span> <text:span text:style-name="T4">max</text:span><text:span text:style-name="T22">(</text:span><text:span text:style-name="T13">r</text:span> <text:span text:style-name="T4">in</text:span> <text:span text:style-name="T13">Resources</text:span><text:span text:style-name="T22">)</text:span> <text:span text:style-name="T13">Capacity</text:span><text:span text:style-name="T22">[</text:span><text:span text:style-name="T13">r</text:span><text:span text:style-name="T22">];</text:span></text:p>
      <text:p text:style-name="P29"/>
      <text:p text:style-name="P29"><text:span text:style-name="T4">dvar</text:span><text:span text:style-name="T22"> </text:span><text:span text:style-name="T4">int</text:span> <text:span text:style-name="T13">Take</text:span><text:span text:style-name="T22">[</text:span><text:span text:style-name="T13">Items</text:span><text:span text:style-name="T22">]</text:span> <text:span text:style-name="T4">in</text:span> <text:span text:style-name="T35">0</text:span><text:span text:style-name="T22">..</text:span><text:span text:style-name="T13">MaxValue</text:span><text:span text:style-name="T22">;</text:span></text:p>
      <text:p text:style-name="P29"/>
      <text:p text:style-name="P37">maximize</text:p>
      <text:p text:style-name="P29"><text:span text:style-name="T22"><text:s text:c="2"/></text:span><text:span text:style-name="T4">sum</text:span><text:span text:style-name="T22">(</text:span><text:span text:style-name="T13">i</text:span> <text:span text:style-name="T4">in</text:span> <text:span text:style-name="T13">Items</text:span><text:span text:style-name="T22">)</text:span> <text:span text:style-name="T13">Value</text:span><text:span text:style-name="T22">[</text:span><text:span text:style-name="T13">i</text:span><text:span text:style-name="T22">] *</text:span> <text:span text:style-name="T13">Take</text:span><text:span text:style-name="T22">[</text:span><text:span text:style-name="T13">i</text:span><text:span text:style-name="T22">];</text:span></text:p>
      <text:p text:style-name="P29"><text:s text:c="2"/></text:p>
      <text:p text:style-name="P29"><text:span text:style-name="T4">subject</text:span><text:span text:style-name="T22"> </text:span><text:span text:style-name="T4">to</text:span> <text:span text:style-name="T22">{</text:span></text:p>
      <text:p text:style-name="P29"><text:s text:c="2"/><text:span text:style-name="T4">forall</text:span><text:span text:style-name="T22">(</text:span> <text:span text:style-name="T13">r</text:span> <text:span text:style-name="T4">in</text:span> <text:span text:style-name="T13">Resources</text:span> <text:span text:style-name="T22">)</text:span></text:p>
      <text:p text:style-name="P29"><text:s text:c="4"/><text:span text:style-name="T13">ct</text:span><text:span text:style-name="T22">:</text:span></text:p>
      <text:p text:style-name="P29"><text:s text:c="6"/><text:span text:style-name="T4">sum</text:span><text:span text:style-name="T22">(</text:span> <text:span text:style-name="T13">i</text:span> <text:span text:style-name="T4">in</text:span> <text:span text:style-name="T13">Items</text:span> <text:span text:style-name="T22">)</text:span> </text:p>
      <text:p text:style-name="P29"><text:s text:c="8"/><text:span text:style-name="T13">Use</text:span><text:span text:style-name="T22">[</text:span><text:span text:style-name="T13">r</text:span><text:span text:style-name="T22">][</text:span><text:span text:style-name="T13">i</text:span><text:span text:style-name="T22">] *</text:span> <text:span text:style-name="T13">Take</text:span><text:span text:style-name="T22">[</text:span><text:span text:style-name="T13">i</text:span><text:span text:style-name="T22">] &lt;=</text:span> <text:span text:style-name="T13">Capacity</text:span><text:span text:style-name="T22">[</text:span><text:span text:style-name="T13">r</text:span><text:span text:style-name="T22">];</text:span></text:p>
      <text:p text:style-name="P39">}</text:p>
      <text:p text:style-name="P29"/>
      <text:p text:style-name="P29"/>
      <text:p text:style-name="P29"><text:span text:style-name="T4">tuple</text:span> <text:span text:style-name="T13">TakeSolutionT</text:span><text:span text:style-name="T22">{</text:span> </text:p>
      <text:p text:style-name="P29"><text:tab/><text:span text:style-name="T4">int</text:span> <text:span text:style-name="T13">Items</text:span><text:span text:style-name="T22">;</text:span> </text:p>
      <text:p text:style-name="P29"><text:tab/><text:span text:style-name="T4">int</text:span> <text:span text:style-name="T13">value</text:span><text:span text:style-name="T22">; </text:span></text:p>
      <text:p text:style-name="P39">};</text:p>
      <text:p text:style-name="P29"><text:span text:style-name="T22">{</text:span><text:span text:style-name="T13">TakeSolutionT</text:span><text:span text:style-name="T22">}</text:span> <text:span text:style-name="T13">TakeSolution</text:span> <text:span text:style-name="T22">= {&lt;</text:span><text:span text:style-name="T13">i0</text:span><text:span text:style-name="T22">,</text:span><text:span text:style-name="T13">Take</text:span><text:span text:style-name="T22">[</text:span><text:span text:style-name="T13">i0</text:span><text:span text:style-name="T22">]&gt;</text:span> | <text:span text:style-name="T13">i0</text:span> <text:span text:style-name="T4">in</text:span> <text:span text:style-name="T13">Items</text:span><text:span text:style-name="T22">};</text:span></text:p>
      <text:p text:style-name="P29"><text:span text:style-name="T4">execute</text:span><text:span text:style-name="T22">{</text:span> </text:p>
      <text:p text:style-name="P29"><text:tab/><text:span text:style-name="T36">writeln</text:span><text:span text:style-name="T22">(</text:span><text:span text:style-name="T13">TakeSolution</text:span><text:span text:style-name="T22">);</text:span></text:p>
      <text:p text:style-name="P45"><text:span text:style-name="T26">}</text:span></text:p>
      <text:p text:style-name="P19"><text:span text:style-name="T23"/></text:p>
      <text:p text:style-name="P2">Dane:</text:p>
      <text:p text:style-name="P34"><text:span text:style-name="T13">NbResources</text:span><text:span text:style-name="T22"> = 7;</text:span></text:p>
      <text:p text:style-name="P29"><text:span text:style-name="T13">NbItems</text:span><text:span text:style-name="T22"> = 12;</text:span></text:p>
      <text:p text:style-name="P29"><text:span text:style-name="T13">Capacity</text:span><text:span text:style-name="T22"> = [ 18209, 7692, 1333, 924, 26638, 61188, 13360 ];</text:span></text:p>
      <text:p text:style-name="P29"><text:span text:style-name="T13">Value</text:span><text:span text:style-name="T22"> = [ 96, 76, 56, 11, 86, 10, 66, 86, 83, 12, 9, 81 ];</text:span></text:p>
      <text:p text:style-name="P29"><text:span text:style-name="T13">Use</text:span><text:span text:style-name="T22"> = [</text:span></text:p>
      <text:p text:style-name="P39"><text:s text:c="6"/>[ 19, <text:s text:c="2"/>1, <text:s/>10, <text:s/>1, <text:s text:c="2"/>1, <text:s/>14, 152, 11, <text:s/>1, <text:s text:c="2"/>1, 1, 1 ],</text:p>
      <text:p text:style-name="P39"><text:s text:c="6"/>[ <text:s/>0, <text:s text:c="2"/>4, <text:s/>53, <text:s/>0, <text:s text:c="2"/>0, <text:s/>80, <text:s text:c="2"/>0, <text:s/>4, <text:s/>5, <text:s text:c="2"/>0, 0, 0 ],</text:p>
      <text:p text:style-name="P39"><text:s text:c="6"/>[ <text:s/>4, 660, <text:s text:c="2"/>3, <text:s/>0, <text:s/>30, <text:s text:c="2"/>0, <text:s text:c="2"/>3, <text:s/>0, <text:s/>4, <text:s/>90, 0, 0],</text:p>
      <text:p text:style-name="P39"><text:s text:c="6"/>[ <text:s/>7, <text:s text:c="2"/>0, <text:s/>18, <text:s/>6, 770, 330, <text:s text:c="2"/>7, <text:s/>0, <text:s/>0, <text:s text:c="2"/>6, 0, 0],</text:p>
      <text:p text:style-name="P39"><text:s text:c="6"/>[ <text:s/>0, <text:s/>20, <text:s text:c="2"/>0, <text:s/>4, <text:s/>52, <text:s text:c="2"/>3, <text:s text:c="2"/>0, <text:s/>0, <text:s/>0, <text:s text:c="2"/>5, 4, 0],</text:p>
      <text:p text:style-name="P39"><text:s text:c="6"/>[ <text:s/>0, <text:s text:c="2"/>0, <text:s/>40, 70, <text:s text:c="2"/>4, <text:s/>63, <text:s text:c="2"/>0, <text:s/>0, 60, <text:s text:c="2"/>0, 4, 0],</text:p>
      <text:p text:style-name="P45"><text:span text:style-name="T26"><text:s text:c="6"/>[ <text:s/>0, <text:s/>32, <text:s text:c="2"/>0, <text:s/>0, <text:s text:c="2"/>0, <text:s text:c="2"/>5, <text:s text:c="2"/>0, <text:s/>3, <text:s/>0, 660, 0, 9]];</text:span></text:p>
      <text:p text:style-name="P19"><text:span text:style-name="T23"/></text:p>
      <text:p text:style-name="P19"><text:span text:style-name="T23"/></text:p>
      <text:p text:style-name="P2">Rozwiązanie:</text:p>
      <text:p text:style-name="P43">{&lt;1 0&gt; &lt;2 0&gt; &lt;3 0&gt; &lt;4 154&gt; &lt;5 0&gt; &lt;6 0&gt; &lt;7 0&gt; &lt;8 913&gt; &lt;9 333&gt;</text:p>
      <text:p text:style-name="P45"><text:span text:style-name="T40"><text:s text:c="5"/>&lt;10 0&gt; &lt;11 6499&gt; &lt;12 1180&gt;}</text:span></text:p>
      <text:p text:style-name="P19"><text:span text:style-name="T24"/></text:p>
      <text:p text:style-name="P19"><text:span text:style-name="T24"/></text:p>
      <text:p text:style-name="P19"><text:span text:style-name="T24"/></text:p>
      <text:p text:style-name="P19"><text:span text:style-name="T24"/></text:p>
      <text:p text:style-name="P19"><text:span text:style-name="T24"/></text:p>
      <text:p text:style-name="P19"><text:span text:style-name="T24"/></text:p>
      <text:p text:style-name="P19"><text:span text:style-name="T24"/></text:p>
      <text:p text:style-name="P19"><text:span text:style-name="T24"/></text:p>
      <text:p text:style-name="P19"><text:span text:style-name="T24"/></text:p>
      <text:h text:style-name="Heading_20_1" text:outline-level="1"><text:soft-page-break/>Problem komiwojażera:</text:h>
      <text:p text:style-name="P52"/>
      <text:p text:style-name="P29"><text:span text:style-name="T29">{</text:span><text:span text:style-name="T5">string</text:span><text:span text:style-name="T29">} </text:span><text:span text:style-name="T14">Nodes</text:span><text:span text:style-name="T29"> = ...;</text:span></text:p>
      <text:p text:style-name="P29"><text:span text:style-name="T29"/></text:p>
      <text:p text:style-name="P29"><text:span text:style-name="T4">tuple</text:span> <text:span text:style-name="T13">arc</text:span></text:p>
      <text:p text:style-name="P29"><text:span text:style-name="T22">{</text:span></text:p>
      <text:p text:style-name="P29"><text:s/><text:tab/><text:span text:style-name="T4">string</text:span> <text:span text:style-name="T13">source</text:span><text:span text:style-name="T22">;</text:span></text:p>
      <text:p text:style-name="P29"><text:s/><text:tab/><text:span text:style-name="T4">string</text:span> <text:span text:style-name="T13">dest</text:span><text:span text:style-name="T22">; </text:span></text:p>
      <text:p text:style-name="P39">}</text:p>
      <text:p text:style-name="P29"><text:s/></text:p>
      <text:p text:style-name="P29"><text:s/>{<text:span text:style-name="T13">arc</text:span><text:span text:style-name="T22">}</text:span> <text:span text:style-name="T13">Arcs</text:span> <text:span text:style-name="T4">with</text:span> <text:span text:style-name="T13">source</text:span> <text:span text:style-name="T4">in</text:span> <text:span text:style-name="T13">Nodes</text:span><text:span text:style-name="T22">,</text:span> <text:span text:style-name="T13">dest</text:span> <text:span text:style-name="T4">in</text:span> <text:span text:style-name="T13">Nodes</text:span> <text:span text:style-name="T22">= ...;</text:span></text:p>
      <text:p text:style-name="P29"><text:s/></text:p>
      <text:p text:style-name="P29"><text:s/><text:span text:style-name="T4">float</text:span> <text:span text:style-name="T13">Lengths</text:span><text:span text:style-name="T22">[</text:span><text:span text:style-name="T13">Arcs</text:span><text:span text:style-name="T22">] = ...</text:span>;</text:p>
      <text:p text:style-name="P29"><text:s/><text:span text:style-name="T4">int</text:span> <text:span text:style-name="T13">number_nodes</text:span> <text:span text:style-name="T22">=</text:span> <text:span text:style-name="T36">card</text:span><text:span text:style-name="T22">(</text:span><text:span text:style-name="T13">Nodes</text:span><text:span text:style-name="T22">);</text:span> <text:span text:style-name="T41">// Size of Nodes ?</text:span></text:p>
      <text:p text:style-name="P29"><text:s/></text:p>
      <text:p text:style-name="P29"><text:s/><text:span text:style-name="T41">// Neighbors , e.g. neighIn[A] = { H }; neighIn[B] = { A, G };</text:span></text:p>
      <text:p text:style-name="P29"><text:s/><text:span text:style-name="T22">{</text:span><text:span text:style-name="T4">string</text:span><text:span text:style-name="T22">}</text:span> <text:span text:style-name="T13">neighIn</text:span> <text:span text:style-name="T22">[</text:span><text:span text:style-name="T13">n</text:span> <text:span text:style-name="T4">in</text:span> <text:span text:style-name="T13">Nodes</text:span><text:span text:style-name="T22">] = </text:span><text:s/>{ <text:span text:style-name="T13">m</text:span> | <text:span text:style-name="T22">&lt;</text:span><text:span text:style-name="T13">m</text:span><text:span text:style-name="T22">,</text:span><text:span text:style-name="T13">n</text:span><text:span text:style-name="T22">&gt;</text:span> <text:span text:style-name="T4">in</text:span> <text:span text:style-name="T13">Arcs</text:span> <text:span text:style-name="T22">}; </text:span></text:p>
      <text:p text:style-name="P29"><text:span text:style-name="T22"><text:s/>{</text:span><text:span text:style-name="T4">string</text:span><text:span text:style-name="T22">}</text:span> <text:span text:style-name="T13">neighOut</text:span><text:span text:style-name="T22">[</text:span><text:span text:style-name="T13">n</text:span> <text:span text:style-name="T4">in</text:span> <text:span text:style-name="T13">Nodes</text:span><text:span text:style-name="T22">] = </text:span><text:s/>{ <text:span text:style-name="T13">m</text:span> | <text:span text:style-name="T22">&lt;</text:span><text:span text:style-name="T13">n</text:span><text:span text:style-name="T22">,</text:span><text:span text:style-name="T13">m</text:span><text:span text:style-name="T22">&gt;</text:span> <text:span text:style-name="T4">in</text:span> <text:span text:style-name="T13">Arcs</text:span> <text:span text:style-name="T22">};</text:span></text:p>
      <text:p text:style-name="P29"><text:s/></text:p>
      <text:p text:style-name="P29"><text:s/><text:span text:style-name="T41">// <text:tab/><text:tab/><text:tab/><text:tab/><text:tab/><text:tab/><text:tab/>1 - 2^n - 2</text:span></text:p>
      <text:p text:style-name="P29"><text:s/><text:span text:style-name="T4">range</text:span> <text:span text:style-name="T13">number_subset_nodes</text:span> <text:span text:style-name="T22">=</text:span> <text:span text:style-name="T35">1</text:span><text:span text:style-name="T22">..(</text:span><text:span text:style-name="T36">ftoi</text:span><text:span text:style-name="T22">(</text:span><text:span text:style-name="T36">pow</text:span><text:span text:style-name="T22">(</text:span><text:span text:style-name="T35">2</text:span><text:span text:style-name="T22">,</text:span> <text:span text:style-name="T13">number_nodes</text:span><text:span text:style-name="T22">) -</text:span> <text:span text:style-name="T35">2</text:span><text:span text:style-name="T22">));</text:span></text:p>
      <text:p text:style-name="P29"><text:s/></text:p>
      <text:p text:style-name="P29"><text:s/><text:span text:style-name="T41">// To this form: A B C D = 1 0 1 0 -&gt; { A, C }</text:span></text:p>
      <text:p text:style-name="P29"><text:s/><text:span text:style-name="T22">{</text:span><text:span text:style-name="T4">string</text:span><text:span text:style-name="T22">}</text:span> <text:span text:style-name="T13">power_set_Nodes</text:span><text:span text:style-name="T22">[</text:span><text:span text:style-name="T13">k</text:span> <text:span text:style-name="T4">in</text:span> <text:span text:style-name="T13">number_subset_nodes</text:span><text:span text:style-name="T22">] = </text:span></text:p>
      <text:p text:style-name="P29"><text:s/><text:tab/>{ <text:span text:style-name="T13">n</text:span><text:span text:style-name="T22"> | </text:span><text:span text:style-name="T13">n</text:span> <text:span text:style-name="T4">in</text:span> <text:span text:style-name="T13">Nodes</text:span><text:span text:style-name="T22">: (((</text:span><text:span text:style-name="T13">k</text:span> <text:span text:style-name="T4">div</text:span><text:span text:style-name="T22">(</text:span><text:span text:style-name="T36">ftoi</text:span><text:span text:style-name="T22">(</text:span><text:span text:style-name="T36">pow</text:span><text:span text:style-name="T22">(</text:span><text:span text:style-name="T35">2</text:span><text:span text:style-name="T22">,</text:span> <text:span text:style-name="T36">ord</text:span><text:span text:style-name="T22">(</text:span><text:span text:style-name="T13">Nodes</text:span><text:span text:style-name="T22">,</text:span> <text:span text:style-name="T13">n</text:span><text:span text:style-name="T22">)))))</text:span> <text:span text:style-name="T4">mod</text:span> <text:span text:style-name="T35">2</text:span> <text:span text:style-name="T22">) ==</text:span> <text:span text:style-name="T35">1</text:span><text:span text:style-name="T22">)};</text:span></text:p>
      <text:p text:style-name="P29"><text:s/><text:tab/><text:span text:style-name="T41">// ord - returns position of element in set</text:span></text:p>
      <text:p text:style-name="P29"><text:s/><text:tab/><text:span text:style-name="T41">// 5 div 2 = 2</text:span></text:p>
      <text:p text:style-name="P29"><text:s/><text:tab/><text:span text:style-name="T41">// 5 mod 2 = 1</text:span></text:p>
      <text:p text:style-name="P29"><text:s/><text:tab/></text:p>
      <text:p text:style-name="P29"><text:span text:style-name="T22">{</text:span><text:span text:style-name="T13">arc</text:span><text:span text:style-name="T22">}</text:span> <text:span text:style-name="T13">arc_power_setNodes</text:span><text:span text:style-name="T22">[</text:span><text:span text:style-name="T13">k</text:span> <text:span text:style-name="T4">in</text:span> <text:span text:style-name="T13">number_subset_nodes</text:span><text:span text:style-name="T22">] = </text:span></text:p>
      <text:p text:style-name="P29"><text:span text:style-name="T22"><text:s/></text:span><text:tab/>{ &lt;<text:span text:style-name="T13">m</text:span><text:span text:style-name="T22">,</text:span><text:span text:style-name="T13">n</text:span><text:span text:style-name="T22">&gt; | &lt;</text:span><text:span text:style-name="T13">m</text:span><text:span text:style-name="T22">,</text:span><text:span text:style-name="T13">n</text:span><text:span text:style-name="T22">&gt;</text:span> <text:span text:style-name="T4">in</text:span> <text:span text:style-name="T13">Arcs</text:span><text:span text:style-name="T22">:</text:span> <text:span text:style-name="T13">m</text:span> <text:span text:style-name="T4">in</text:span> <text:span text:style-name="T13">power_set_Nodes</text:span><text:span text:style-name="T22">[</text:span><text:span text:style-name="T13">k</text:span><text:span text:style-name="T22">] &amp;&amp;</text:span> <text:span text:style-name="T13">n</text:span> <text:span text:style-name="T4">in</text:span> <text:span text:style-name="T13">power_set_Nodes</text:span><text:span text:style-name="T22">[</text:span><text:span text:style-name="T13">k</text:span><text:span text:style-name="T22">] };</text:span></text:p>
      <text:p text:style-name="P29"/>
      <text:p text:style-name="P29"><text:s/><text:span text:style-name="T4">dvar</text:span><text:span text:style-name="T22"> </text:span><text:span text:style-name="T4">boolean</text:span> <text:span text:style-name="T13">cycle_element</text:span><text:span text:style-name="T22">[</text:span><text:span text:style-name="T13">Arcs</text:span><text:span text:style-name="T22">];</text:span></text:p>
      <text:p text:style-name="P29"><text:s/><text:span text:style-name="T4">minimize</text:span><text:span text:style-name="T22"> </text:span><text:span text:style-name="T4">sum</text:span><text:span text:style-name="T22">(</text:span><text:span text:style-name="T13">a</text:span> <text:span text:style-name="T4">in</text:span> <text:span text:style-name="T13">Arcs</text:span><text:span text:style-name="T22">)</text:span> <text:span text:style-name="T13">Lengths</text:span><text:span text:style-name="T22">[</text:span><text:span text:style-name="T13">a</text:span><text:span text:style-name="T22">] *</text:span> <text:span text:style-name="T13">cycle_element</text:span><text:span text:style-name="T22">[</text:span><text:span text:style-name="T13">a</text:span><text:span text:style-name="T22">];</text:span> </text:p>
      <text:p text:style-name="P29"><text:s/></text:p>
      <text:p text:style-name="P29"><text:s/><text:span text:style-name="T4">subject</text:span><text:span text:style-name="T22"> </text:span><text:span text:style-name="T4">to</text:span></text:p>
      <text:p text:style-name="P29"><text:s/><text:span text:style-name="T22">{</text:span></text:p>
      <text:p text:style-name="P29"><text:s/><text:tab/><text:span text:style-name="T4">forall</text:span><text:span text:style-name="T22">(</text:span><text:span text:style-name="T13">i</text:span> <text:span text:style-name="T4">in</text:span> <text:span text:style-name="T13">Nodes</text:span><text:span text:style-name="T22">)</text:span> </text:p>
      <text:p text:style-name="P29"><text:s/><text:tab/><text:tab/><text:span text:style-name="T4">sum</text:span><text:span text:style-name="T22">(</text:span><text:span text:style-name="T13">j</text:span> <text:span text:style-name="T4">in</text:span> <text:span text:style-name="T13">neighIn</text:span> <text:span text:style-name="T22">[</text:span><text:span text:style-name="T13">i</text:span><text:span text:style-name="T22">])</text:span> <text:span text:style-name="T13">cycle_element</text:span><text:span text:style-name="T22">[&lt;</text:span><text:span text:style-name="T13">j</text:span><text:span text:style-name="T22">,</text:span> <text:span text:style-name="T13">i</text:span><text:span text:style-name="T22">&gt;] ==</text:span> <text:span text:style-name="T35">1</text:span><text:span text:style-name="T22">;</text:span> </text:p>
      <text:p text:style-name="P29"><text:s/><text:tab/><text:tab/></text:p>
      <text:p text:style-name="P29"><text:s/><text:tab/><text:span text:style-name="T4">forall</text:span><text:span text:style-name="T22">(</text:span><text:span text:style-name="T13">i</text:span> <text:span text:style-name="T4">in</text:span> <text:span text:style-name="T13">Nodes</text:span><text:span text:style-name="T22">)</text:span> </text:p>
      <text:p text:style-name="P29"><text:s/><text:tab/><text:tab/><text:span text:style-name="T4">sum</text:span><text:span text:style-name="T22">(</text:span><text:span text:style-name="T13">j</text:span> <text:span text:style-name="T4">in</text:span> <text:span text:style-name="T13">neighOut</text:span><text:span text:style-name="T22">[</text:span><text:span text:style-name="T13">i</text:span><text:span text:style-name="T22">])</text:span> <text:span text:style-name="T13">cycle_element</text:span><text:span text:style-name="T22">[&lt;</text:span><text:span text:style-name="T13">i</text:span><text:span text:style-name="T22">,</text:span> <text:span text:style-name="T13">j</text:span><text:span text:style-name="T22">&gt;] ==</text:span> <text:span text:style-name="T35">1</text:span><text:span text:style-name="T22">;</text:span></text:p>
      <text:p text:style-name="P29"><text:s/><text:tab/><text:tab/></text:p>
      <text:p text:style-name="P29"><text:s/><text:tab/><text:span text:style-name="T4">forall</text:span><text:span text:style-name="T22">(</text:span><text:span text:style-name="T13">k</text:span> <text:span text:style-name="T4">in</text:span> <text:span text:style-name="T13">number_subset_nodes</text:span><text:span text:style-name="T22">)</text:span> </text:p>
      <text:p text:style-name="P29"><text:s/><text:tab/><text:tab/><text:span text:style-name="T4">sum</text:span><text:span text:style-name="T22">(</text:span><text:span text:style-name="T13">a</text:span> <text:span text:style-name="T4">in</text:span> <text:span text:style-name="T13">arc_power_setNodes</text:span><text:span text:style-name="T22">[</text:span><text:span text:style-name="T13">k</text:span><text:span text:style-name="T22">])</text:span> <text:span text:style-name="T13">cycle_element</text:span><text:span text:style-name="T22">[</text:span><text:span text:style-name="T13">a</text:span><text:span text:style-name="T22">] &lt;=</text:span> <text:tab/><text:span text:style-name="T36">card</text:span><text:span text:style-name="T22">(</text:span><text:span text:style-name="T13">power_set_Nodes</text:span><text:span text:style-name="T22">[</text:span><text:span text:style-name="T13">k</text:span><text:span text:style-name="T22">])-</text:span><text:span text:style-name="T35">1</text:span><text:span text:style-name="T22">; <text:s/></text:span></text:p>
      <text:p text:style-name="P39"><text:s/>}</text:p>
      <text:p text:style-name="P29"><text:s/></text:p>
      <text:p text:style-name="P29"><text:s/><text:span text:style-name="T4">execute</text:span></text:p>
      <text:p text:style-name="P29"><text:s/><text:span text:style-name="T22">{</text:span></text:p>
      <text:p text:style-name="P29"><text:s/><text:tab/><text:span text:style-name="T36">writeln</text:span><text:span text:style-name="T22">(</text:span><text:span text:style-name="T42">"Oto wyniki"</text:span><text:span text:style-name="T22">);</text:span></text:p>
      <text:p text:style-name="P29"><text:s/><text:tab/><text:span text:style-name="T44">for</text:span><text:span text:style-name="T22">(</text:span><text:span text:style-name="T44">var</text:span> <text:span text:style-name="T13">a</text:span> <text:span text:style-name="T44">in</text:span> <text:span text:style-name="T13">Arcs</text:span><text:span text:style-name="T22">) {</text:span></text:p>
      <text:p text:style-name="P29"><text:tab/> <text:tab/><text:span text:style-name="T44">if</text:span><text:span text:style-name="T22">(</text:span><text:span text:style-name="T13">cycle_element</text:span><text:span text:style-name="T22">[</text:span><text:span text:style-name="T13">a</text:span><text:span text:style-name="T22">] ==</text:span> <text:span text:style-name="T35">1</text:span><text:span text:style-name="T22">) {</text:span></text:p>
      <text:p text:style-name="P29"><text:tab/> <text:tab/><text:tab/><text:span text:style-name="T36">write</text:span><text:span text:style-name="T22">(</text:span><text:span text:style-name="T13">a</text:span><text:span text:style-name="T22">,</text:span> <text:span text:style-name="T42">" -&gt;"</text:span><text:span text:style-name="T22">); <text:tab/></text:span></text:p>
      <text:p text:style-name="P39"><text:tab/> <text:tab/>}</text:p>
      <text:p text:style-name="P29"><text:s/><text:tab/>}</text:p>
      <text:p text:style-name="P29"><text:s/><text:tab/><text:span text:style-name="T36">writeln</text:span><text:span text:style-name="T22">();</text:span></text:p>
      <text:p text:style-name="P45"><text:span text:style-name="T47"><text:s/><text:tab/></text:span><text:span text:style-name="T38">writeln</text:span><text:span text:style-name="T26">(</text:span><text:span text:style-name="T43">"Koszt: "</text:span><text:span text:style-name="T26">,</text:span><text:span text:style-name="T47"> </text:span><text:span text:style-name="T38">cplex</text:span><text:span text:style-name="T26">.</text:span><text:span text:style-name="T16">getObjValue</text:span><text:span text:style-name="T26">());}</text:span></text:p>
      <text:p text:style-name="P2"/>
      <text:p text:style-name="P2"/>
      <text:p text:style-name="P2"/>
      <text:p text:style-name="P2"/>
      <text:p text:style-name="P2"><text:soft-page-break/>Dane:</text:p>
      <text:p text:style-name="P35"><text:span text:style-name="T22"><text:s/></text:span><text:span text:style-name="T13">Nodes</text:span><text:span text:style-name="T22"> <text:s text:c="2"/>= { </text:span><text:span text:style-name="T42">"A"</text:span><text:span text:style-name="T22">, </text:span><text:span text:style-name="T42">"B"</text:span><text:span text:style-name="T22">, </text:span><text:span text:style-name="T42">"C"</text:span><text:span text:style-name="T22">, </text:span><text:span text:style-name="T42">"D"</text:span><text:span text:style-name="T22">, </text:span><text:span text:style-name="T42">"E"</text:span><text:span text:style-name="T22">, </text:span><text:span text:style-name="T42">"F"</text:span><text:span text:style-name="T22">, </text:span><text:span text:style-name="T42">"G"</text:span><text:span text:style-name="T22">, </text:span><text:span text:style-name="T42">"H"</text:span><text:span text:style-name="T22"> };</text:span></text:p>
      <text:p text:style-name="P29"><text:span text:style-name="T22"><text:s/></text:span><text:span text:style-name="T13">Arcs</text:span><text:span text:style-name="T22"> <text:s text:c="3"/>= { &lt;</text:span><text:span text:style-name="T42">"A"</text:span><text:span text:style-name="T22">,</text:span><text:span text:style-name="T42">"B"</text:span><text:span text:style-name="T22">&gt;, &lt;</text:span><text:span text:style-name="T42">"B"</text:span><text:span text:style-name="T22">,</text:span><text:span text:style-name="T42">"C"</text:span><text:span text:style-name="T22">&gt;, &lt;</text:span><text:span text:style-name="T42">"C"</text:span><text:span text:style-name="T22">,</text:span><text:span text:style-name="T42">"D"</text:span><text:span text:style-name="T22">&gt;, </text:span></text:p>
      <text:p text:style-name="P29"><text:span text:style-name="T22"><text:s/><text:tab/>&lt;</text:span><text:span text:style-name="T42">"D"</text:span><text:span text:style-name="T22">,</text:span><text:span text:style-name="T42">"E"</text:span><text:span text:style-name="T22">&gt;, &lt;</text:span><text:span text:style-name="T42">"E"</text:span><text:span text:style-name="T22">,</text:span><text:span text:style-name="T42">"F"</text:span><text:span text:style-name="T22">&gt;, &lt;</text:span><text:span text:style-name="T42">"F"</text:span><text:span text:style-name="T22">,</text:span><text:span text:style-name="T42">"G"</text:span><text:span text:style-name="T22">&gt;, &lt;</text:span><text:span text:style-name="T42">"G"</text:span><text:span text:style-name="T22">,</text:span><text:span text:style-name="T42">"H"</text:span><text:span text:style-name="T22">&gt;, </text:span></text:p>
      <text:p text:style-name="P29"><text:span text:style-name="T22"><text:s/><text:tab/>&lt;</text:span><text:span text:style-name="T42">"H"</text:span><text:span text:style-name="T22">,</text:span><text:span text:style-name="T42">"A"</text:span><text:span text:style-name="T22">&gt;, &lt;</text:span><text:span text:style-name="T42">"B"</text:span><text:span text:style-name="T22">,</text:span><text:span text:style-name="T42">"G"</text:span><text:span text:style-name="T22">&gt;, &lt;</text:span><text:span text:style-name="T42">"F"</text:span><text:span text:style-name="T22">,</text:span><text:span text:style-name="T42">"C"</text:span><text:span text:style-name="T22">&gt; </text:span></text:p>
      <text:p text:style-name="P39"><text:s/>};</text:p>
      <text:p text:style-name="P39"><text:s/></text:p>
      <text:p text:style-name="P29"><text:span text:style-name="T22"><text:s/></text:span><text:span text:style-name="T13">Lengths</text:span><text:span text:style-name="T22"> = [ </text:span></text:p>
      <text:p text:style-name="P39"><text:s/><text:tab/>1, <text:s text:c="8"/>100, <text:s text:c="6"/></text:p>
      <text:p text:style-name="P39"><text:s/><text:tab/>1, <text:s text:c="8"/>1, <text:s text:c="8"/></text:p>
      <text:p text:style-name="P39"><text:s/><text:tab/>1, <text:s text:c="8"/>100, <text:s text:c="6"/></text:p>
      <text:p text:style-name="P39"><text:s/><text:tab/>1, <text:s text:c="8"/>1, <text:s text:c="8"/></text:p>
      <text:p text:style-name="P39"><text:s/><text:tab/>1, <text:s text:c="8"/>1, <text:s text:c="7"/></text:p>
      <text:p text:style-name="P45"><text:span text:style-name="T26"><text:s/><text:tab/>]; <text:s/></text:span></text:p>
      <text:p text:style-name="P40"><text:span text:style-name="T23"/></text:p>
      <text:p text:style-name="P40"><text:span text:style-name="T23"/></text:p>
      <text:p text:style-name="P2">Rozwiązanie:</text:p>
      <text:p text:style-name="P45"><text:span text:style-name="T11">cycle_element = [1 </text:span><text:span text:style-name="T9">1 1 1 1 1 1 1 0 0];</text:span></text:p>
      <text:p text:style-name="P45"><text:span text:style-name="T28"/></text:p>
      <text:p text:style-name="P43">&lt;"A" "B"&gt; -&gt; &lt;"B" "C"&gt; -&gt; &lt;"C" "D"&gt; -&gt; &lt;"D" "E"&gt; -&gt; &lt;"E" "F"&gt; -&gt; &lt;"F" "G"&gt; -&gt; &lt;"G" "H"&gt; -&gt; &lt;"H" "A"&gt; -&gt;</text:p>
      <text:p text:style-name="P45"><text:span text:style-name="T40">Koszt: 206</text:span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><text:span text:style-name="T24"/></text:p>
      <text:p text:style-name="P40"/>
      <text:p text:style-name="P40"/>
      <text:h text:style-name="Heading_20_1" text:outline-level="1"><text:soft-page-break/>Kolorowanie grafu:</text:h>
      <text:p text:style-name="P52"/>
      <text:p text:style-name="P8"><text:s/><text:span text:style-name="T22">{</text:span><text:span text:style-name="T4">string</text:span><text:span text:style-name="T22">}</text:span> <text:span text:style-name="T13">Nodes</text:span> <text:span text:style-name="T22">= ...;</text:span></text:p>
      <text:p text:style-name="P14"><text:s/></text:p>
      <text:p text:style-name="P14"><text:s/><text:span text:style-name="T4">tuple</text:span> <text:span text:style-name="T13">arc</text:span></text:p>
      <text:p text:style-name="P14"><text:s/><text:span text:style-name="T22">{</text:span></text:p>
      <text:p text:style-name="P14"><text:s/><text:tab/><text:span text:style-name="T4">string</text:span> <text:span text:style-name="T13">src</text:span><text:span text:style-name="T22">;</text:span></text:p>
      <text:p text:style-name="P14"><text:s/><text:tab/><text:span text:style-name="T4">string</text:span> <text:span text:style-name="T13">dst</text:span><text:span text:style-name="T22">; </text:span></text:p>
      <text:p text:style-name="P17"><text:s/>}</text:p>
      <text:p text:style-name="P14"><text:s/></text:p>
      <text:p text:style-name="P14"><text:s/>{<text:span text:style-name="T13">arc</text:span><text:span text:style-name="T22">}</text:span> <text:span text:style-name="T13">Arcs</text:span> <text:span text:style-name="T4">with</text:span> <text:span text:style-name="T13">src</text:span> <text:span text:style-name="T4">in</text:span> <text:span text:style-name="T13">Nodes</text:span><text:span text:style-name="T22">,</text:span> <text:span text:style-name="T13">dst</text:span> <text:span text:style-name="T4">in</text:span> <text:span text:style-name="T13">Nodes</text:span> <text:span text:style-name="T22">= ...;</text:span></text:p>
      <text:p text:style-name="P14"><text:s/></text:p>
      <text:p text:style-name="P14"><text:s/><text:span text:style-name="T4">int</text:span> <text:span text:style-name="T13">number_of_nodes</text:span> <text:span text:style-name="T22">=</text:span> <text:span text:style-name="T36">card</text:span><text:span text:style-name="T22">(</text:span><text:span text:style-name="T13">Nodes</text:span><text:span text:style-name="T22">);</text:span></text:p>
      <text:p text:style-name="P14"><text:span text:style-name="T41"/></text:p>
      <text:p text:style-name="P14"><text:s/><text:span text:style-name="T4">range</text:span> <text:span text:style-name="T13">Colors</text:span> <text:span text:style-name="T22">=</text:span> <text:span text:style-name="T35">1</text:span><text:span text:style-name="T22">..</text:span><text:span text:style-name="T13">number_of_nodes</text:span><text:span text:style-name="T22">; </text:span><text:span text:style-name="T41">// maksymalna liczba kolorow jest jednoczesnie liczba nodów,</text:span></text:p>
      <text:p text:style-name="P14"><text:s/><text:span text:style-name="T4">dvar</text:span><text:span text:style-name="T22"> </text:span><text:span text:style-name="T4">boolean</text:span> <text:span text:style-name="T13">x</text:span><text:span text:style-name="T22">[</text:span><text:span text:style-name="T13">Nodes</text:span><text:span text:style-name="T22">][</text:span><text:span text:style-name="T13">Colors</text:span><text:span text:style-name="T22">];</text:span> <text:s/><text:span text:style-name="T41">// dla kazdego Node wybierz kolor, 1 węzeł - 1 kolor</text:span></text:p>
      <text:p text:style-name="P14"><text:s/><text:span text:style-name="T4">dvar</text:span><text:span text:style-name="T22"> </text:span><text:span text:style-name="T4">boolean</text:span> <text:span text:style-name="T13">y</text:span><text:span text:style-name="T22">[</text:span><text:span text:style-name="T13">Colors</text:span><text:span text:style-name="T22">];</text:span> <text:span text:style-name="T41">// które kolory zostały ostatecznie użyte</text:span></text:p>
      <text:p text:style-name="P14"/>
      <text:p text:style-name="P14"><text:s/><text:span text:style-name="T4">minimize</text:span><text:span text:style-name="T22"> </text:span><text:span text:style-name="T4">sum</text:span><text:span text:style-name="T22">(</text:span><text:span text:style-name="T13">c</text:span> <text:span text:style-name="T4">in</text:span> <text:span text:style-name="T13">Colors</text:span><text:span text:style-name="T22">)</text:span> <text:span text:style-name="T13">y</text:span><text:span text:style-name="T22">[</text:span><text:span text:style-name="T13">c</text:span><text:span text:style-name="T22">]; </text:span><text:span text:style-name="T41">/*jedynka oznacza, że c-ty kolor został użyty*/</text:span></text:p>
      <text:p text:style-name="P14"><text:s/><text:span text:style-name="T4">subject</text:span><text:span text:style-name="T22"> </text:span><text:span text:style-name="T4">to</text:span> </text:p>
      <text:p text:style-name="P14"><text:s/><text:span text:style-name="T22">{</text:span></text:p>
      <text:p text:style-name="P14"><text:tab/> <text:span text:style-name="T4">forall</text:span><text:span text:style-name="T22">(</text:span><text:span text:style-name="T13">i</text:span> <text:span text:style-name="T4">in</text:span> <text:span text:style-name="T13">Nodes</text:span><text:span text:style-name="T22">)</text:span> <text:span text:style-name="T4">sum</text:span><text:span text:style-name="T22">(</text:span><text:span text:style-name="T13">c</text:span> <text:span text:style-name="T4">in</text:span> <text:span text:style-name="T13">Colors</text:span><text:span text:style-name="T22">)</text:span> <text:span text:style-name="T13">x</text:span><text:span text:style-name="T22">[</text:span><text:span text:style-name="T13">i</text:span><text:span text:style-name="T22">][</text:span><text:span text:style-name="T13">c</text:span><text:span text:style-name="T22">] ==</text:span> <text:span text:style-name="T35">1</text:span><text:span text:style-name="T22">;</text:span></text:p>
      <text:p text:style-name="P14"><text:tab/> <text:span text:style-name="T41">/*każdy wierzchołek może mieć tylko 1 kolor, więc suma kolorów na wierzch. jest równa 1*/</text:span></text:p>
      <text:p text:style-name="P14"/>
      <text:p text:style-name="P14"><text:tab/> <text:span text:style-name="T4">forall</text:span><text:span text:style-name="T22">(</text:span><text:span text:style-name="T13">a</text:span> <text:span text:style-name="T4">in</text:span> <text:span text:style-name="T13">Arcs</text:span><text:span text:style-name="T22">)</text:span> <text:s/><text:span text:style-name="T4">forall</text:span><text:span text:style-name="T22">(</text:span><text:span text:style-name="T13">c</text:span> <text:span text:style-name="T4">in</text:span> <text:span text:style-name="T13">Colors</text:span><text:span text:style-name="T22">)</text:span> <text:span text:style-name="T13">x</text:span><text:span text:style-name="T22">[</text:span><text:span text:style-name="T13">a</text:span><text:span text:style-name="T22">.</text:span><text:span text:style-name="T13">src</text:span><text:span text:style-name="T22">][</text:span><text:span text:style-name="T13">c</text:span><text:span text:style-name="T22">] +</text:span> <text:span text:style-name="T13">x</text:span><text:span text:style-name="T22">[</text:span><text:span text:style-name="T13">a</text:span><text:span text:style-name="T22">.</text:span><text:span text:style-name="T13">dst</text:span><text:span text:style-name="T22">][</text:span><text:span text:style-name="T13">c</text:span><text:span text:style-name="T22">] &lt;=</text:span> <text:span text:style-name="T35">1</text:span><text:span text:style-name="T22">;</text:span></text:p>
      <text:p text:style-name="P14"><text:tab/> <text:span text:style-name="T41">/* lecimy po wszystkich wierzchołkach łuków, jeśli przyjęliśmy kolor c dla wierzch. X, to powyższa suma nie może ustawić się na 1 + 1, bo nie może być 2 &lt;= 1, czyli NIE MOŻE BYĆ TEN SAM KOLOR ustawiony. */</text:span></text:p>
      <text:p text:style-name="P14"><text:s/></text:p>
      <text:p text:style-name="P14"><text:tab/> <text:span text:style-name="T4">forall</text:span><text:span text:style-name="T22">(</text:span><text:span text:style-name="T13">c</text:span> <text:span text:style-name="T4">in</text:span> <text:span text:style-name="T13">Colors</text:span><text:span text:style-name="T22">)</text:span><text:span text:style-name="T4">sum</text:span><text:span text:style-name="T22">(</text:span><text:span text:style-name="T13">i</text:span> <text:span text:style-name="T4">in</text:span> <text:span text:style-name="T13">Nodes</text:span><text:span text:style-name="T22">)</text:span> <text:span text:style-name="T13">x</text:span><text:span text:style-name="T22">[</text:span><text:span text:style-name="T13">i</text:span><text:span text:style-name="T22">][</text:span><text:span text:style-name="T13">c</text:span><text:span text:style-name="T22">] &lt;=</text:span> <text:span text:style-name="T13">number_of_nodes</text:span> <text:span text:style-name="T22">*</text:span> <text:span text:style-name="T13">y</text:span><text:span text:style-name="T22">[</text:span><text:span text:style-name="T13">c</text:span><text:span text:style-name="T22">];</text:span></text:p>
      <text:p text:style-name="P14"><text:tab/> <text:span text:style-name="T41">/*sumowanie przebiega po wszystkich kolorach, nierówność wymusza, że jeśli użyliśmy koloru (jeśli dla jakiegoś wierzchołka użyliśmy koloru c) i ta suma jest większa ostro od zero, to skoro y[c] to zmienna binarna, wówczas to y[c] musi zostać ustawione na 1 */</text:span> </text:p>
      <text:p text:style-name="P14"><text:s/><text:span text:style-name="T22">}</text:span></text:p>
      <text:p text:style-name="P14"><text:s/><text:span text:style-name="T4">execute</text:span></text:p>
      <text:p text:style-name="P14"><text:s/><text:span text:style-name="T22">{</text:span></text:p>
      <text:p text:style-name="P14"><text:s/><text:tab/><text:span text:style-name="T13">sum_colors</text:span> <text:span text:style-name="T22">=</text:span> <text:span text:style-name="T35">0</text:span><text:span text:style-name="T22">;</text:span></text:p>
      <text:p text:style-name="P14"><text:s/><text:tab/><text:span text:style-name="T44">for</text:span><text:span text:style-name="T22">(</text:span><text:span text:style-name="T44">var</text:span> <text:span text:style-name="T13">c</text:span> <text:span text:style-name="T44">in</text:span> <text:span text:style-name="T13">Colors</text:span><text:span text:style-name="T22">) {</text:span></text:p>
      <text:p text:style-name="P14"><text:s/><text:tab/><text:tab/><text:span text:style-name="T13">sum_colors</text:span> <text:span text:style-name="T22">+=</text:span> <text:span text:style-name="T13">y</text:span><text:span text:style-name="T22">[</text:span><text:span text:style-name="T13">c</text:span><text:span text:style-name="T22">]; <text:tab/></text:span></text:p>
      <text:p text:style-name="P17"><text:s/><text:tab/>}</text:p>
      <text:p text:style-name="P14"><text:s/><text:tab/><text:span text:style-name="T36">writeln</text:span><text:span text:style-name="T22">(</text:span><text:span text:style-name="T42">"Uzyto "</text:span><text:span text:style-name="T22">,</text:span> <text:span text:style-name="T13">sum_colors</text:span><text:span text:style-name="T22">,</text:span> <text:span text:style-name="T42">" kolorow"</text:span><text:span text:style-name="T22">);</text:span></text:p>
      <text:p text:style-name="P14"><text:s/><text:tab/><text:span text:style-name="T36">writeln</text:span><text:span text:style-name="T22">(</text:span><text:span text:style-name="T42">"Schemat:"</text:span><text:span text:style-name="T22">)</text:span></text:p>
      <text:p text:style-name="P14"><text:s/><text:tab/><text:span text:style-name="T36">write</text:span><text:span text:style-name="T22">(</text:span><text:span text:style-name="T42">" <text:s text:c="2"/>"</text:span><text:span text:style-name="T22">)</text:span></text:p>
      <text:p text:style-name="P14"><text:s/><text:tab/><text:span text:style-name="T44">for</text:span><text:span text:style-name="T22">(</text:span><text:span text:style-name="T44">var</text:span> <text:span text:style-name="T13">c</text:span> <text:span text:style-name="T44">in</text:span> <text:span text:style-name="T13">Colors</text:span><text:span text:style-name="T22">) {</text:span></text:p>
      <text:p text:style-name="P14"><text:s/><text:tab/><text:tab/><text:span text:style-name="T36">write</text:span><text:span text:style-name="T22">(</text:span><text:span text:style-name="T13">c</text:span><text:span text:style-name="T22">,</text:span><text:span text:style-name="T42">" "</text:span><text:span text:style-name="T22">) </text:span></text:p>
      <text:p text:style-name="P17"><text:s/><text:tab/>}</text:p>
      <text:p text:style-name="P14"><text:s/><text:tab/><text:span text:style-name="T36">writeln</text:span><text:span text:style-name="T22">();</text:span></text:p>
      <text:p text:style-name="P14"><text:s/><text:tab/><text:span text:style-name="T44">for</text:span><text:span text:style-name="T22">(</text:span><text:span text:style-name="T44">var</text:span> <text:span text:style-name="T13">n</text:span> <text:span text:style-name="T44">in</text:span> <text:span text:style-name="T13">Nodes</text:span><text:span text:style-name="T22">) {</text:span></text:p>
      <text:p text:style-name="P14"><text:s/><text:tab/><text:tab/><text:span text:style-name="T36">write</text:span><text:span text:style-name="T22">(</text:span><text:span text:style-name="T13">n</text:span><text:span text:style-name="T22">,</text:span> <text:span text:style-name="T42">": "</text:span><text:span text:style-name="T22">)</text:span> <text:tab/></text:p>
      <text:p text:style-name="P14"><text:s/><text:tab/><text:tab/><text:span text:style-name="T44">for</text:span><text:span text:style-name="T22">(</text:span><text:span text:style-name="T44">var</text:span> <text:span text:style-name="T13">c</text:span> <text:span text:style-name="T44">in</text:span> <text:span text:style-name="T13">Colors</text:span><text:span text:style-name="T22">) {</text:span></text:p>
      <text:p text:style-name="P14"><text:s/><text:tab/><text:tab/><text:tab/><text:span text:style-name="T36">write</text:span><text:span text:style-name="T22">(</text:span><text:span text:style-name="T13">x</text:span><text:span text:style-name="T22">[</text:span><text:span text:style-name="T13">n</text:span><text:span text:style-name="T22">][</text:span><text:span text:style-name="T13">c</text:span><text:span text:style-name="T22">],</text:span><text:span text:style-name="T42">" "</text:span><text:span text:style-name="T22">) <text:tab/><text:tab/></text:span></text:p>
      <text:p text:style-name="P14"><text:span text:style-name="T22"><text:s/><text:tab/><text:tab/>}</text:span> <text:tab/></text:p>
      <text:p text:style-name="P14"><text:s/><text:tab/><text:tab/><text:span text:style-name="T36">writeln</text:span><text:span text:style-name="T22">();</text:span></text:p>
      <text:p text:style-name="P17"><text:s/><text:tab/>}</text:p>
      <text:p text:style-name="P14"><text:s/><text:tab/><text:span text:style-name="T36">writeln</text:span><text:span text:style-name="T22">();</text:span></text:p>
      <text:p text:style-name="P19"><text:soft-page-break/><text:span text:style-name="T23"><text:s/>}</text:span></text:p>
      <text:p text:style-name="P19"><text:span text:style-name="T23"/></text:p>
      <text:p text:style-name="P2">Dane:</text:p>
      <text:p text:style-name="P35"><text:span text:style-name="T22"><text:s/></text:span><text:span text:style-name="T13">Nodes</text:span><text:span text:style-name="T22"> <text:s text:c="2"/>= { s, A, B, C, D, t };</text:span></text:p>
      <text:p text:style-name="P29"><text:span text:style-name="T22"><text:s/></text:span><text:span text:style-name="T13">Arcs</text:span><text:span text:style-name="T22"> <text:s text:c="3"/>= { </text:span></text:p>
      <text:p text:style-name="P39"><text:s/><text:tab/><text:tab/><text:tab/>&lt;s,A&gt;, &lt;s,B&gt;, </text:p>
      <text:p text:style-name="P39"><text:s/><text:tab/><text:tab/><text:tab/>&lt;A,B&gt;, </text:p>
      <text:p text:style-name="P39"><text:s/><text:tab/><text:tab/><text:tab/>&lt;A,C&gt;, &lt;A,D&gt;, </text:p>
      <text:p text:style-name="P39"><text:s/><text:tab/><text:tab/><text:tab/>&lt;B,D&gt;, &lt;D,C&gt;, </text:p>
      <text:p text:style-name="P39"><text:s/><text:tab/><text:tab/><text:tab/>&lt;C,t&gt;, &lt;D,t&gt;</text:p>
      <text:p text:style-name="P45"><text:span text:style-name="T26"><text:s/><text:tab/><text:tab/><text:tab/>};</text:span></text:p>
      <text:p text:style-name="P19"><text:span text:style-name="T25"/></text:p>
      <text:p text:style-name="P2">Rozwiązanie:</text:p>
      <text:p text:style-name="P41">Uzyto 3 kolorow</text:p>
      <text:p text:style-name="P42">Schemat:</text:p>
      <text:p text:style-name="P42"><text:s text:c="3"/>1 2 3 4 5 6 </text:p>
      <text:p text:style-name="P42">s: 0 0 0 0 1 0 </text:p>
      <text:p text:style-name="P42">A: 0 0 0 1 0 0 </text:p>
      <text:p text:style-name="P42">B: 1 0 0 0 0 0 </text:p>
      <text:p text:style-name="P42">C: 1 0 0 0 0 0 </text:p>
      <text:p text:style-name="P42">D: 0 0 0 0 1 0 </text:p>
      <text:p text:style-name="P40"><text:span text:style-name="T39">t: 0 0 0 1 0 0 </text:span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><text:span text:style-name="T25"/></text:p>
      <text:p text:style-name="P19"/>
      <text:p text:style-name="P19"/>
      <text:h text:style-name="Heading_20_1" text:outline-level="1"><text:soft-page-break/>Propozycja sprawdzianu:</text:h>
      <text:p text:style-name="P52"/>
      <text:p text:style-name="P28"><text:span text:style-name="T22">{</text:span> <text:span text:style-name="T4">string</text:span> <text:span text:style-name="T22">}</text:span> <text:span text:style-name="T13">Nodes</text:span> <text:span text:style-name="T22">= ...;</text:span> <text:span text:style-name="T41">// wezly / wierzcholki sieci</text:span></text:p>
      <text:p text:style-name="P29"><text:s/></text:p>
      <text:p text:style-name="P29"><text:span text:style-name="T4">tuple</text:span> <text:span text:style-name="T13">arc</text:span><text:span text:style-name="T22">{</text:span></text:p>
      <text:p text:style-name="P29"><text:tab/><text:span text:style-name="T4">string</text:span> <text:span text:style-name="T13">source</text:span><text:span text:style-name="T22">;</text:span></text:p>
      <text:p text:style-name="P29"><text:tab/><text:span text:style-name="T4">string</text:span> <text:span text:style-name="T13">destination</text:span><text:span text:style-name="T22">;</text:span></text:p>
      <text:p text:style-name="P39">}</text:p>
      <text:p text:style-name="P29"/>
      <text:p text:style-name="P46">// łącza/krawędzie (właściwie: łuki) sieci</text:p>
      <text:p text:style-name="P29"><text:span text:style-name="T22">{</text:span><text:span text:style-name="T13">arc</text:span><text:span text:style-name="T22">}</text:span> <text:span text:style-name="T13">Arcs</text:span> <text:span text:style-name="T4">with</text:span> <text:span text:style-name="T13">source</text:span> <text:span text:style-name="T4">in</text:span> <text:span text:style-name="T13">Nodes</text:span><text:span text:style-name="T22">,</text:span> <text:span text:style-name="T13">destination</text:span> <text:span text:style-name="T4">in</text:span> <text:span text:style-name="T13">Nodes</text:span> <text:span text:style-name="T22">= ...;</text:span> </text:p>
      <text:p text:style-name="P29"/>
      <text:p text:style-name="P29"><text:span text:style-name="T4">float</text:span> <text:span text:style-name="T13">d</text:span><text:span text:style-name="T22">[</text:span><text:span text:style-name="T13">Arcs</text:span><text:span text:style-name="T22">] = ...</text:span>; <text:span text:style-name="T41">// opóżnienia na łukach</text:span></text:p>
      <text:p text:style-name="P29"/>
      <text:p text:style-name="P29"><text:span text:style-name="T4">int</text:span> <text:span text:style-name="T13">number_nodes</text:span> <text:span text:style-name="T22">=</text:span> <text:span text:style-name="T36">card</text:span><text:span text:style-name="T22">(</text:span><text:span text:style-name="T13">Nodes</text:span><text:span text:style-name="T22">);</text:span></text:p>
      <text:p text:style-name="P29"><text:span text:style-name="T4">range</text:span> <text:span text:style-name="T13">number_subsets_nodes</text:span> <text:span text:style-name="T22">=</text:span> <text:span text:style-name="T35">1</text:span><text:span text:style-name="T22">..(</text:span> <text:span text:style-name="T36">ftoi</text:span><text:span text:style-name="T22">(</text:span><text:span text:style-name="T36">pow</text:span> <text:span text:style-name="T22">(</text:span><text:span text:style-name="T35">2</text:span><text:span text:style-name="T22">,</text:span> <text:span text:style-name="T13">number_nodes</text:span> <text:span text:style-name="T22">)) -</text:span><text:span text:style-name="T35">2</text:span><text:span text:style-name="T22">);</text:span> <text:span text:style-name="T41">//generacja wszystkch kombinacji wektorow</text:span></text:p>
      <text:p text:style-name="P29"/>
      <text:p text:style-name="P29"><text:span text:style-name="T22">{</text:span> <text:span text:style-name="T4">string</text:span> <text:span text:style-name="T22">}</text:span> <text:span text:style-name="T13">power_sets_Nodes</text:span> <text:span text:style-name="T22">[</text:span><text:span text:style-name="T13">k</text:span> <text:span text:style-name="T4">in</text:span> <text:span text:style-name="T13">number_subsets_nodes</text:span> <text:span text:style-name="T22">] = </text:span>{<text:span text:style-name="T13">i</text:span><text:span text:style-name="T22"> | </text:span><text:span text:style-name="T13">i</text:span> <text:span text:style-name="T4">in</text:span> <text:span text:style-name="T13">Nodes</text:span> <text:span text:style-name="T22">: ((</text:span><text:span text:style-name="T13">k</text:span> <text:span text:style-name="T4">div</text:span> <text:span text:style-name="T22">(</text:span><text:span text:style-name="T36">ftoi</text:span><text:span text:style-name="T22">(</text:span><text:span text:style-name="T36">pow</text:span> <text:span text:style-name="T22">(</text:span><text:span text:style-name="T35">2</text:span><text:span text:style-name="T22">,</text:span> <text:span text:style-name="T36">ord</text:span><text:span text:style-name="T22">(</text:span><text:span text:style-name="T13">Nodes</text:span> <text:span text:style-name="T22">,</text:span><text:span text:style-name="T13">i</text:span><text:span text:style-name="T22">))))</text:span> <text:span text:style-name="T4">mod</text:span> <text:span text:style-name="T35">2</text:span><text:span text:style-name="T22">) ==</text:span> <text:span text:style-name="T35">1</text:span><text:span text:style-name="T22">) };</text:span></text:p>
      <text:p text:style-name="P46">/* masz sobie w Nodes zbior wezlow ABCDEF (w takiej kolejnosci) </text:p>
      <text:p text:style-name="P46">i teraz jesli razem z wygenerowana wczesniej liczba po rozpisaniu </text:p>
      <text:p text:style-name="P46">na binarke się bedzie jedynka to bierzemy dany element z Nodes; </text:p>
      <text:p text:style-name="P46"><text:s/>no i z tego co wzielismy powstaje tablica stringow*/</text:p>
      <text:p text:style-name="P29"/>
      <text:p text:style-name="P29"><text:span text:style-name="T22">{</text:span><text:span text:style-name="T13">arc</text:span><text:span text:style-name="T22">}</text:span> <text:span text:style-name="T13">arcs_power_setNodes</text:span> <text:span text:style-name="T22">[</text:span><text:span text:style-name="T13">k</text:span> <text:span text:style-name="T4">in</text:span> <text:span text:style-name="T13">number_subsets_nodes</text:span> <text:span text:style-name="T22">] = {</text:span>&lt;<text:span text:style-name="T13">i</text:span><text:span text:style-name="T22">,</text:span><text:span text:style-name="T13">j</text:span><text:span text:style-name="T22">&gt; | &lt;</text:span><text:span text:style-name="T13">i</text:span><text:span text:style-name="T22">,</text:span><text:span text:style-name="T13">j</text:span><text:span text:style-name="T22">&gt;</text:span> <text:span text:style-name="T4">in</text:span> <text:span text:style-name="T13">Arcs</text:span><text:span text:style-name="T22">:</text:span> <text:span text:style-name="T13">i</text:span> <text:span text:style-name="T4">in</text:span> <text:span text:style-name="T13">power_sets_Nodes</text:span> <text:span text:style-name="T22">[</text:span><text:span text:style-name="T13">k</text:span><text:span text:style-name="T22">] &amp;&amp;</text:span> <text:span text:style-name="T13">j</text:span> <text:span text:style-name="T4">in</text:span> <text:span text:style-name="T13">power_sets_Nodes</text:span> <text:span text:style-name="T22">[</text:span><text:span text:style-name="T13">k</text:span><text:span text:style-name="T22">]};</text:span></text:p>
      <text:p text:style-name="P29"/>
      <text:p text:style-name="P29"/>
      <text:p text:style-name="P29"/>
      <text:p text:style-name="P29"><text:span text:style-name="T22">{</text:span> <text:span text:style-name="T4">string</text:span> <text:span text:style-name="T22">}</text:span> <text:span text:style-name="T13">neighbIn</text:span> <text:span text:style-name="T22">[</text:span><text:span text:style-name="T13">i</text:span> <text:span text:style-name="T4">in</text:span> <text:span text:style-name="T13">Nodes</text:span> <text:span text:style-name="T22">] = </text:span>{<text:span text:style-name="T13">j</text:span> | <text:span text:style-name="T22">&lt;</text:span><text:span text:style-name="T13">i</text:span><text:span text:style-name="T22">,</text:span><text:span text:style-name="T13">j</text:span><text:span text:style-name="T22">&gt;</text:span> <text:span text:style-name="T4">in</text:span> <text:span text:style-name="T13">Arcs</text:span> <text:span text:style-name="T22">};</text:span></text:p>
      <text:p text:style-name="P29"><text:span text:style-name="T22">{</text:span> <text:span text:style-name="T4">string</text:span> <text:span text:style-name="T22">}</text:span> <text:span text:style-name="T13">neighbOut</text:span> <text:span text:style-name="T22">[</text:span><text:span text:style-name="T13">i</text:span> <text:span text:style-name="T4">in</text:span> <text:span text:style-name="T13">Nodes</text:span> <text:span text:style-name="T22">] = </text:span>{<text:span text:style-name="T13">j</text:span> | <text:span text:style-name="T22">&lt;</text:span><text:span text:style-name="T13">j</text:span><text:span text:style-name="T22">,</text:span><text:span text:style-name="T13">i</text:span><text:span text:style-name="T22">&gt;</text:span> <text:span text:style-name="T4">in</text:span> <text:span text:style-name="T13">Arcs</text:span> <text:span text:style-name="T22">};</text:span></text:p>
      <text:p text:style-name="P29"/>
      <text:p text:style-name="P29"><text:span text:style-name="T4">dvar</text:span><text:span text:style-name="T22"> </text:span><text:span text:style-name="T4">boolean</text:span> <text:span text:style-name="T13">x</text:span><text:span text:style-name="T22">[</text:span><text:span text:style-name="T13">Arcs</text:span> <text:span text:style-name="T22">];</text:span> <text:span text:style-name="T41">// zmienna wskazujaca , ktore lacza tworza pierwszy tunel</text:span></text:p>
      <text:p text:style-name="P29"><text:span text:style-name="T4">dvar</text:span><text:span text:style-name="T22"> </text:span><text:span text:style-name="T4">boolean</text:span> <text:span text:style-name="T13">y</text:span><text:span text:style-name="T22">[</text:span><text:span text:style-name="T13">Arcs</text:span> <text:span text:style-name="T22">];</text:span> <text:span text:style-name="T41">// zmienna wskazujaca , ktore lacza tworza drugi tunel</text:span></text:p>
      <text:p text:style-name="P29"/>
      <text:p text:style-name="P29"><text:span text:style-name="T4">dvar</text:span><text:span text:style-name="T22"> </text:span><text:span text:style-name="T4">float+</text:span> <text:span text:style-name="T13">delx</text:span><text:span text:style-name="T22">;</text:span> <text:span text:style-name="T41">// sumaryczne opoznienie w pierwszym tunelu</text:span></text:p>
      <text:p text:style-name="P29"><text:span text:style-name="T4">dvar</text:span><text:span text:style-name="T22"> </text:span><text:span text:style-name="T4">float+</text:span> <text:span text:style-name="T13">dely</text:span><text:span text:style-name="T22">;</text:span> <text:span text:style-name="T41">// sumaryczne opoznienie w drugim tunelu</text:span></text:p>
      <text:p text:style-name="P29"/>
      <text:p text:style-name="P29"><text:span text:style-name="T4">minimize</text:span> <text:span text:style-name="T13">delx</text:span><text:span text:style-name="T22">+</text:span> <text:span text:style-name="T13">dely</text:span><text:span text:style-name="T22">;</text:span></text:p>
      <text:p text:style-name="P29"/>
      <text:p text:style-name="P29"><text:span text:style-name="T4">subject</text:span><text:span text:style-name="T22"> </text:span><text:span text:style-name="T4">to</text:span><text:span text:style-name="T22">{</text:span></text:p>
      <text:p text:style-name="P29"><text:tab/><text:tab/><text:span text:style-name="T4">forall</text:span> <text:span text:style-name="T22">(</text:span><text:span text:style-name="T13">i</text:span> <text:span text:style-name="T4">in</text:span> <text:span text:style-name="T13">Nodes</text:span> <text:span text:style-name="T22">)</text:span></text:p>
      <text:p text:style-name="P29"><text:tab/><text:tab/><text:tab/><text:span text:style-name="T4">sum</text:span><text:span text:style-name="T22">(</text:span><text:span text:style-name="T13">j</text:span> <text:span text:style-name="T4">in</text:span> <text:span text:style-name="T13">neighbIn</text:span> <text:span text:style-name="T22">[</text:span><text:span text:style-name="T13">i</text:span><text:span text:style-name="T22">])</text:span> <text:span text:style-name="T13">x</text:span><text:span text:style-name="T22">[&lt;</text:span><text:span text:style-name="T13">i</text:span><text:span text:style-name="T22">,</text:span><text:span text:style-name="T13">j</text:span> <text:span text:style-name="T22">&gt;] ==</text:span> <text:span text:style-name="T35">1</text:span><text:span text:style-name="T22">;</text:span></text:p>
      <text:p text:style-name="P29"><text:tab/><text:tab/></text:p>
      <text:p text:style-name="P29"><text:tab/><text:tab/><text:span text:style-name="T4">forall</text:span> <text:span text:style-name="T22">(</text:span><text:span text:style-name="T13">i</text:span> <text:span text:style-name="T4">in</text:span> <text:span text:style-name="T13">Nodes</text:span> <text:span text:style-name="T22">)</text:span></text:p>
      <text:p text:style-name="P29"><text:tab/><text:tab/><text:tab/><text:span text:style-name="T4">sum</text:span><text:span text:style-name="T22">(</text:span><text:span text:style-name="T13">j</text:span> <text:span text:style-name="T4">in</text:span> <text:span text:style-name="T13">neighbOut</text:span> <text:span text:style-name="T22">[</text:span><text:span text:style-name="T13">i</text:span><text:span text:style-name="T22">])</text:span> <text:span text:style-name="T13">x</text:span><text:span text:style-name="T22">[&lt;</text:span><text:span text:style-name="T13">j</text:span><text:span text:style-name="T22">,</text:span><text:span text:style-name="T13">i</text:span><text:span text:style-name="T22">&gt;] ==</text:span> <text:span text:style-name="T35">1</text:span><text:span text:style-name="T22">;</text:span></text:p>
      <text:p text:style-name="P29"/>
      <text:p text:style-name="P29"><text:tab/><text:tab/><text:span text:style-name="T4">forall</text:span> <text:span text:style-name="T22">(</text:span><text:span text:style-name="T13">k</text:span> <text:span text:style-name="T4">in</text:span> <text:span text:style-name="T13">number_subsets_nodes</text:span> <text:span text:style-name="T22">)</text:span></text:p>
      <text:p text:style-name="P29"><text:tab/><text:tab/><text:tab/><text:span text:style-name="T4">sum</text:span><text:span text:style-name="T22">(</text:span><text:span text:style-name="T13">a</text:span> <text:span text:style-name="T4">in</text:span> <text:span text:style-name="T13">arcs_power_setNodes</text:span> <text:span text:style-name="T22">[</text:span><text:span text:style-name="T13">k</text:span><text:span text:style-name="T22">])</text:span> <text:span text:style-name="T13">x</text:span><text:span text:style-name="T22">[</text:span><text:span text:style-name="T13">a</text:span><text:span text:style-name="T22">] &lt;=</text:span> <text:span text:style-name="T36">card</text:span><text:span text:style-name="T22">(</text:span> <text:span text:style-name="T13">power_sets_Nodes</text:span> <text:span text:style-name="T22">[</text:span><text:span text:style-name="T13">k</text:span><text:span text:style-name="T22">]) -</text:span><text:span text:style-name="T35">1</text:span><text:span text:style-name="T22">;</text:span></text:p>
      <text:p text:style-name="P29"/>
      <text:p text:style-name="P29"><text:tab/><text:tab/><text:span text:style-name="T13">delx</text:span> <text:span text:style-name="T22">==</text:span> <text:span text:style-name="T4">sum</text:span><text:span text:style-name="T22">(</text:span><text:span text:style-name="T13">a</text:span> <text:span text:style-name="T4">in</text:span> <text:span text:style-name="T13">Arcs</text:span><text:span text:style-name="T22">)</text:span> <text:span text:style-name="T13">d</text:span><text:span text:style-name="T22">[</text:span><text:span text:style-name="T13">a</text:span><text:span text:style-name="T22">]*</text:span><text:span text:style-name="T13">x</text:span><text:span text:style-name="T22">[</text:span><text:span text:style-name="T13">a</text:span><text:span text:style-name="T22">];</text:span></text:p>
      <text:p text:style-name="P29"/>
      <text:p text:style-name="P29"><text:tab/><text:tab/><text:span text:style-name="T4">forall</text:span> <text:span text:style-name="T22">(</text:span><text:span text:style-name="T13">i</text:span> <text:span text:style-name="T4">in</text:span> <text:span text:style-name="T13">Nodes</text:span> <text:span text:style-name="T22">)</text:span></text:p>
      <text:p text:style-name="P29"><text:tab/><text:tab/><text:tab/><text:span text:style-name="T4">sum</text:span><text:span text:style-name="T22">(</text:span><text:span text:style-name="T13">j</text:span> <text:span text:style-name="T4">in</text:span> <text:span text:style-name="T13">neighbIn</text:span> <text:span text:style-name="T22">[</text:span><text:span text:style-name="T13">i</text:span><text:span text:style-name="T22">])</text:span> <text:span text:style-name="T13">y</text:span><text:span text:style-name="T22">[&lt;</text:span><text:span text:style-name="T13">i</text:span><text:span text:style-name="T22">,</text:span><text:span text:style-name="T13">j</text:span> <text:span text:style-name="T22">&gt;] ==</text:span> <text:span text:style-name="T35">1</text:span><text:span text:style-name="T22">;</text:span></text:p>
      <text:p text:style-name="P29"/>
      <text:p text:style-name="P29"><text:tab/><text:tab/><text:span text:style-name="T4">forall</text:span> <text:span text:style-name="T22">(</text:span><text:span text:style-name="T13">i</text:span> <text:span text:style-name="T4">in</text:span> <text:span text:style-name="T13">Nodes</text:span> <text:span text:style-name="T22">)</text:span></text:p>
      <text:p text:style-name="P29"><text:tab/><text:tab/><text:tab/><text:span text:style-name="T4">sum</text:span><text:span text:style-name="T22">(</text:span><text:span text:style-name="T13">j</text:span> <text:span text:style-name="T4">in</text:span> <text:span text:style-name="T13">neighbOut</text:span> <text:span text:style-name="T22">[</text:span><text:span text:style-name="T13">i</text:span><text:span text:style-name="T22">])</text:span> <text:span text:style-name="T13">y</text:span><text:span text:style-name="T22">[&lt;</text:span><text:span text:style-name="T13">j</text:span><text:span text:style-name="T22">,</text:span><text:span text:style-name="T13">i</text:span><text:span text:style-name="T22">&gt;] ==</text:span> <text:span text:style-name="T35">1</text:span><text:span text:style-name="T22">;</text:span></text:p>
      <text:p text:style-name="P29"/>
      <text:p text:style-name="P29"><text:tab/><text:tab/><text:span text:style-name="T4">forall</text:span> <text:span text:style-name="T22">(</text:span><text:span text:style-name="T13">k</text:span> <text:span text:style-name="T4">in</text:span> <text:span text:style-name="T13">number_subsets_nodes</text:span> <text:span text:style-name="T22">)</text:span></text:p>
      <text:p text:style-name="P29"><text:tab/><text:tab/><text:tab/><text:span text:style-name="T4">sum</text:span><text:span text:style-name="T22">(</text:span><text:span text:style-name="T13">a</text:span> <text:span text:style-name="T4">in</text:span> <text:span text:style-name="T13">arcs_power_setNodes</text:span> <text:span text:style-name="T22">[</text:span><text:span text:style-name="T13">k</text:span><text:span text:style-name="T22">])</text:span> <text:span text:style-name="T13">y</text:span><text:span text:style-name="T22">[</text:span><text:span text:style-name="T13">a</text:span><text:span text:style-name="T22">] &lt;=</text:span> <text:span text:style-name="T36">card</text:span><text:span text:style-name="T22">(</text:span> <text:span text:style-name="T13">power_sets_Nodes</text:span> <text:span text:style-name="T22">[</text:span><text:span text:style-name="T13">k</text:span><text:span text:style-name="T22">]) -</text:span><text:span text:style-name="T35">1</text:span><text:span text:style-name="T22">;</text:span></text:p>
      <text:p text:style-name="P29"/>
      <text:p text:style-name="P29"><text:soft-page-break/><text:tab/><text:tab/><text:span text:style-name="T13">dely</text:span> <text:span text:style-name="T22">==</text:span> <text:span text:style-name="T4">sum</text:span><text:span text:style-name="T22">(</text:span><text:span text:style-name="T13">a</text:span> <text:span text:style-name="T4">in</text:span> <text:span text:style-name="T13">Arcs</text:span><text:span text:style-name="T22">)</text:span> <text:span text:style-name="T13">d</text:span><text:span text:style-name="T22">[</text:span><text:span text:style-name="T13">a</text:span><text:span text:style-name="T22">]*</text:span><text:span text:style-name="T13">y</text:span><text:span text:style-name="T22">[</text:span><text:span text:style-name="T13">a</text:span><text:span text:style-name="T22">];</text:span></text:p>
      <text:p text:style-name="P29"/>
      <text:p text:style-name="P29"><text:tab/><text:tab/><text:span text:style-name="T4">forall</text:span> <text:span text:style-name="T22">(</text:span><text:span text:style-name="T13">a</text:span> <text:span text:style-name="T4">in</text:span> <text:span text:style-name="T13">Arcs</text:span><text:span text:style-name="T22">)</text:span></text:p>
      <text:p text:style-name="P29"><text:tab/><text:tab/><text:tab/><text:span text:style-name="T13">x</text:span><text:span text:style-name="T22">[</text:span><text:span text:style-name="T13">a</text:span><text:span text:style-name="T22">] +</text:span> <text:span text:style-name="T13">y</text:span><text:span text:style-name="T22">[</text:span><text:span text:style-name="T13">a</text:span><text:span text:style-name="T22">] &lt;=</text:span> <text:span text:style-name="T35">1</text:span><text:span text:style-name="T22">;</text:span></text:p>
      <text:p text:style-name="P39">}</text:p>
      <text:p text:style-name="P29"/>
      <text:p text:style-name="P29"><text:span text:style-name="T4">execute</text:span> <text:span text:style-name="T22">{</text:span></text:p>
      <text:p text:style-name="P29"><text:tab/><text:span text:style-name="T36">writeln</text:span> <text:span text:style-name="T22">(</text:span><text:span text:style-name="T42">" Lacza tworzace pierwszy tunel o sumarycznym opoznieniu "</text:span><text:span text:style-name="T22">,</text:span><text:span text:style-name="T13">delx</text:span> <text:span text:style-name="T22">,</text:span><text:span text:style-name="T42">":"</text:span><text:span text:style-name="T22">);</text:span></text:p>
      <text:p text:style-name="P29"><text:tab/><text:span text:style-name="T44">for</text:span><text:span text:style-name="T22">(</text:span><text:span text:style-name="T44">var</text:span> <text:span text:style-name="T13">a</text:span> <text:span text:style-name="T44">in</text:span> <text:span text:style-name="T13">Arcs</text:span><text:span text:style-name="T22">)</text:span></text:p>
      <text:p text:style-name="P29"><text:tab/><text:tab/><text:span text:style-name="T44">if</text:span><text:span text:style-name="T22">(</text:span><text:span text:style-name="T13">x</text:span><text:span text:style-name="T22">[</text:span><text:span text:style-name="T13">a</text:span><text:span text:style-name="T22">] &gt;</text:span> <text:span text:style-name="T35">0</text:span><text:span text:style-name="T22">)</text:span> <text:span text:style-name="T36">writeln</text:span> <text:span text:style-name="T22">(</text:span><text:span text:style-name="T42">" lacze : "</text:span><text:span text:style-name="T22">,</text:span><text:span text:style-name="T13">a</text:span><text:span text:style-name="T22">.</text:span><text:span text:style-name="T13">source</text:span> <text:span text:style-name="T22">,</text:span><text:span text:style-name="T42">"-"</text:span><text:span text:style-name="T22">,</text:span><text:span text:style-name="T13">a</text:span><text:span text:style-name="T22">.</text:span> <text:span text:style-name="T13">destination</text:span> <text:span text:style-name="T22">);</text:span></text:p>
      <text:p text:style-name="P29"><text:tab/><text:span text:style-name="T36">writeln</text:span> <text:span text:style-name="T22">(</text:span><text:span text:style-name="T42">" Lacza tworzace drugi tunel o sumarycznym opoznieniu "</text:span><text:span text:style-name="T22">,</text:span><text:span text:style-name="T13">dely</text:span> <text:span text:style-name="T22">,</text:span><text:span text:style-name="T42">":"</text:span><text:span text:style-name="T22">);</text:span></text:p>
      <text:p text:style-name="P29"><text:tab/></text:p>
      <text:p text:style-name="P29"><text:tab/><text:span text:style-name="T44">for</text:span><text:span text:style-name="T22">(</text:span><text:span text:style-name="T44">var</text:span> <text:span text:style-name="T13">a</text:span> <text:span text:style-name="T44">in</text:span> <text:span text:style-name="T13">Arcs</text:span><text:span text:style-name="T22">)</text:span></text:p>
      <text:p text:style-name="P29"><text:tab/><text:tab/><text:span text:style-name="T44">if</text:span><text:span text:style-name="T22">(</text:span><text:span text:style-name="T13">y</text:span><text:span text:style-name="T22">[</text:span><text:span text:style-name="T13">a</text:span><text:span text:style-name="T22">] &gt;</text:span> <text:span text:style-name="T35">0</text:span><text:span text:style-name="T22">)</text:span> <text:span text:style-name="T36">writeln</text:span> <text:span text:style-name="T22">(</text:span><text:span text:style-name="T42">" lacze : "</text:span><text:span text:style-name="T22">,</text:span><text:span text:style-name="T13">a</text:span><text:span text:style-name="T22">.</text:span><text:span text:style-name="T13">source</text:span> <text:span text:style-name="T22">,</text:span><text:span text:style-name="T42">"-"</text:span><text:span text:style-name="T22">,</text:span><text:span text:style-name="T13">a</text:span><text:span text:style-name="T22">.</text:span> <text:span text:style-name="T13">destination</text:span> <text:span text:style-name="T22">);</text:span></text:p>
      <text:p text:style-name="P45"><text:span text:style-name="T26">}</text:span></text:p>
      <text:p text:style-name="P20"><text:span text:style-name="T23"/></text:p>
      <text:p text:style-name="P2">Dane:</text:p>
      <text:p text:style-name="P34"><text:span text:style-name="T13">Nodes</text:span><text:span text:style-name="T22"> = {A, B, C, D, E, F};</text:span></text:p>
      <text:p text:style-name="P29"/>
      <text:p text:style-name="P29"><text:span text:style-name="T13">Arcs</text:span><text:span text:style-name="T22"> = {&lt;A,B&gt;, &lt;B,A&gt;, &lt;B,C&gt;, &lt;C,B&gt;, &lt;A,F&gt;, &lt;F,A&gt;, &lt;A,E&gt;, </text:span></text:p>
      <text:p text:style-name="P39"><text:tab/>&lt;E,A&gt;, &lt;B,E&gt;, &lt;E,B&gt;, &lt;E,C&gt;, &lt;C,E&gt;, &lt;C,D&gt;, &lt;D,C&gt;, </text:p>
      <text:p text:style-name="P39"><text:tab/>&lt;F,E&gt;, &lt;E,F&gt;, &lt;E,D&gt;, &lt;D,E&gt;, &lt;D,F &gt;};</text:p>
      <text:p text:style-name="P45"><text:span text:style-name="T16">d</text:span><text:span text:style-name="T26"> = [1 14 3 15 10 8 17 19 12 11 2 14 3 15 4 18 3 19 2];</text:span></text:p>
      <text:p text:style-name="P19"><text:span text:style-name="T23"/></text:p>
      <text:p text:style-name="P19"><text:span text:style-name="T23"/></text:p>
      <text:p text:style-name="P2">Rozwiązanie:</text:p>
      <text:p text:style-name="P41"><text:s/>Lacza tworzace pierwszy tunel o sumarycznym opoznieniu 28:</text:p>
      <text:p text:style-name="P42"><text:s/>lacze : A-B</text:p>
      <text:p text:style-name="P42"><text:s/>lacze : F-A</text:p>
      <text:p text:style-name="P42"><text:s/>lacze : B-E</text:p>
      <text:p text:style-name="P42"><text:s/>lacze : E-C</text:p>
      <text:p text:style-name="P42"><text:s/>lacze : C-D</text:p>
      <text:p text:style-name="P42"><text:s/>lacze : D-F</text:p>
      <text:p text:style-name="P42"><text:s/>Lacza tworzace drugi tunel o sumarycznym opoznieniu 61:</text:p>
      <text:p text:style-name="P42"><text:s/>lacze : B-A</text:p>
      <text:p text:style-name="P42"><text:s/>lacze : C-B</text:p>
      <text:p text:style-name="P42"><text:s/>lacze : A-F</text:p>
      <text:p text:style-name="P42"><text:s/>lacze : D-C</text:p>
      <text:p text:style-name="P42"><text:s/>lacze : F-E</text:p>
      <text:p text:style-name="P40"><text:span text:style-name="T39"><text:s/>lacze : E-D</text:span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p text:style-name="P40"><text:span text:style-name="T39"/></text:p>
      <text:h text:style-name="Heading_20_1" text:outline-level="1"><text:soft-page-break/>Kolokwium PST, rok 2015:</text:h>
      <text:p text:style-name="Text_20_body"/>
      <text:p text:style-name="P28"><text:span text:style-name="T4">int</text:span> <text:span text:style-name="T13">Nodes_size</text:span> <text:span text:style-name="T22">= ...;</text:span></text:p>
      <text:p text:style-name="P46">// int Nodes = ...;</text:p>
      <text:p text:style-name="P29"><text:s/></text:p>
      <text:p text:style-name="P29"><text:s/><text:span text:style-name="T4">range</text:span> <text:span text:style-name="T13">Nodes</text:span> <text:span text:style-name="T22">=</text:span> <text:span text:style-name="T35">1</text:span><text:span text:style-name="T22">..</text:span><text:span text:style-name="T13">Nodes_size</text:span><text:span text:style-name="T22">;</text:span></text:p>
      <text:p text:style-name="P29"><text:s/></text:p>
      <text:p text:style-name="P29"><text:s/><text:span text:style-name="T4">tuple</text:span> <text:span text:style-name="T13">arc</text:span></text:p>
      <text:p text:style-name="P29"><text:s/><text:span text:style-name="T22">{</text:span></text:p>
      <text:p text:style-name="P29"><text:s/><text:tab/><text:span text:style-name="T4">int</text:span> <text:span text:style-name="T13">src</text:span><text:span text:style-name="T22">;</text:span></text:p>
      <text:p text:style-name="P29"><text:s/><text:tab/><text:span text:style-name="T4">int</text:span> <text:span text:style-name="T13">dst</text:span><text:span text:style-name="T22">; </text:span></text:p>
      <text:p text:style-name="P39"><text:s/>};</text:p>
      <text:p text:style-name="P39"><text:s/></text:p>
      <text:p text:style-name="P29"><text:span text:style-name="T22"><text:s/>{</text:span><text:span text:style-name="T13">arc</text:span><text:span text:style-name="T22">}</text:span> <text:span text:style-name="T13">Arcs</text:span> <text:span text:style-name="T4">with</text:span> <text:span text:style-name="T13">src</text:span> <text:span text:style-name="T4">in</text:span> <text:span text:style-name="T13">Nodes</text:span><text:span text:style-name="T22">,</text:span> <text:span text:style-name="T13">dst</text:span> <text:span text:style-name="T4">in</text:span> <text:span text:style-name="T13">Nodes</text:span> <text:span text:style-name="T22">= ...;</text:span> <text:span text:style-name="T41">// e</text:span></text:p>
      <text:p text:style-name="P29"><text:s/><text:span text:style-name="T22">{</text:span><text:span text:style-name="T13">arc</text:span><text:span text:style-name="T22">}</text:span> <text:span text:style-name="T13">Demands</text:span> <text:span text:style-name="T22">= ...;</text:span> <text:span text:style-name="T41">// d</text:span></text:p>
      <text:p text:style-name="P29"><text:s/></text:p>
      <text:p text:style-name="P29"><text:s/><text:span text:style-name="T41">// Stale</text:span></text:p>
      <text:p text:style-name="P29"><text:s/><text:span text:style-name="T4">int</text:span> <text:span text:style-name="T13">Volume</text:span><text:span text:style-name="T22">[</text:span><text:span text:style-name="T13">Demands</text:span><text:span text:style-name="T22">] = ...</text:span>; <text:span text:style-name="T41">// h</text:span></text:p>
      <text:p text:style-name="P29"><text:s/><text:span text:style-name="T4">int</text:span> <text:span text:style-name="T13">Path</text:span> <text:span text:style-name="T22">= ...;</text:span></text:p>
      <text:p text:style-name="P29"><text:s/><text:span text:style-name="T4">range</text:span> <text:span text:style-name="T13">p</text:span> <text:span text:style-name="T22">=</text:span> <text:span text:style-name="T35">1</text:span><text:span text:style-name="T22">..</text:span><text:span text:style-name="T13">Path</text:span><text:span text:style-name="T22">;</text:span> <text:span text:style-name="T41">// p</text:span></text:p>
      <text:p text:style-name="P29"><text:s/><text:span text:style-name="T4">int</text:span> <text:span text:style-name="T13">delta</text:span><text:span text:style-name="T22">[</text:span><text:span text:style-name="T13">Arcs</text:span><text:span text:style-name="T22">][</text:span><text:span text:style-name="T13">Demands</text:span><text:span text:style-name="T22">][</text:span><text:span text:style-name="T13">p</text:span><text:span text:style-name="T22">] = ...</text:span>;</text:p>
      <text:p text:style-name="P29"><text:s/><text:span text:style-name="T4">int</text:span> <text:span text:style-name="T13">Cost</text:span> <text:span text:style-name="T22">=</text:span> <text:span text:style-name="T35">300</text:span><text:span text:style-name="T22">;</text:span></text:p>
      <text:p text:style-name="P46">// int Cost_weights_x = ...;</text:p>
      <text:p text:style-name="P46">// int Cost_weights = ...;</text:p>
      <text:p text:style-name="P29"/>
      <text:p text:style-name="P29"><text:s/><text:span text:style-name="T41">// Zmienne</text:span></text:p>
      <text:p text:style-name="P29"><text:s/><text:span text:style-name="T41">// x - wielkosc przeplywu realizujacego </text:span></text:p>
      <text:p text:style-name="P29"><text:s/><text:span text:style-name="T41">// <text:s text:c="2"/>zapotrzebowanie d korzystajacego ze sciezki p</text:span></text:p>
      <text:p text:style-name="P29"><text:s/><text:span text:style-name="T41">// y - wielkosc przeplywnosci przydzielonej</text:span></text:p>
      <text:p text:style-name="P29"><text:s/><text:span text:style-name="T41">// <text:s text:c="2"/>do uzycia na laczu e </text:span></text:p>
      <text:p text:style-name="P29"><text:s/><text:span text:style-name="T4">dvar</text:span><text:span text:style-name="T22"> </text:span><text:span text:style-name="T4">float+</text:span> <text:span text:style-name="T13">x</text:span><text:span text:style-name="T22">[</text:span><text:span text:style-name="T13">Demands</text:span><text:span text:style-name="T22">][</text:span><text:span text:style-name="T13">p</text:span><text:span text:style-name="T22">];</text:span></text:p>
      <text:p text:style-name="P29"><text:s/><text:span text:style-name="T4">dvar</text:span><text:span text:style-name="T22"> </text:span><text:span text:style-name="T4">float+</text:span> <text:span text:style-name="T13">y</text:span><text:span text:style-name="T22">[</text:span><text:span text:style-name="T13">Arcs</text:span><text:span text:style-name="T22">];</text:span></text:p>
      <text:p text:style-name="P29"><text:s/><text:span text:style-name="T41">// g - nowy koszt - ktorego kosztu uzywac</text:span></text:p>
      <text:p text:style-name="P46">// dvar int g[Arcs];</text:p>
      <text:p text:style-name="P29"/>
      <text:p text:style-name="P29"><text:s/><text:span text:style-name="T41">// F celu</text:span></text:p>
      <text:p text:style-name="P29"><text:s/><text:span text:style-name="T4">minimize</text:span><text:span text:style-name="T22"> </text:span><text:span text:style-name="T4">sum</text:span><text:span text:style-name="T22">(</text:span><text:span text:style-name="T13">a</text:span> <text:span text:style-name="T4">in</text:span> <text:span text:style-name="T13">Arcs</text:span><text:span text:style-name="T22">)</text:span> <text:span text:style-name="T13">Cost</text:span><text:span text:style-name="T22">*</text:span><text:span text:style-name="T13">y</text:span><text:span text:style-name="T22">[</text:span><text:span text:style-name="T13">a</text:span><text:span text:style-name="T22">];</text:span></text:p>
      <text:p text:style-name="P29"><text:s/></text:p>
      <text:p text:style-name="P29"><text:s/><text:span text:style-name="T4">subject</text:span><text:span text:style-name="T22"> </text:span><text:span text:style-name="T4">to</text:span> <text:span text:style-name="T22">{</text:span></text:p>
      <text:p text:style-name="P29"><text:s/><text:tab/><text:span text:style-name="T13">PROPER_PATH</text:span><text:span text:style-name="T22">:</text:span> </text:p>
      <text:p text:style-name="P29"><text:s/><text:tab/><text:span text:style-name="T4">forall</text:span><text:span text:style-name="T22">(</text:span><text:span text:style-name="T13">a</text:span> <text:span text:style-name="T4">in</text:span> <text:span text:style-name="T13">Arcs</text:span><text:span text:style-name="T22">)</text:span> </text:p>
      <text:p text:style-name="P29"><text:s/><text:tab/><text:tab/><text:span text:style-name="T4">sum</text:span><text:span text:style-name="T22">(</text:span><text:span text:style-name="T13">d</text:span> <text:span text:style-name="T4">in</text:span> <text:span text:style-name="T13">Demands</text:span><text:span text:style-name="T22">,</text:span> <text:span text:style-name="T13">p1</text:span> <text:span text:style-name="T4">in</text:span> <text:span text:style-name="T13">p</text:span><text:span text:style-name="T22">)</text:span> <text:span text:style-name="T13">delta</text:span><text:span text:style-name="T22">[</text:span><text:span text:style-name="T13">a</text:span><text:span text:style-name="T22">][</text:span><text:span text:style-name="T13">d</text:span><text:span text:style-name="T22">][</text:span><text:span text:style-name="T13">p1</text:span><text:span text:style-name="T22">]*</text:span><text:span text:style-name="T13">x</text:span><text:span text:style-name="T22">[</text:span><text:span text:style-name="T13">d</text:span><text:span text:style-name="T22">][</text:span><text:span text:style-name="T13">p1</text:span><text:span text:style-name="T22">] &lt;=</text:span> <text:span text:style-name="T13">y</text:span><text:span text:style-name="T22">[</text:span><text:span text:style-name="T13">a</text:span><text:span text:style-name="T22">];</text:span></text:p>
      <text:p text:style-name="P29"><text:s/><text:tab/><text:tab/></text:p>
      <text:p text:style-name="P29"><text:s/><text:tab/><text:span text:style-name="T13">DEMAND_PATHS</text:span><text:span text:style-name="T22">:</text:span> </text:p>
      <text:p text:style-name="P29"><text:s/><text:tab/><text:span text:style-name="T4">forall</text:span><text:span text:style-name="T22">(</text:span><text:span text:style-name="T13">d</text:span> <text:span text:style-name="T4">in</text:span> <text:span text:style-name="T13">Demands</text:span><text:span text:style-name="T22">)</text:span> <text:span text:style-name="T4">sum</text:span><text:span text:style-name="T22">(</text:span><text:span text:style-name="T13">p1</text:span> <text:span text:style-name="T4">in</text:span> <text:span text:style-name="T13">p</text:span><text:span text:style-name="T22">)</text:span> <text:span text:style-name="T13">x</text:span><text:span text:style-name="T22">[</text:span><text:span text:style-name="T13">d</text:span><text:span text:style-name="T22">][</text:span><text:span text:style-name="T13">p1</text:span><text:span text:style-name="T22">] ==</text:span> <text:span text:style-name="T13">Volume</text:span><text:span text:style-name="T22">[</text:span><text:span text:style-name="T13">d</text:span><text:span text:style-name="T22">];</text:span> </text:p>
      <text:p text:style-name="P29"><text:s/><text:tab/></text:p>
      <text:p text:style-name="P46">// <text:tab/>NEW_COST:</text:p>
      <text:p text:style-name="P46">// <text:tab/>forall(a in Arcs) g[a] &gt;= 1;</text:p>
      <text:p text:style-name="P45"><text:span text:style-name="T47"><text:s/></text:span><text:span text:style-name="T26">}</text:span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2"><text:soft-page-break/>Dane:</text:p>
      <text:p text:style-name="P16"><text:span text:style-name="T22"><text:s/></text:span><text:span text:style-name="T13">Nodes_size</text:span><text:span text:style-name="T22"> = 7;</text:span></text:p>
      <text:p text:style-name="P18"/>
      <text:p text:style-name="P15"><text:span text:style-name="T22"><text:s/></text:span><text:span text:style-name="T13">Arcs</text:span><text:span text:style-name="T22"> = { </text:span></text:p>
      <text:p text:style-name="P18"><text:s/><text:tab/>&lt;1,2&gt;, &lt;1,3&gt;, &lt;1,4&gt;, &lt;1,5&gt;, </text:p>
      <text:p text:style-name="P18"><text:s/><text:tab/>&lt;2,1&gt;, &lt;2,5&gt;, &lt;2,6&gt;,</text:p>
      <text:p text:style-name="P18"><text:s/><text:tab/>&lt;3,1&gt;, &lt;3,4&gt;, &lt;3,5&gt;,</text:p>
      <text:p text:style-name="P18"><text:s/><text:tab/>&lt;4,1&gt;, &lt;4,3&gt;, &lt;4,5&gt;, &lt;4,7&gt;,</text:p>
      <text:p text:style-name="P18"><text:s/><text:tab/>&lt;5,1&gt;, &lt;5,2&gt;, &lt;5,3&gt;, &lt;5,4&gt;, &lt;5,6&gt;, &lt;5,7&gt;,</text:p>
      <text:p text:style-name="P18"><text:s/><text:tab/>&lt;6,2&gt;, &lt;6,5&gt;, &lt;6,7&gt;,</text:p>
      <text:p text:style-name="P18"><text:s/><text:tab/>&lt;7,4&gt;, &lt;7,5&gt;, &lt;7,6&gt;</text:p>
      <text:p text:style-name="P18"><text:s/><text:tab/>};</text:p>
      <text:p text:style-name="P18"><text:s/><text:tab/></text:p>
      <text:p text:style-name="P15"><text:span text:style-name="T22"><text:s/></text:span><text:span text:style-name="T13">Demands</text:span><text:span text:style-name="T22"> = { </text:span></text:p>
      <text:p text:style-name="P18"><text:s/><text:tab/>&lt;2,6&gt;, &lt;1,4&gt;, &lt;3,6&gt;, &lt;2,4&gt;, &lt;1,6&gt;, </text:p>
      <text:p text:style-name="P18"><text:s text:c="3"/><text:tab/>&lt;6,2&gt;, &lt;4,1&gt;, &lt;6,3&gt;, &lt;4,2&gt;, &lt;6,1&gt;</text:p>
      <text:p text:style-name="P18"><text:s text:c="3"/><text:tab/>};</text:p>
      <text:p text:style-name="P18"><text:s text:c="3"/><text:tab/></text:p>
      <text:p text:style-name="P15"><text:span text:style-name="T22"><text:s/></text:span><text:span text:style-name="T13">Volume</text:span><text:span text:style-name="T22"> = [ </text:span></text:p>
      <text:p text:style-name="P18"><text:s/><text:tab/>7, 9, 11, 5, 7,</text:p>
      <text:p text:style-name="P18"><text:s/><text:tab/>7, 9, 11, 5, 7</text:p>
      <text:p text:style-name="P18"><text:s/><text:tab/>];</text:p>
      <text:p text:style-name="P18"><text:s text:c="3"/><text:tab/></text:p>
      <text:p text:style-name="P21">// Cost_weights_x = [ 10, 20 ];</text:p>
      <text:p text:style-name="P21">// Cost_weights = [ 100, 300 ];</text:p>
      <text:p text:style-name="P18"><text:s text:c="3"/><text:tab/></text:p>
      <text:p text:style-name="P18"><text:s/></text:p>
      <text:p text:style-name="P15"><text:span text:style-name="T22"><text:s/></text:span><text:span text:style-name="T13">Path</text:span><text:span text:style-name="T22"> = 2;</text:span></text:p>
      <text:p text:style-name="P18"><text:s/></text:p>
      <text:p text:style-name="P21">// int delta[Arcs][Demands][p] = ...;</text:p>
      <text:p text:style-name="P15"><text:span text:style-name="T22"><text:s/></text:span><text:span text:style-name="T13">delta</text:span><text:span text:style-name="T22"> = </text:span></text:p>
      <text:p text:style-name="P18"><text:s/>[</text:p>
      <text:p text:style-name="P18"><text:s/><text:tab/>[[ 0 0 ][ 0 0 ][ 0 0 ][ 0 0 ][ 0 0 ][ 0 0 ][ 0 0 ][ 1 0 ][ 0 0 ][ 1 0 ]]</text:p>
      <text:p text:style-name="P18"><text:s/><text:tab/>[[ 1 0 ][ 0 0 ][ 1 0 ][ 0 0 ][ 0 0 ][ 0 0 ][ 0 0 ][ 0 0 ][ 0 0 ][ 0 0 ]] </text:p>
      <text:p text:style-name="P18"><text:s/><text:tab/>[[ 0 0 ][ 0 0 ][ 0 0 ][ 0 0 ][ 0 0 ][ 0 0 ][ 0 0 ][ 1 0 ][ 0 0 ][ 0 0 ]]</text:p>
      <text:p text:style-name="P15"><text:span text:style-name="T22"><text:s/><text:tab/>[[ 0 1 ][ 0 0 ][ 0 0 ][ 0 0 ][ 0 0 ][ 0 0 ][ 0 0 ][ 1 0 ][ 0 0 ][ 0 0 ]] </text:span><text:span text:style-name="T41">/* 4 */</text:span><text:span text:style-name="T22"> </text:span></text:p>
      <text:p text:style-name="P18"><text:s/><text:tab/>[[ 0 0 ][ 0 0 ][ 0 0 ][ 0 0 ][ 0 0 ][ 0 0 ][ 0 0 ][ 0 0 ][ 0 0 ][ 1 0 ]]</text:p>
      <text:p text:style-name="P18"><text:s/><text:tab/>[[ 1 0 ][ 0 0 ][ 1 0 ][ 0 0 ][ 0 0 ][ 0 0 ][ 0 0 ][ 0 0 ][ 0 0 ][ 0 0 ]] </text:p>
      <text:p text:style-name="P18"><text:s/><text:tab/>[[ 0 0 ][ 0 0 ][ 0 0 ][ 0 0 ][ 0 0 ][ 0 1 ][ 0 0 ][ 1 0 ][ 0 0 ][ 0 0 ]]</text:p>
      <text:p text:style-name="P15"><text:span text:style-name="T22"><text:s/><text:tab/>[[ 0 1 ][ 0 0 ][ 0 0 ][ 0 0 ][ 0 0 ][ 0 0 ][ 0 0 ][ 0 0 ][ 0 0 ][ 0 0 ]] </text:span><text:span text:style-name="T41">/* 4 */</text:span><text:span text:style-name="T22"> </text:span></text:p>
      <text:p text:style-name="P18"><text:s/><text:tab/>[[ 0 0 ][ 0 0 ][ 0 0 ][ 0 1 ][ 0 0 ][ 0 0 ][ 0 0 ][ 0 0 ][ 0 1 ][ 1 0 ]]</text:p>
      <text:p text:style-name="P18"><text:s/><text:tab/>[[ 1 0 ][ 0 0 ][ 1 0 ][ 0 0 ][ 0 0 ][ 0 0 ][ 0 0 ][ 0 0 ][ 0 0 ][ 0 0 ]] </text:p>
      <text:p text:style-name="P18"><text:s/><text:tab/>[[ 0 0 ][ 0 0 ][ 0 0 ][ 0 0 ][ 0 0 ][ 0 0 ][ 0 0 ][ 1 0 ][ 0 0 ][ 0 0 ]]</text:p>
      <text:p text:style-name="P15"><text:span text:style-name="T22"><text:s/><text:tab/>[[ 0 1 ][ 0 0 ][ 0 0 ][ 0 0 ][ 0 0 ][ 0 0 ][ 0 0 ][ 0 0 ][ 0 0 ][ 0 0 ]] </text:span><text:span text:style-name="T41">/* 4 */</text:span><text:span text:style-name="T22"> </text:span></text:p>
      <text:p text:style-name="P18"><text:s/><text:tab/>[[ 0 0 ][ 0 0 ][ 0 0 ][ 0 0 ][ 0 0 ][ 0 0 ][ 0 0 ][ 0 0 ][ 0 0 ][ 1 0 ]]</text:p>
      <text:p text:style-name="P18"><text:s/><text:tab/>[[ 1 0 ][ 0 0 ][ 1 0 ][ 0 0 ][ 0 0 ][ 0 0 ][ 0 0 ][ 0 0 ][ 1 0 ][ 0 0 ]] </text:p>
      <text:p text:style-name="P18"><text:s/><text:tab/>[[ 0 0 ][ 0 0 ][ 0 0 ][ 0 0 ][ 0 0 ][ 0 0 ][ 0 0 ][ 1 0 ][ 0 0 ][ 0 0 ]]</text:p>
      <text:p text:style-name="P15"><text:span text:style-name="T22"><text:s/><text:tab/>[[ 0 1 ][ 0 0 ][ 0 0 ][ 0 0 ][ 0 0 ][ 0 0 ][ 0 0 ][ 0 0 ][ 0 0 ][ 0 0 ]] </text:span><text:span text:style-name="T41">/* 4 */</text:span><text:span text:style-name="T22"> </text:span></text:p>
      <text:p text:style-name="P18"><text:s/><text:tab/>[[ 0 0 ][ 0 0 ][ 0 0 ][ 1 0 ][ 0 0 ][ 0 0 ][ 0 0 ][ 0 0 ][ 0 0 ][ 1 0 ]]</text:p>
      <text:p text:style-name="P18"><text:s/><text:tab/>[[ 1 0 ][ 0 0 ][ 1 0 ][ 0 0 ][ 0 0 ][ 0 0 ][ 0 0 ][ 0 0 ][ 0 0 ][ 0 0 ]] </text:p>
      <text:p text:style-name="P18"><text:s/><text:tab/>[[ 0 0 ][ 0 0 ][ 0 0 ][ 0 0 ][ 0 0 ][ 0 0 ][ 0 0 ][ 1 0 ][ 0 0 ][ 0 0 ]]</text:p>
      <text:p text:style-name="P15"><text:span text:style-name="T22"><text:s/><text:tab/>[[ 1 1 ][ 0 0 ][ 0 0 ][ 0 0 ][ 0 0 ][ 0 0 ][ 0 0 ][ 0 0 ][ 0 0 ][ 0 0 ]] </text:span><text:span text:style-name="T41">/* 4 */</text:span><text:span text:style-name="T22"> </text:span></text:p>
      <text:p text:style-name="P18"><text:s/><text:tab/>[[ 0 0 ][ 0 0 ][ 0 0 ][ 0 0 ][ 0 0 ][ 0 0 ][ 0 0 ][ 0 0 ][ 0 1 ][ 1 0 ]]</text:p>
      <text:p text:style-name="P18"><text:s/><text:tab/>[[ 1 0 ][ 0 0 ][ 1 0 ][ 0 0 ][ 0 0 ][ 0 0 ][ 0 0 ][ 0 0 ][ 0 1 ][ 0 0 ]] </text:p>
      <text:p text:style-name="P18"><text:s/><text:tab/>[[ 0 0 ][ 0 0 ][ 0 0 ][ 0 0 ][ 0 0 ][ 0 0 ][ 0 0 ][ 1 0 ][ 0 0 ][ 0 0 ]]</text:p>
      <text:p text:style-name="P15"><text:span text:style-name="T22"><text:s/><text:tab/>[[ 0 1 ][ 0 0 ][ 0 0 ][ 0 0 ][ 0 0 ][ 0 0 ][ 0 0 ][ 0 0 ][ 0 0 ][ 0 0 ]] </text:span><text:span text:style-name="T41">/* 4 */</text:span><text:span text:style-name="T22"> </text:span></text:p>
      <text:p text:style-name="P18"><text:s/><text:tab/>[[ 0 0 ][ 0 0 ][ 0 0 ][ 0 0 ][ 0 0 ][ 0 0 ][ 0 0 ][ 0 0 ][ 0 0 ][ 1 0 ]]</text:p>
      <text:p text:style-name="P15"><text:span text:style-name="T22"><text:s/><text:tab/>[[ 1 0 ][ 0 0 ][ 1 0 ][ 0 0 ][ 0 0 ][ 0 0 ][ 0 0 ][ 0 0 ][ 0 0 ][ 0 0 ]] </text:span><text:span text:style-name="T41">/* 26 */</text:span></text:p>
      <text:p text:style-name="P22"><text:span text:style-name="T26"><text:s/>];</text:span></text:p>
      <text:p text:style-name="P20"><text:span text:style-name="T23"/></text:p>
      <text:p text:style-name="P2">Rozwiązanie:</text:p>
      <text:p text:style-name="P36"><text:span text:style-name="T2">y = [0 </text:span>0 0 7 0 0 0 7 5 0 0 7 0 5 0 7 0 0 0 7 0 0 0 7 0 0];</text:p>
      <text:p text:style-name="P40"><text:span text:style-name="T6">x = [[0 7][9 0][0 11][0 5][7 0][7 0][9 0][0 11][5 0][0 7]];</text:span></text:p>
      <text:p text:style-name="P19"><text:span text:style-name="T6"/></text:p>
      <text:p text:style-name="P19"><text:span text:style-name="T6"/></text:p>
      <text:h text:style-name="Heading_20_1" text:outline-level="1"><text:soft-page-break/>Stare zadanie domowe z PST:</text:h>
      <text:h text:style-name="Heading_20_1" text:outline-level="1">CFAP_ANL.mod:</text:h>
      <text:p text:style-name="P1"/>
      <text:p text:style-name="P35"><text:span text:style-name="T22">{</text:span><text:span text:style-name="T4">string</text:span><text:span text:style-name="T22">}</text:span><text:span text:style-name="T4"> </text:span><text:span text:style-name="T13">Nodes</text:span><text:span text:style-name="T4"> </text:span><text:span text:style-name="T22">= ...;</text:span></text:p>
      <text:p text:style-name="P29"><text:span text:style-name="T4">tuple</text:span> <text:span text:style-name="T13">arc</text:span></text:p>
      <text:p text:style-name="P29"><text:s/><text:span text:style-name="T22">{</text:span></text:p>
      <text:p text:style-name="P29"><text:s/><text:tab/><text:span text:style-name="T4">string</text:span> <text:span text:style-name="T13">source</text:span><text:span text:style-name="T22">;</text:span></text:p>
      <text:p text:style-name="P29"><text:s/><text:tab/><text:span text:style-name="T4">string</text:span> <text:span text:style-name="T13">dest</text:span><text:span text:style-name="T22">; </text:span></text:p>
      <text:p text:style-name="P39"><text:s/>}</text:p>
      <text:p text:style-name="P29">{<text:span text:style-name="T13">arc</text:span><text:span text:style-name="T22">}</text:span> <text:span text:style-name="T13">Arcs</text:span> <text:span text:style-name="T4">with</text:span> <text:span text:style-name="T13">source</text:span> <text:span text:style-name="T4">in</text:span> <text:span text:style-name="T13">Nodes</text:span><text:span text:style-name="T22">,</text:span> <text:span text:style-name="T13">dest</text:span> <text:span text:style-name="T4">in</text:span> <text:span text:style-name="T13">Nodes</text:span> <text:span text:style-name="T22">= ...;</text:span><text:tab/><text:tab/><text:span text:style-name="T41">// wszystkie luki: e</text:span></text:p>
      <text:p text:style-name="P29"><text:span text:style-name="T22">{</text:span><text:span text:style-name="T13">arc</text:span><text:span text:style-name="T22">}</text:span> <text:span text:style-name="T13">Demands</text:span> <text:span text:style-name="T4">with</text:span> <text:span text:style-name="T13">source</text:span> <text:span text:style-name="T4">in</text:span> <text:span text:style-name="T13">Nodes</text:span><text:span text:style-name="T22">,</text:span> <text:span text:style-name="T13">dest</text:span> <text:span text:style-name="T4">in</text:span> <text:span text:style-name="T13">Nodes</text:span> <text:span text:style-name="T22">= ...;</text:span><text:tab/><text:span text:style-name="T41">// zapotrzebowania dla par wezlow: d</text:span></text:p>
      <text:p text:style-name="P29"/>
      <text:p text:style-name="P29"><text:span text:style-name="T4">int</text:span> <text:span text:style-name="T13">Volume</text:span> <text:span text:style-name="T22">[</text:span><text:span text:style-name="T13">Demands</text:span><text:span text:style-name="T22">] = ...</text:span>;<text:tab/><text:span text:style-name="T41">// pomocnicza zmienna - zapotrzebowania dla lukow w Demands</text:span></text:p>
      <text:p text:style-name="P29"><text:span text:style-name="T4">int</text:span> <text:span text:style-name="T13">node_node_Volume</text:span> <text:span text:style-name="T22">[</text:span><text:span text:style-name="T13">Nodes</text:span><text:span text:style-name="T22">][</text:span><text:span text:style-name="T13">Nodes</text:span><text:span text:style-name="T22">]; </text:span><text:span text:style-name="T41">// zapotrzebowanie miedzy kazda para wezlow: h vw</text:span></text:p>
      <text:p text:style-name="P29"><text:span text:style-name="T4">int</text:span> <text:span text:style-name="T13">summed_Volume</text:span> <text:span text:style-name="T22">[</text:span><text:span text:style-name="T13">Nodes</text:span><text:span text:style-name="T22">];</text:span><text:tab/><text:span text:style-name="T41">// sumaryczne zapotrzebowanie wychodzace z wezla v</text:span></text:p>
      <text:p text:style-name="P29"/>
      <text:p text:style-name="P29"><text:span text:style-name="T4">int</text:span> <text:span text:style-name="T13">a</text:span><text:span text:style-name="T22">[</text:span><text:span text:style-name="T13">Arcs</text:span><text:span text:style-name="T22">][</text:span><text:span text:style-name="T13">Nodes</text:span><text:span text:style-name="T22">];</text:span><text:tab/><text:span text:style-name="T41">// 1 gdy luk e rozpoczyna sie w wezle v</text:span></text:p>
      <text:p text:style-name="P29"><text:span text:style-name="T4">int</text:span> <text:span text:style-name="T13">b</text:span><text:span text:style-name="T22">[</text:span><text:span text:style-name="T13">Arcs</text:span><text:span text:style-name="T22">][</text:span><text:span text:style-name="T13">Nodes</text:span><text:span text:style-name="T22">];</text:span><text:tab/><text:span text:style-name="T41">// 1 gdy luk e konczy sie w wezle v</text:span></text:p>
      <text:p text:style-name="P37">execute</text:p>
      <text:p text:style-name="P39">{</text:p>
      <text:p text:style-name="P29"><text:s text:c="4"/><text:span text:style-name="T44">for</text:span><text:span text:style-name="T22">(</text:span><text:span text:style-name="T44">var</text:span> <text:span text:style-name="T13">arc</text:span> <text:span text:style-name="T44">in</text:span> <text:span text:style-name="T13">Arcs</text:span><text:span text:style-name="T22">)</text:span></text:p>
      <text:p text:style-name="P39"><text:s text:c="4"/>{</text:p>
      <text:p text:style-name="P29"><text:s text:c="4"/><text:tab/><text:span text:style-name="T44">for</text:span> <text:span text:style-name="T22">(</text:span><text:span text:style-name="T44">var</text:span> <text:span text:style-name="T13">node</text:span> <text:span text:style-name="T44">in</text:span> <text:span text:style-name="T13">Nodes</text:span><text:span text:style-name="T22">)</text:span></text:p>
      <text:p text:style-name="P29"><text:span text:style-name="T22"><text:s text:c="4"/><text:tab/>{</text:span> <text:s text:c="3"/><text:tab/></text:p>
      <text:p text:style-name="P29"><text:tab/> <text:s text:c="7"/><text:span text:style-name="T44">if</text:span><text:span text:style-name="T22">(</text:span><text:span text:style-name="T13">arc</text:span><text:span text:style-name="T22">.</text:span><text:span text:style-name="T13">source</text:span> <text:span text:style-name="T22">==</text:span> <text:span text:style-name="T13">node</text:span><text:span text:style-name="T22">)</text:span></text:p>
      <text:p text:style-name="P39"><text:tab/> <text:s text:c="7"/>{</text:p>
      <text:p text:style-name="P29"><text:tab/> <text:s text:c="11"/><text:span text:style-name="T13">a</text:span><text:span text:style-name="T22">[</text:span><text:span text:style-name="T13">arc</text:span><text:span text:style-name="T22">][</text:span><text:span text:style-name="T13">node</text:span><text:span text:style-name="T22">] =</text:span> <text:span text:style-name="T35">1</text:span><text:span text:style-name="T22">;</text:span></text:p>
      <text:p text:style-name="P39"><text:tab/> <text:s text:c="7"/>}</text:p>
      <text:p text:style-name="P29"><text:tab/> <text:s text:c="7"/><text:span text:style-name="T44">else</text:span><text:span text:style-name="T22"> </text:span><text:span text:style-name="T44">if</text:span> <text:span text:style-name="T22">(</text:span><text:span text:style-name="T13">arc</text:span><text:span text:style-name="T22">.</text:span><text:span text:style-name="T13">dest</text:span> <text:span text:style-name="T22">==</text:span> <text:span text:style-name="T13">node</text:span><text:span text:style-name="T22">)</text:span></text:p>
      <text:p text:style-name="P39"><text:tab/> <text:s text:c="7"/>{</text:p>
      <text:p text:style-name="P29"><text:tab/> <text:s text:c="7"/><text:tab/><text:span text:style-name="T13">b</text:span><text:span text:style-name="T22">[</text:span><text:span text:style-name="T13">arc</text:span><text:span text:style-name="T22">][</text:span><text:span text:style-name="T13">node</text:span><text:span text:style-name="T22">] =</text:span> <text:span text:style-name="T35">1</text:span><text:span text:style-name="T22">; <text:s text:c="7"/></text:span></text:p>
      <text:p text:style-name="P39"><text:tab/> <text:s text:c="7"/>}</text:p>
      <text:p text:style-name="P29"><text:span text:style-name="T22"><text:s text:c="6"/><text:tab/>} <text:s text:c="5"/></text:span><text:s text:c="2"/></text:p>
      <text:p text:style-name="P29"><text:s text:c="4"/>} </text:p>
      <text:p text:style-name="P29"><text:s text:c="4"/><text:span text:style-name="T44">for</text:span><text:span text:style-name="T22">(</text:span><text:span text:style-name="T44">var</text:span> <text:span text:style-name="T13">d</text:span> <text:span text:style-name="T44">in</text:span> <text:span text:style-name="T13">Demands</text:span><text:span text:style-name="T22">)</text:span></text:p>
      <text:p text:style-name="P39"><text:s text:c="4"/>{</text:p>
      <text:p text:style-name="P29"><text:s text:c="4"/><text:tab/> <text:span text:style-name="T13">node_node_Volume</text:span><text:span text:style-name="T22">[</text:span><text:span text:style-name="T13">d</text:span><text:span text:style-name="T22">.</text:span><text:span text:style-name="T13">source</text:span><text:span text:style-name="T22">][</text:span><text:span text:style-name="T13">d</text:span><text:span text:style-name="T22">.</text:span><text:span text:style-name="T13">dest</text:span><text:span text:style-name="T22">] =</text:span> <text:s/><text:span text:style-name="T13">Volume</text:span><text:span text:style-name="T22">[</text:span><text:span text:style-name="T13">d</text:span><text:span text:style-name="T22">]; <text:s text:c="2"/></text:span></text:p>
      <text:p text:style-name="P29"><text:span text:style-name="T22"><text:s text:c="4"/>}</text:span> </text:p>
      <text:p text:style-name="P29"><text:s text:c="4"/><text:span text:style-name="T44">for</text:span><text:span text:style-name="T22">(</text:span><text:span text:style-name="T44">var</text:span> <text:span text:style-name="T13">v</text:span> <text:span text:style-name="T44">in</text:span> <text:span text:style-name="T13">Nodes</text:span><text:span text:style-name="T22">)</text:span></text:p>
      <text:p text:style-name="P39"><text:s text:c="4"/>{</text:p>
      <text:p text:style-name="P29"><text:s text:c="4"/><text:tab/><text:span text:style-name="T44">for</text:span> <text:span text:style-name="T22">(</text:span><text:span text:style-name="T44">var</text:span> <text:span text:style-name="T13">w</text:span> <text:span text:style-name="T44">in</text:span> <text:span text:style-name="T13">Nodes</text:span><text:span text:style-name="T22">)</text:span></text:p>
      <text:p text:style-name="P29"><text:span text:style-name="T22"><text:s text:c="4"/><text:tab/>{</text:span> <text:s text:c="3"/><text:tab/></text:p>
      <text:p text:style-name="P29"><text:tab/> <text:s text:c="7"/><text:span text:style-name="T44">if</text:span> <text:span text:style-name="T22">(</text:span><text:span text:style-name="T13">v</text:span><text:span text:style-name="T22">!=</text:span><text:span text:style-name="T13">w</text:span><text:span text:style-name="T22">){</text:span></text:p>
      <text:p text:style-name="P29"><text:tab/> <text:s text:c="7"/><text:tab/><text:span text:style-name="T13">summed_Volume</text:span><text:span text:style-name="T22">[</text:span><text:span text:style-name="T13">v</text:span><text:span text:style-name="T22">] =</text:span> <text:span text:style-name="T13">summed_Volume</text:span><text:span text:style-name="T22">[</text:span><text:span text:style-name="T13">v</text:span><text:span text:style-name="T22">] +</text:span> <text:span text:style-name="T13">node_node_Volume</text:span><text:span text:style-name="T22">[</text:span><text:span text:style-name="T13">v</text:span><text:span text:style-name="T22">][</text:span><text:span text:style-name="T13">w</text:span><text:span text:style-name="T22">];<text:tab/> <text:s text:c="7"/></text:span></text:p>
      <text:p text:style-name="P39"><text:tab/> <text:s text:c="7"/>}</text:p>
      <text:p text:style-name="P29"><text:span text:style-name="T22"><text:s text:c="6"/><text:tab/>} <text:s text:c="6"/></text:span><text:s/></text:p>
      <text:p text:style-name="P29"><text:s text:c="4"/>} </text:p>
      <text:p text:style-name="P29">}</text:p>
      <text:p text:style-name="P29"><text:span text:style-name="T4">int</text:span> <text:span text:style-name="T13">Cost</text:span> <text:span text:style-name="T22">[</text:span><text:span text:style-name="T13">Arcs</text:span><text:span text:style-name="T22">] = ...</text:span>; <text:span text:style-name="T41">// koszt przeslania jednostki danych na laczu e</text:span></text:p>
      <text:p text:style-name="P29"><text:span text:style-name="T4">int</text:span> <text:span text:style-name="T13">Capacity</text:span> <text:span text:style-name="T22">[</text:span><text:span text:style-name="T13">Arcs</text:span><text:span text:style-name="T22">] = ...</text:span>;<text:span text:style-name="T41">// pojemnosc lacza e</text:span></text:p>
      <text:p text:style-name="P29"/>
      <text:p text:style-name="P29"><text:span text:style-name="T4">dvar</text:span><text:span text:style-name="T22"> </text:span><text:span text:style-name="T4">float+</text:span> <text:span text:style-name="T13">x</text:span><text:span text:style-name="T22">[</text:span><text:span text:style-name="T13">Arcs</text:span><text:span text:style-name="T22">][</text:span><text:span text:style-name="T13">Nodes</text:span><text:span text:style-name="T22">];</text:span><text:tab/><text:span text:style-name="T41">// przeplyw realizujacy zapotrzebowania na luku e wychodzace z wezla zrodlowego v</text:span></text:p>
      <text:p text:style-name="P29"/>
      <text:p text:style-name="P29"><text:span text:style-name="T4">minimize</text:span><text:span text:style-name="T22"> </text:span><text:span text:style-name="T4">sum</text:span> <text:span text:style-name="T22">(</text:span><text:span text:style-name="T13">a</text:span> <text:span text:style-name="T4">in</text:span> <text:span text:style-name="T13">Arcs</text:span><text:span text:style-name="T22">)</text:span> <text:span text:style-name="T4">sum</text:span> <text:span text:style-name="T22">(</text:span><text:span text:style-name="T13">n</text:span> <text:span text:style-name="T4">in</text:span> <text:span text:style-name="T13">Nodes</text:span><text:span text:style-name="T22">)</text:span> <text:span text:style-name="T13">Cost</text:span><text:span text:style-name="T22">[</text:span><text:span text:style-name="T13">a</text:span><text:span text:style-name="T22">]*</text:span><text:span text:style-name="T13">x</text:span><text:span text:style-name="T22">[</text:span><text:span text:style-name="T13">a</text:span><text:span text:style-name="T22">][</text:span><text:span text:style-name="T13">n</text:span><text:span text:style-name="T22">]; </text:span><text:span text:style-name="T41">// minimalizacja suma po wszystkich lukach: koszt * dane na luku e</text:span></text:p>
      <text:p text:style-name="P29"/>
      <text:p text:style-name="P29"><text:span text:style-name="T4">subject</text:span><text:span text:style-name="T22"> </text:span><text:span text:style-name="T4">to</text:span> <text:span text:style-name="T22">{</text:span></text:p>
      <text:p text:style-name="P29"><text:tab/><text:span text:style-name="T4">forall</text:span> <text:span text:style-name="T22">(</text:span><text:span text:style-name="T13">n</text:span> <text:span text:style-name="T4">in</text:span> <text:span text:style-name="T13">Nodes</text:span><text:span text:style-name="T22">)</text:span><text:tab/><text:span text:style-name="T4">sum</text:span> <text:span text:style-name="T22">(</text:span><text:span text:style-name="T13">e</text:span> <text:span text:style-name="T4">in</text:span> <text:span text:style-name="T13">Arcs</text:span><text:span text:style-name="T22">)</text:span> <text:span text:style-name="T13">a</text:span><text:span text:style-name="T22">[</text:span><text:span text:style-name="T13">e</text:span><text:span text:style-name="T22">][</text:span><text:span text:style-name="T13">n</text:span><text:span text:style-name="T22">]*</text:span><text:span text:style-name="T13">x</text:span><text:span text:style-name="T22">[</text:span><text:span text:style-name="T13">e</text:span><text:span text:style-name="T22">][</text:span><text:span text:style-name="T13">n</text:span><text:span text:style-name="T22">] ==</text:span> <text:span text:style-name="T13">summed_Volume</text:span><text:span text:style-name="T22">[</text:span><text:span text:style-name="T13">n</text:span><text:span text:style-name="T22">];</text:span><text:tab/><text:span text:style-name="T41">// dla kazdego wezla suma ruchu wychodzacego rozchodzacego sie na wszystkie jego krawedzie jest rowna zadanej wartosci</text:span></text:p>
      <text:p text:style-name="P29"><text:soft-page-break/><text:tab/><text:span text:style-name="T4">forall</text:span> <text:span text:style-name="T22">(</text:span><text:span text:style-name="T13">v</text:span> <text:span text:style-name="T4">in</text:span> <text:span text:style-name="T13">Nodes</text:span><text:span text:style-name="T22">){</text:span></text:p>
      <text:p text:style-name="P29"><text:tab/><text:tab/><text:span text:style-name="T4">forall</text:span> <text:span text:style-name="T22">(</text:span><text:span text:style-name="T13">w</text:span> <text:span text:style-name="T4">in</text:span> <text:span text:style-name="T13">Nodes</text:span><text:span text:style-name="T22">){</text:span></text:p>
      <text:p text:style-name="P29"><text:tab/><text:tab/><text:tab/><text:span text:style-name="T4">if</text:span> <text:span text:style-name="T22">(</text:span><text:span text:style-name="T13">v</text:span> <text:span text:style-name="T22">!=</text:span> <text:span text:style-name="T13">w</text:span><text:span text:style-name="T22">){</text:span></text:p>
      <text:p text:style-name="P29"><text:tab/><text:tab/><text:tab/><text:tab/><text:span text:style-name="T4">sum</text:span> <text:span text:style-name="T22">(</text:span><text:span text:style-name="T13">e</text:span> <text:span text:style-name="T4">in</text:span> <text:span text:style-name="T13">Arcs</text:span><text:span text:style-name="T22">)</text:span> <text:span text:style-name="T13">a</text:span><text:span text:style-name="T22">[</text:span><text:span text:style-name="T13">e</text:span><text:span text:style-name="T22">][</text:span><text:span text:style-name="T13">w</text:span><text:span text:style-name="T22">]*</text:span><text:span text:style-name="T13">x</text:span><text:span text:style-name="T22">[</text:span><text:span text:style-name="T13">e</text:span><text:span text:style-name="T22">][</text:span><text:span text:style-name="T13">v</text:span><text:span text:style-name="T22">]<text:tab/>-</text:span> <text:span text:style-name="T4">sum</text:span> <text:span text:style-name="T22">(</text:span><text:span text:style-name="T13">e</text:span> <text:span text:style-name="T4">in</text:span> <text:span text:style-name="T13">Arcs</text:span><text:span text:style-name="T22">)</text:span> <text:span text:style-name="T13">b</text:span><text:span text:style-name="T22">[</text:span><text:span text:style-name="T13">e</text:span><text:span text:style-name="T22">][</text:span><text:span text:style-name="T13">w</text:span><text:span text:style-name="T22">]*</text:span><text:span text:style-name="T13">x</text:span><text:span text:style-name="T22">[</text:span><text:span text:style-name="T13">e</text:span><text:span text:style-name="T22">][</text:span><text:span text:style-name="T13">v</text:span><text:span text:style-name="T22">] == </text:span>- <text:span text:style-name="T13">node_node_Volume</text:span><text:span text:style-name="T22">[</text:span><text:span text:style-name="T13">v</text:span><text:span text:style-name="T22">][</text:span><text:span text:style-name="T13">w</text:span><text:span text:style-name="T22">];<text:tab/></text:span></text:p>
      <text:p text:style-name="P39"><text:tab/><text:tab/><text:tab/>}<text:tab/></text:p>
      <text:p text:style-name="P29"><text:tab/><text:tab/>}<text:tab/><text:span text:style-name="T41">// suma po wszystkich krawedziach od/do w: [to, co wplywa do wezla (b=1) i jego zrodlem jest v] minus [to, co wyplywa z wezla (a=1) i jego zrodlem jest v] == zapotrzebowanie z wezla v do w</text:span></text:p>
      <text:p text:style-name="P29"><text:tab/><text:span text:style-name="T22">}</text:span> </text:p>
      <text:p text:style-name="P29"><text:tab/><text:span text:style-name="T4">forall</text:span> <text:span text:style-name="T22">(</text:span><text:span text:style-name="T13">e</text:span> <text:span text:style-name="T4">in</text:span> <text:span text:style-name="T13">Arcs</text:span><text:span text:style-name="T22">)</text:span> <text:span text:style-name="T4">sum</text:span> <text:span text:style-name="T22">(</text:span><text:span text:style-name="T13">n</text:span> <text:span text:style-name="T4">in</text:span> <text:span text:style-name="T13">Nodes</text:span><text:span text:style-name="T22">)</text:span> <text:span text:style-name="T13">x</text:span><text:span text:style-name="T22">[</text:span><text:span text:style-name="T13">e</text:span><text:span text:style-name="T22">][</text:span><text:span text:style-name="T13">n</text:span><text:span text:style-name="T22">] &lt;=</text:span> <text:span text:style-name="T13">Capacity</text:span><text:span text:style-name="T22">[</text:span><text:span text:style-name="T13">e</text:span><text:span text:style-name="T22">];</text:span><text:tab/><text:tab/><text:tab/><text:span text:style-name="T41">// pojemnosc na luku nie moze byc przekroczona</text:span></text:p>
      <text:p text:style-name="P45"><text:span text:style-name="T26">}</text:span></text:p>
      <text:p text:style-name="P20"><text:span text:style-name="T6"/></text:p>
      <text:p text:style-name="P2">Dane:</text:p>
      <text:p text:style-name="P35"><text:span text:style-name="T13">Nodes</text:span><text:span text:style-name="T22"> = {</text:span></text:p>
      <text:p text:style-name="P39"><text:tab/><text:tab/> <text:tab/>Gdansk,</text:p>
      <text:p text:style-name="P39"><text:tab/><text:tab/><text:tab/>Olsztyn,</text:p>
      <text:p text:style-name="P39"><text:tab/><text:tab/> <text:s/><text:tab/>Warszawa,</text:p>
      <text:p text:style-name="P39"><text:tab/><text:tab/> <text:s/><text:tab/>Poznan,</text:p>
      <text:p text:style-name="P39"><text:tab/><text:tab/> <text:s/><text:tab/>Rzeszow,</text:p>
      <text:p text:style-name="P39"><text:tab/><text:tab/><text:tab/>Krakow,</text:p>
      <text:p text:style-name="P39"><text:tab/><text:tab/><text:tab/>Wroclaw</text:p>
      <text:p text:style-name="P39"><text:tab/><text:tab/>};</text:p>
      <text:p text:style-name="P29"/>
      <text:p text:style-name="P29"><text:span text:style-name="T13">Arcs</text:span><text:span text:style-name="T22"> = {</text:span></text:p>
      <text:p text:style-name="P39"><text:tab/><text:tab/><text:tab/>&lt;Gdansk,Olsztyn&gt;, &lt;Olsztyn,Gdansk&gt;,</text:p>
      <text:p text:style-name="P39"><text:tab/><text:tab/><text:tab/>&lt;Gdansk, Poznan&gt;, &lt;Poznan, Gdansk&gt;,</text:p>
      <text:p text:style-name="P39"><text:tab/><text:tab/><text:tab/>&lt;Gdansk,Warszawa&gt;, &lt;Warszawa,Gdansk&gt;,</text:p>
      <text:p text:style-name="P39"><text:tab/><text:tab/><text:tab/>&lt;Krakow,Poznan&gt;, &lt;Poznan,Krakow&gt;,</text:p>
      <text:p text:style-name="P39"><text:tab/><text:tab/><text:tab/>&lt;Krakow,Rzeszow&gt;, &lt;Rzeszow,Krakow&gt;,</text:p>
      <text:p text:style-name="P39"><text:tab/><text:tab/><text:tab/>&lt;Krakow,Warszawa&gt;, &lt;Warszawa,Krakow&gt;,</text:p>
      <text:p text:style-name="P39"><text:tab/><text:tab/><text:tab/>&lt;Krakow,Wroclaw&gt;, &lt;Wroclaw,Krakow&gt;,</text:p>
      <text:p text:style-name="P39"><text:tab/><text:tab/><text:tab/>&lt;Olsztyn,Rzeszow&gt;, &lt;Rzeszow,Olsztyn&gt;,</text:p>
      <text:p text:style-name="P39"><text:tab/><text:tab/><text:tab/>&lt;Olsztyn,Warszawa&gt;, &lt;Warszawa,Olsztyn&gt;,</text:p>
      <text:p text:style-name="P39"><text:tab/><text:tab/><text:tab/>&lt;Poznan,Warszawa&gt;, &lt;Warszawa,Poznan&gt;,</text:p>
      <text:p text:style-name="P39"><text:tab/><text:tab/><text:tab/>&lt;Poznan,Wroclaw&gt;, &lt;Wroclaw,Poznan&gt;,</text:p>
      <text:p text:style-name="P39"><text:tab/><text:tab/><text:tab/>&lt;Rzeszow,Warszawa&gt;, &lt;Warszawa,Rzeszow&gt;,</text:p>
      <text:p text:style-name="P39"><text:tab/><text:tab/><text:tab/>&lt;Warszawa,Wroclaw&gt;, &lt;Wroclaw,Warszawa&gt;</text:p>
      <text:p text:style-name="P39">};</text:p>
      <text:p text:style-name="P29"/>
      <text:p text:style-name="P29"><text:span text:style-name="T13">Capacity</text:span><text:span text:style-name="T22"> = [155 155 155 155 155 155 155 155 155 155 155 155 155 155 155 155 155 155 155 155 155 155 155 155 155 155];</text:span></text:p>
      <text:p text:style-name="P29"/>
      <text:p text:style-name="P40"><text:span text:style-name="T17">Cost</text:span><text:span text:style-name="T27"> = [1 1 2 2 3 3 4 4 1 1 2 2 2 2 5 5 1 1 2 2 2 2 3 3 3 3];</text:span></text:p>
      <text:p text:style-name="P19"><text:span text:style-name="T7"/></text:p>
      <text:p text:style-name="P2">Rozwiązanie:</text:p>
      <text:p text:style-name="P37"><text:span text:style-name="T1">x = [[55 </text:span>0 0 0 0 0 0] [0 0 5 0 0 0 0] [0 0 0 0 0 0 0] [0 0 0 0 0 0 0] [45 0 0 0 0 0 0]</text:p>
      <text:p text:style-name="P37"><text:s text:c="5"/>[0 0 145 0 0 0 0] [0 0 0 0 0 0 0] [0 0 0 0 0 0 0] [0 0 5 0 0 0 0] [0 0 0 0 55 0 0]</text:p>
      <text:p text:style-name="P37"><text:s text:c="5"/>[0 0 0 0 55 100 0] [0 0 155 0 0 0 0] [0 0 0 0 0 0 0] [0 0 0 0 0 0 0] </text:p>
      <text:p text:style-name="P37"><text:s text:c="5"/>[0 0 0 0 0 0 0] [0 0 0 0 0 0 0] [55 100 0 0 0 0 0] [0 0 155 0 0 0 0]</text:p>
      <text:p text:style-name="P37"><text:s text:c="5"/>[0 0 0 100 0 0 0] [0 0 150 0 0 0 0] [0 0 0 0 0 0 0] [0 0 0 0 0 0 0]</text:p>
      <text:p text:style-name="P45"><text:span text:style-name="T9"><text:s text:c="5"/>[0 0 0 0 45 0 0] [0 0 145 0 0 0 0] [0 0 150 0 0 0 0] [0 0 0 0 0 0 100]];</text:span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h text:style-name="Heading_20_1" text:outline-level="1"><text:soft-page-break/><text:span text:style-name="T50">N_L.mod:</text:span></text:h>
      <text:p text:style-name="P24"/>
      <text:p text:style-name="P29"><text:span text:style-name="T22">{</text:span><text:span text:style-name="T4">string</text:span><text:span text:style-name="T22">}</text:span> <text:span text:style-name="T13">Nodes</text:span> <text:span text:style-name="T22">= ...;</text:span></text:p>
      <text:p text:style-name="P29"><text:s/></text:p>
      <text:p text:style-name="P29"><text:s text:c="2"/><text:span text:style-name="T4">tuple</text:span> <text:span text:style-name="T13">luk</text:span> <text:span text:style-name="T22">{</text:span></text:p>
      <text:p text:style-name="P29"><text:s/><text:tab/><text:span text:style-name="T4">string</text:span> <text:span text:style-name="T13">pocz</text:span><text:span text:style-name="T22">;</text:span></text:p>
      <text:p text:style-name="P29"><text:s/><text:tab/><text:span text:style-name="T4">string</text:span> <text:span text:style-name="T13">kon</text:span><text:span text:style-name="T22">;</text:span></text:p>
      <text:p text:style-name="P39"><text:s/>};</text:p>
      <text:p text:style-name="P39"><text:s/></text:p>
      <text:p text:style-name="P29"><text:span text:style-name="T22">{</text:span><text:span text:style-name="T13">luk</text:span><text:span text:style-name="T22">}</text:span> <text:span text:style-name="T13">Arcs</text:span> <text:span text:style-name="T4">with</text:span> <text:span text:style-name="T13">pocz</text:span> <text:span text:style-name="T4">in</text:span> <text:span text:style-name="T13">Nodes</text:span><text:span text:style-name="T22">,</text:span><text:span text:style-name="T13">kon</text:span> <text:span text:style-name="T4">in</text:span> <text:span text:style-name="T13">Nodes</text:span> <text:span text:style-name="T22">= ...;</text:span></text:p>
      <text:p text:style-name="P29"/>
      <text:p text:style-name="P29"><text:span text:style-name="T22">{</text:span><text:span text:style-name="T13">luk</text:span><text:span text:style-name="T22">}</text:span> <text:span text:style-name="T13">zapotrzebowanie</text:span> <text:span text:style-name="T4">with</text:span> <text:span text:style-name="T13">pocz</text:span> <text:span text:style-name="T4">in</text:span> <text:span text:style-name="T13">Nodes</text:span><text:span text:style-name="T22">,</text:span><text:span text:style-name="T13">kon</text:span> <text:span text:style-name="T4">in</text:span> <text:span text:style-name="T13">Nodes</text:span> <text:span text:style-name="T22">=...;</text:span></text:p>
      <text:p text:style-name="P29"/>
      <text:p text:style-name="P29"><text:span text:style-name="T4">float</text:span> <text:span text:style-name="T13">wagaArcs</text:span><text:span text:style-name="T22">[</text:span><text:span text:style-name="T13">Arcs</text:span><text:span text:style-name="T22">] = ...</text:span>;</text:p>
      <text:p text:style-name="P29"/>
      <text:p text:style-name="P29"><text:span text:style-name="T4">float</text:span> <text:span text:style-name="T13">Capacity</text:span><text:span text:style-name="T22">=...;</text:span></text:p>
      <text:p text:style-name="P29"><text:span text:style-name="T4">float</text:span> <text:span text:style-name="T13">wolumenruchu</text:span><text:span text:style-name="T22">[</text:span><text:span text:style-name="T13">zapotrzebowanie</text:span><text:span text:style-name="T22">]=...;</text:span></text:p>
      <text:p text:style-name="P29"/>
      <text:p text:style-name="P29"><text:span text:style-name="T4">string</text:span> <text:span text:style-name="T13">s</text:span><text:span text:style-name="T22">[</text:span><text:span text:style-name="T13">zapotrzebowanie</text:span><text:span text:style-name="T22">] = ...</text:span>;</text:p>
      <text:p text:style-name="P29"><text:span text:style-name="T4">string</text:span> <text:span text:style-name="T13">t</text:span><text:span text:style-name="T22">[</text:span><text:span text:style-name="T13">zapotrzebowanie</text:span><text:span text:style-name="T22">] = ...</text:span>;</text:p>
      <text:p text:style-name="P29"><text:s/></text:p>
      <text:p text:style-name="P29"><text:span text:style-name="T4">dvar</text:span><text:span text:style-name="T22"> </text:span><text:span text:style-name="T4">float+</text:span> <text:span text:style-name="T13">x</text:span><text:span text:style-name="T22">[</text:span><text:span text:style-name="T13">Arcs</text:span><text:span text:style-name="T22">][</text:span><text:span text:style-name="T13">zapotrzebowanie</text:span><text:span text:style-name="T22">];</text:span></text:p>
      <text:p text:style-name="P29"/>
      <text:p text:style-name="P29"><text:span text:style-name="T4">minimize</text:span><text:span text:style-name="T22"> </text:span><text:span text:style-name="T4">sum</text:span><text:span text:style-name="T22">(</text:span><text:span text:style-name="T13">i</text:span> <text:span text:style-name="T4">in</text:span> <text:span text:style-name="T13">zapotrzebowanie</text:span><text:span text:style-name="T22">,</text:span><text:span text:style-name="T13">j</text:span> <text:span text:style-name="T4">in</text:span> <text:span text:style-name="T13">Arcs</text:span><text:span text:style-name="T22">)</text:span> <text:span text:style-name="T13">wagaArcs</text:span><text:span text:style-name="T22">[</text:span><text:span text:style-name="T13">j</text:span><text:span text:style-name="T22">]*</text:span><text:span text:style-name="T13">x</text:span><text:span text:style-name="T22">[</text:span><text:span text:style-name="T13">j</text:span><text:span text:style-name="T22">][</text:span><text:span text:style-name="T13">i</text:span><text:span text:style-name="T22">];</text:span></text:p>
      <text:p text:style-name="P29"/>
      <text:p text:style-name="P29"><text:span text:style-name="T4">subject</text:span><text:span text:style-name="T22"> </text:span><text:span text:style-name="T4">to</text:span><text:span text:style-name="T22">{</text:span></text:p>
      <text:p text:style-name="P29"/>
      <text:p text:style-name="P29"><text:span text:style-name="T4">forall</text:span> <text:span text:style-name="T22">(</text:span><text:span text:style-name="T13">d</text:span> <text:span text:style-name="T4">in</text:span> <text:span text:style-name="T13">zapotrzebowanie</text:span><text:span text:style-name="T22">,</text:span> <text:span text:style-name="T13">v</text:span> <text:span text:style-name="T4">in</text:span> <text:span text:style-name="T13">Nodes</text:span><text:span text:style-name="T22">)</text:span></text:p>
      <text:p text:style-name="P29"><text:s text:c="2"/><text:span text:style-name="T4">if</text:span> <text:span text:style-name="T22">(</text:span><text:span text:style-name="T13">v</text:span><text:span text:style-name="T22">==</text:span><text:span text:style-name="T13">s</text:span><text:span text:style-name="T22">[</text:span><text:span text:style-name="T13">d</text:span><text:span text:style-name="T22">])</text:span></text:p>
      <text:p text:style-name="P39"><text:s text:c="2"/>{</text:p>
      <text:p text:style-name="P29"><text:s text:c="2"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pocz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-</text:span> <text:s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kon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==</text:span><text:span text:style-name="T13">wolumenruchu</text:span><text:span text:style-name="T22">[</text:span><text:span text:style-name="T13">d</text:span><text:span text:style-name="T22">];</text:span></text:p>
      <text:p text:style-name="P29"><text:span text:style-name="T22"><text:s text:c="2"/>}</text:span> <text:s/></text:p>
      <text:p text:style-name="P29"><text:s text:c="2"/><text:span text:style-name="T4">else</text:span><text:span text:style-name="T22"> </text:span><text:span text:style-name="T4">if</text:span><text:span text:style-name="T22">(</text:span><text:span text:style-name="T13">v</text:span><text:span text:style-name="T22">==</text:span><text:span text:style-name="T13">t</text:span><text:span text:style-name="T22">[</text:span><text:span text:style-name="T13">d</text:span><text:span text:style-name="T22">]){</text:span></text:p>
      <text:p text:style-name="P29"><text:s text:c="2"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pocz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-</text:span> <text:s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kon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==-</text:span><text:span text:style-name="T13">wolumenruchu</text:span><text:span text:style-name="T22">[</text:span><text:span text:style-name="T13">d</text:span><text:span text:style-name="T22">];</text:span></text:p>
      <text:p text:style-name="P29"><text:span text:style-name="T22"><text:s text:c="2"/>}</text:span> <text:s/></text:p>
      <text:p text:style-name="P29"><text:s text:c="2"/><text:span text:style-name="T4">else</text:span><text:span text:style-name="T22">{</text:span></text:p>
      <text:p text:style-name="P29"><text:s text:c="2"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pocz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-</text:span> <text:s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kon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==</text:span><text:span text:style-name="T35">0</text:span><text:span text:style-name="T22">;</text:span></text:p>
      <text:p text:style-name="P29"><text:span text:style-name="T22"><text:s text:c="2"/>}</text:span> <text:s/></text:p>
      <text:p text:style-name="P29"><text:s/></text:p>
      <text:p text:style-name="P29"><text:s text:c="2"/><text:span text:style-name="T4">forall</text:span> <text:span text:style-name="T22">(</text:span><text:span text:style-name="T13">j</text:span> <text:span text:style-name="T4">in</text:span> <text:span text:style-name="T13">Arcs</text:span><text:span text:style-name="T22">)</text:span></text:p>
      <text:p text:style-name="P29"><text:s text:c="2"/><text:span text:style-name="T4">sum</text:span> <text:span text:style-name="T22">(</text:span><text:span text:style-name="T13">d</text:span> <text:span text:style-name="T4">in</text:span> <text:span text:style-name="T13">zapotrzebowanie</text:span><text:span text:style-name="T22">)</text:span> <text:span text:style-name="T13">x</text:span><text:span text:style-name="T22">[</text:span><text:span text:style-name="T13">j</text:span><text:span text:style-name="T22">][</text:span><text:span text:style-name="T13">d</text:span><text:span text:style-name="T22">]&lt;=</text:span><text:span text:style-name="T13">Capacity</text:span><text:span text:style-name="T22">;</text:span></text:p>
      <text:p text:style-name="P45"><text:span text:style-name="T26">}</text:span><text:span text:style-name="T47"> <text:s/></text:span></text:p>
      <text:p text:style-name="P19"><text:span text:style-name="T45"/></text:p>
      <text:p text:style-name="P3">Dane:</text:p>
      <text:p text:style-name="P29"><text:span text:style-name="T13">Nodes</text:span><text:span text:style-name="T22"> = {</text:span><text:span text:style-name="T42">"GD"</text:span><text:span text:style-name="T22">,</text:span><text:span text:style-name="T42">"OL"</text:span><text:span text:style-name="T22">,</text:span><text:span text:style-name="T42">"PO"</text:span><text:span text:style-name="T22">,</text:span><text:span text:style-name="T42">"WA"</text:span><text:span text:style-name="T22">,</text:span><text:span text:style-name="T42">"WR"</text:span><text:span text:style-name="T22">,</text:span><text:span text:style-name="T42">"RZ"</text:span><text:span text:style-name="T22">,</text:span><text:span text:style-name="T42">"KR"</text:span><text:span text:style-name="T22">};</text:span></text:p>
      <text:p text:style-name="P39"><text:s/></text:p>
      <text:p text:style-name="P29"><text:span text:style-name="T22"><text:s/></text:span><text:span text:style-name="T13">Arcs</text:span><text:span text:style-name="T22"> = {&lt;</text:span><text:span text:style-name="T42">"GD"</text:span><text:span text:style-name="T22">,</text:span><text:span text:style-name="T42">"OL"</text:span><text:span text:style-name="T22">&gt;,&lt;</text:span><text:span text:style-name="T42">"OL"</text:span><text:span text:style-name="T22">,</text:span><text:span text:style-name="T42">"GD"</text:span><text:span text:style-name="T22">&gt;,&lt;</text:span><text:span text:style-name="T42">"PO"</text:span><text:span text:style-name="T22">,</text:span><text:span text:style-name="T42">"GD"</text:span><text:span text:style-name="T22">&gt;,&lt;</text:span><text:span text:style-name="T42">"GD"</text:span><text:span text:style-name="T22">,</text:span><text:span text:style-name="T42">"PO"</text:span><text:span text:style-name="T22">&gt;,&lt;</text:span><text:span text:style-name="T42">"PO"</text:span><text:span text:style-name="T22">,</text:span><text:span text:style-name="T42">"WA"</text:span><text:span text:style-name="T22">&gt;,&lt;</text:span><text:span text:style-name="T42">"WA"</text:span><text:span text:style-name="T22">,</text:span><text:span text:style-name="T42">"PO"</text:span><text:span text:style-name="T22">&gt;,&lt;</text:span><text:span text:style-name="T42">"WA"</text:span><text:span text:style-name="T22">,</text:span><text:span text:style-name="T42">"OL"</text:span><text:span text:style-name="T22">&gt;,&lt;</text:span><text:span text:style-name="T42">"OL"</text:span><text:span text:style-name="T22">,</text:span><text:span text:style-name="T42">"WA"</text:span><text:span text:style-name="T22">&gt;,&lt;</text:span><text:span text:style-name="T42">"PO"</text:span><text:span text:style-name="T22">,</text:span><text:span text:style-name="T42">"WR"</text:span><text:span text:style-name="T22">&gt;,&lt;</text:span><text:span text:style-name="T42">"WR"</text:span><text:span text:style-name="T22">,</text:span><text:span text:style-name="T42">"PO"</text:span><text:span text:style-name="T22">&gt;,</text:span></text:p>
      <text:p text:style-name="P29"><text:span text:style-name="T22"><text:s text:c="9"/>&lt;</text:span><text:span text:style-name="T42">"WR"</text:span><text:span text:style-name="T22">,</text:span><text:span text:style-name="T42">"WA"</text:span><text:span text:style-name="T22">&gt;,&lt;</text:span><text:span text:style-name="T42">"WA"</text:span><text:span text:style-name="T22">,</text:span><text:span text:style-name="T42">"WR"</text:span><text:span text:style-name="T22">&gt;,&lt;</text:span><text:span text:style-name="T42">"WA"</text:span><text:span text:style-name="T22">,</text:span><text:span text:style-name="T42">"RZ"</text:span><text:span text:style-name="T22">&gt;,&lt;</text:span><text:span text:style-name="T42">"RZ"</text:span><text:span text:style-name="T22">,</text:span><text:span text:style-name="T42">"WA"</text:span><text:span text:style-name="T22">&gt;,&lt;</text:span><text:span text:style-name="T42">"WR"</text:span><text:span text:style-name="T22">,</text:span><text:span text:style-name="T42">"KR"</text:span><text:span text:style-name="T22">&gt;,&lt;</text:span><text:span text:style-name="T42">"KR"</text:span><text:span text:style-name="T22">,</text:span><text:span text:style-name="T42">"WR"</text:span><text:span text:style-name="T22">&gt;, &lt;</text:span><text:span text:style-name="T42">"KR"</text:span><text:span text:style-name="T22">,</text:span><text:span text:style-name="T42">"RZ"</text:span><text:span text:style-name="T22">&gt;,&lt;</text:span><text:span text:style-name="T42">"RZ"</text:span><text:span text:style-name="T22">,</text:span><text:span text:style-name="T42">"KR"</text:span><text:span text:style-name="T22">&gt;,&lt;</text:span><text:span text:style-name="T42">"PO"</text:span><text:span text:style-name="T22">,</text:span><text:span text:style-name="T42">"KR"</text:span><text:span text:style-name="T22">&gt;,&lt;</text:span><text:span text:style-name="T42">"KR"</text:span><text:span text:style-name="T22">,</text:span><text:span text:style-name="T42">"PO"</text:span><text:span text:style-name="T22">&gt;,</text:span></text:p>
      <text:p text:style-name="P29"><text:span text:style-name="T22"><text:s text:c="9"/>&lt;</text:span><text:span text:style-name="T42">"KR"</text:span><text:span text:style-name="T22">, </text:span><text:span text:style-name="T42">"WA"</text:span><text:span text:style-name="T22">&gt;, &lt;</text:span><text:span text:style-name="T42">"WA"</text:span><text:span text:style-name="T22">, </text:span><text:span text:style-name="T42">"KR"</text:span><text:span text:style-name="T22">&gt;, &lt;</text:span><text:span text:style-name="T42">"GD"</text:span><text:span text:style-name="T22">, </text:span><text:span text:style-name="T42">"WA"</text:span><text:span text:style-name="T22">&gt;, &lt;</text:span><text:span text:style-name="T42">"WA"</text:span><text:span text:style-name="T22">, </text:span><text:span text:style-name="T42">"GD"</text:span><text:span text:style-name="T22">&gt;,&lt;</text:span><text:span text:style-name="T42">"OL"</text:span><text:span text:style-name="T22">,</text:span><text:span text:style-name="T42">"RZ"</text:span><text:span text:style-name="T22">&gt;,&lt;</text:span><text:span text:style-name="T42">"RZ"</text:span><text:span text:style-name="T22">, </text:span><text:span text:style-name="T42">"OL"</text:span><text:span text:style-name="T22">&gt;</text:span></text:p>
      <text:p text:style-name="P39"><text:s/>};</text:p>
      <text:p text:style-name="P39"><text:s/></text:p>
      <text:p text:style-name="P29"><text:span text:style-name="T22"><text:s/></text:span><text:span text:style-name="T13">wagaArcs</text:span><text:span text:style-name="T22">=[1 1 2 2 2 2 1 1 2 2 3 3 3 3 2 2 1 1 4 4 2 2 3 3 5 5];</text:span></text:p>
      <text:p text:style-name="P39"><text:s/></text:p>
      <text:p text:style-name="P29"><text:span text:style-name="T22"><text:s/></text:span><text:span text:style-name="T13">Capacity</text:span><text:span text:style-name="T22">=155;</text:span></text:p>
      <text:p text:style-name="P39"><text:s/></text:p>
      <text:p text:style-name="P29"><text:span text:style-name="T13">zapotrzebowanie</text:span><text:span text:style-name="T22"> = {&lt;GD, WA&gt;, &lt;KR, WA&gt;, &lt;OL, WA&gt;, &lt;PO, WA&gt;, &lt;RZ, WA&gt;, &lt;WR, WA&gt;, &lt;WA, GD&gt;, &lt;WA, KR&gt;, &lt;WA, OL&gt;, &lt;WA, PO&gt;, &lt;WA, RZ&gt;, &lt;WA, WR&gt;};<text:tab/><text:tab/></text:span></text:p>
      <text:p text:style-name="P29"><text:span text:style-name="T13">wolumenruchu</text:span><text:span text:style-name="T22"> = [100 100 100 100 100 100 150 150 150 150 150 150];</text:span></text:p>
      <text:p text:style-name="P29"/>
      <text:p text:style-name="P29"><text:span text:style-name="T13">s</text:span><text:span text:style-name="T22"> = [GD KR OL PO RZ WR WA WA WA WA WA WA];</text:span></text:p>
      <text:p text:style-name="P29"><text:span text:style-name="T13">t</text:span><text:span text:style-name="T22"> = [WA WA WA WA WA WA GD KR OL PO RZ WR];</text:span></text:p>
      <text:p text:style-name="P2"><text:soft-page-break/>Rozwiązanie:</text:p>
      <text:p text:style-name="P37">x = [[55</text:p>
      <text:p text:style-name="P37"><text:s text:c="13"/>0 0 0 0 0 0 0 0 0 0 0]</text:p>
      <text:p text:style-name="P37"><text:s text:c="13"/>[0 0 0 0 0 0 5 0 0 0 0 0]</text:p>
      <text:p text:style-name="P37"><text:s text:c="13"/>[0 0 0 0 0 0 0 0 0 0 0 0]</text:p>
      <text:p text:style-name="P37"><text:s text:c="13"/>[0 0 0 0 0 0 0 0 0 0 0 0]</text:p>
      <text:p text:style-name="P37"><text:s text:c="13"/>[0 0 0 100 0 0 0 0 0 0 0 0]</text:p>
      <text:p text:style-name="P37"><text:s text:c="13"/>[0 0 0 0 0 0 0 0 0 150 0 0]</text:p>
      <text:p text:style-name="P37"><text:s text:c="13"/>[0 0 0 0 0 0 5 0 150 0 0 0]</text:p>
      <text:p text:style-name="P37"><text:s text:c="13"/>[55 0 100 0 0 0 0 0 0 0 0 0]</text:p>
      <text:p text:style-name="P37"><text:s text:c="13"/>[0 0 0 0 0 0 0 0 0 0 0 0]</text:p>
      <text:p text:style-name="P37"><text:s text:c="13"/>[0 0 0 0 0 0 0 0 0 0 0 0]</text:p>
      <text:p text:style-name="P37"><text:s text:c="13"/>[0 0 0 0 0 100 0 0 0 0 0 0]</text:p>
      <text:p text:style-name="P37"><text:s text:c="13"/>[0 0 0 0 0 0 0 0 0 0 0 150]</text:p>
      <text:p text:style-name="P37"><text:s text:c="13"/>[0 0 0 0 0 0 0 0 0 0 145 0]</text:p>
      <text:p text:style-name="P37"><text:s text:c="13"/>[0 0 0 0 45 0 0 0 0 0 0 0]</text:p>
      <text:p text:style-name="P37"><text:s text:c="13"/>[0 0 0 0 0 0 0 0 0 0 0 0]</text:p>
      <text:p text:style-name="P37"><text:s text:c="13"/>[0 0 0 0 0 0 0 0 0 0 0 0]</text:p>
      <text:p text:style-name="P37"><text:s text:c="13"/>[0 0 0 0 0 0 0 0 0 0 5 0]</text:p>
      <text:p text:style-name="P37"><text:s text:c="13"/>[0 0 0 0 55 0 0 0 0 0 0 0]</text:p>
      <text:p text:style-name="P37"><text:s text:c="13"/>[0 0 0 0 0 0 0 0 0 0 0 0]</text:p>
      <text:p text:style-name="P37"><text:s text:c="13"/>[0 0 0 0 0 0 0 0 0 0 0 0]</text:p>
      <text:p text:style-name="P37"><text:s text:c="13"/>[0 100 0 0 55 0 0 0 0 0 0 0]</text:p>
      <text:p text:style-name="P37"><text:s text:c="13"/>[0 0 0 0 0 0 0 150 0 0 5 0]</text:p>
      <text:p text:style-name="P37"><text:s text:c="13"/>[45 0 0 0 0 0 0 0 0 0 0 0]</text:p>
      <text:p text:style-name="P37"><text:s text:c="13"/>[0 0 0 0 0 0 145 0 0 0 0 0]</text:p>
      <text:p text:style-name="P37"><text:s text:c="13"/>[0 0 0 0 0 0 0 0 0 0 0 0]</text:p>
      <text:p text:style-name="P45"><text:span text:style-name="T9"><text:s text:c="13"/>[0 0 0 0 0 0 0 0 0 0 0 0]];</text:span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h text:style-name="Heading_20_1" text:outline-level="1"><text:soft-page-break/>A-N-L.mod:</text:h>
      <text:p text:style-name="P11"/>
      <text:p text:style-name="P29"><text:span text:style-name="T22">{</text:span><text:span text:style-name="T4">string</text:span><text:span text:style-name="T22">}</text:span> <text:span text:style-name="T13">Nodes</text:span> <text:span text:style-name="T22">= ...;</text:span></text:p>
      <text:p text:style-name="P29"><text:s/></text:p>
      <text:p text:style-name="P29"><text:s text:c="2"/><text:span text:style-name="T4">tuple</text:span> <text:span text:style-name="T13">luk</text:span> <text:span text:style-name="T22">{</text:span></text:p>
      <text:p text:style-name="P29"><text:s/><text:tab/><text:span text:style-name="T4">string</text:span> <text:span text:style-name="T13">pocz</text:span><text:span text:style-name="T22">;</text:span></text:p>
      <text:p text:style-name="P29"><text:s/><text:tab/><text:span text:style-name="T4">string</text:span> <text:span text:style-name="T13">kon</text:span><text:span text:style-name="T22">;</text:span></text:p>
      <text:p text:style-name="P39"><text:s/>};</text:p>
      <text:p text:style-name="P39"><text:s/></text:p>
      <text:p text:style-name="P29"><text:span text:style-name="T22">{</text:span><text:span text:style-name="T13">luk</text:span><text:span text:style-name="T22">}</text:span> <text:span text:style-name="T13">Arcs</text:span> <text:span text:style-name="T4">with</text:span> <text:span text:style-name="T13">pocz</text:span> <text:span text:style-name="T4">in</text:span> <text:span text:style-name="T13">Nodes</text:span><text:span text:style-name="T22">,</text:span><text:span text:style-name="T13">kon</text:span> <text:span text:style-name="T4">in</text:span> <text:span text:style-name="T13">Nodes</text:span> <text:span text:style-name="T22">= ...;</text:span></text:p>
      <text:p text:style-name="P29"/>
      <text:p text:style-name="P29"><text:span text:style-name="T4">float</text:span> <text:span text:style-name="T13">wagaArcs</text:span><text:span text:style-name="T22">[</text:span><text:span text:style-name="T13">Arcs</text:span><text:span text:style-name="T22">] = ...</text:span>;</text:p>
      <text:p text:style-name="P29"/>
      <text:p text:style-name="P29"><text:span text:style-name="T4">float</text:span> <text:span text:style-name="T13">Capacity</text:span><text:span text:style-name="T22">=...;</text:span></text:p>
      <text:p text:style-name="P29"><text:span text:style-name="T4">float</text:span> <text:span text:style-name="T13">zapotrzebowanie</text:span><text:span text:style-name="T22">[</text:span><text:span text:style-name="T13">Nodes</text:span><text:span text:style-name="T22">][</text:span><text:span text:style-name="T13">Nodes</text:span><text:span text:style-name="T22">]=...;</text:span></text:p>
      <text:p text:style-name="P29"/>
      <text:p text:style-name="P29"><text:span text:style-name="T4">dvar</text:span><text:span text:style-name="T22"> </text:span><text:span text:style-name="T4">float+</text:span> <text:span text:style-name="T13">x</text:span><text:span text:style-name="T22">[</text:span><text:span text:style-name="T13">Arcs</text:span><text:span text:style-name="T22">][</text:span><text:span text:style-name="T13">Nodes</text:span><text:span text:style-name="T22">];</text:span></text:p>
      <text:p text:style-name="P29"/>
      <text:p text:style-name="P29"><text:span text:style-name="T4">minimize</text:span><text:span text:style-name="T22"> </text:span><text:span text:style-name="T4">sum</text:span><text:span text:style-name="T22">(</text:span><text:span text:style-name="T13">i</text:span> <text:span text:style-name="T4">in</text:span> <text:span text:style-name="T13">Nodes</text:span><text:span text:style-name="T22">,</text:span><text:span text:style-name="T13">j</text:span> <text:span text:style-name="T4">in</text:span> <text:span text:style-name="T13">Arcs</text:span><text:span text:style-name="T22">)</text:span> <text:span text:style-name="T13">wagaArcs</text:span><text:span text:style-name="T22">[</text:span><text:span text:style-name="T13">j</text:span><text:span text:style-name="T22">]*</text:span><text:span text:style-name="T13">x</text:span><text:span text:style-name="T22">[</text:span><text:span text:style-name="T13">j</text:span><text:span text:style-name="T22">][</text:span><text:span text:style-name="T13">i</text:span><text:span text:style-name="T22">];</text:span></text:p>
      <text:p text:style-name="P29"/>
      <text:p text:style-name="P29"><text:span text:style-name="T4">subject</text:span><text:span text:style-name="T22"> </text:span><text:span text:style-name="T4">to</text:span><text:span text:style-name="T22">{</text:span></text:p>
      <text:p text:style-name="P29"/>
      <text:p text:style-name="P29"><text:span text:style-name="T4">forall</text:span> <text:span text:style-name="T22">(</text:span><text:span text:style-name="T13">v</text:span> <text:span text:style-name="T4">in</text:span> <text:span text:style-name="T13">Nodes</text:span><text:span text:style-name="T22">)</text:span> <text:span text:style-name="T13">constr</text:span><text:span text:style-name="T22">:</text:span></text:p>
      <text:p text:style-name="P29"><text:s text:c="2"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pocz</text:span><text:span text:style-name="T22">==</text:span><text:span text:style-name="T13">v</text:span><text:span text:style-name="T22">)</text:span> <text:span text:style-name="T13">x</text:span><text:span text:style-name="T22">[</text:span><text:span text:style-name="T13">j</text:span><text:span text:style-name="T22">][</text:span><text:span text:style-name="T13">v</text:span><text:span text:style-name="T22">]==</text:span><text:span text:style-name="T4">sum</text:span><text:span text:style-name="T22">(</text:span><text:span text:style-name="T13">w</text:span> <text:span text:style-name="T4">in</text:span> <text:span text:style-name="T13">Nodes</text:span><text:span text:style-name="T22">:</text:span> <text:span text:style-name="T13">w</text:span><text:span text:style-name="T22">!=</text:span><text:span text:style-name="T13">v</text:span><text:span text:style-name="T22">)</text:span><text:span text:style-name="T13">zapotrzebowanie</text:span><text:span text:style-name="T22">[</text:span><text:span text:style-name="T13">v</text:span><text:span text:style-name="T22">][</text:span><text:span text:style-name="T13">w</text:span><text:span text:style-name="T22">];</text:span></text:p>
      <text:p text:style-name="P29"><text:s text:c="2"/></text:p>
      <text:p text:style-name="P29"><text:span text:style-name="T4">forall</text:span><text:span text:style-name="T22">(</text:span><text:span text:style-name="T13">w</text:span> <text:span text:style-name="T4">in</text:span> <text:span text:style-name="T13">Nodes</text:span><text:span text:style-name="T22">,</text:span><text:span text:style-name="T13">v</text:span> <text:span text:style-name="T4">in</text:span> <text:span text:style-name="T13">Nodes</text:span><text:span text:style-name="T22">:</text:span> <text:span text:style-name="T13">v</text:span><text:span text:style-name="T22">!=</text:span><text:span text:style-name="T13">w</text:span><text:span text:style-name="T22">)</text:span> <text:span text:style-name="T13">constr1</text:span><text:span text:style-name="T22">:</text:span></text:p>
      <text:p text:style-name="P29"><text:s text:c="4"/>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pocz</text:span><text:span text:style-name="T22">==</text:span><text:span text:style-name="T13">w</text:span><text:span text:style-name="T22">)</text:span> <text:span text:style-name="T13">x</text:span><text:span text:style-name="T22">[</text:span><text:span text:style-name="T13">j</text:span><text:span text:style-name="T22">][</text:span><text:span text:style-name="T13">v</text:span><text:span text:style-name="T22">] -</text:span> <text:span text:style-name="T4">sum</text:span><text:span text:style-name="T22">(</text:span><text:span text:style-name="T13">j</text:span> <text:span text:style-name="T4">in</text:span> <text:span text:style-name="T13">Arcs</text:span><text:span text:style-name="T22">:</text:span> <text:span text:style-name="T13">j</text:span><text:span text:style-name="T22">.</text:span><text:span text:style-name="T13">kon</text:span><text:span text:style-name="T22">==</text:span><text:span text:style-name="T13">w</text:span><text:span text:style-name="T22">)</text:span><text:span text:style-name="T13">x</text:span><text:span text:style-name="T22">[</text:span><text:span text:style-name="T13">j</text:span><text:span text:style-name="T22">][</text:span><text:span text:style-name="T13">v</text:span><text:span text:style-name="T22">]==-</text:span><text:span text:style-name="T13">zapotrzebowanie</text:span><text:span text:style-name="T22">[</text:span><text:span text:style-name="T13">v</text:span><text:span text:style-name="T22">][</text:span><text:span text:style-name="T13">w</text:span><text:span text:style-name="T22">];</text:span></text:p>
      <text:p text:style-name="P29"><text:s text:c="2"/></text:p>
      <text:p text:style-name="P29"><text:s/><text:span text:style-name="T4">forall</text:span> <text:span text:style-name="T22">(</text:span><text:span text:style-name="T13">j</text:span> <text:span text:style-name="T4">in</text:span> <text:span text:style-name="T13">Arcs</text:span><text:span text:style-name="T22">)</text:span> <text:span text:style-name="T13">constr3</text:span><text:span text:style-name="T22">:</text:span></text:p>
      <text:p text:style-name="P29"><text:s text:c="3"/><text:span text:style-name="T4">sum</text:span><text:span text:style-name="T22">(</text:span><text:span text:style-name="T13">v</text:span> <text:span text:style-name="T4">in</text:span> <text:span text:style-name="T13">Nodes</text:span><text:span text:style-name="T22">)</text:span> <text:span text:style-name="T13">x</text:span><text:span text:style-name="T22">[</text:span><text:span text:style-name="T13">j</text:span><text:span text:style-name="T22">][</text:span><text:span text:style-name="T13">v</text:span><text:span text:style-name="T22">]&lt;=</text:span><text:span text:style-name="T13">Capacity</text:span><text:span text:style-name="T22">;</text:span></text:p>
      <text:p text:style-name="P39"><text:s text:c="3"/></text:p>
      <text:p text:style-name="P29"/>
      <text:p text:style-name="P45"><text:span text:style-name="T26">}</text:span></text:p>
      <text:p text:style-name="P19"><text:span text:style-name="T23"/></text:p>
      <text:p text:style-name="P2">Dane:</text:p>
      <text:p text:style-name="P2"/>
      <text:p text:style-name="P29"><text:span text:style-name="T22"><text:s/></text:span><text:span text:style-name="T13">Nodes</text:span><text:span text:style-name="T22"> = {</text:span><text:span text:style-name="T42">"GD"</text:span><text:span text:style-name="T22">,</text:span><text:span text:style-name="T42">"OL"</text:span><text:span text:style-name="T22">,</text:span><text:span text:style-name="T42">"PO"</text:span><text:span text:style-name="T22">,</text:span><text:span text:style-name="T42">"WA"</text:span><text:span text:style-name="T22">,</text:span><text:span text:style-name="T42">"WR"</text:span><text:span text:style-name="T22">,</text:span><text:span text:style-name="T42">"RZ"</text:span><text:span text:style-name="T22">,</text:span><text:span text:style-name="T42">"KR"</text:span><text:span text:style-name="T22">};</text:span></text:p>
      <text:p text:style-name="P39"><text:s/></text:p>
      <text:p text:style-name="P29"><text:span text:style-name="T22"><text:s/></text:span><text:span text:style-name="T13">Arcs</text:span><text:span text:style-name="T22"> = {&lt;</text:span><text:span text:style-name="T42">"GD"</text:span><text:span text:style-name="T22">,</text:span><text:span text:style-name="T42">"OL"</text:span><text:span text:style-name="T22">&gt;,&lt;</text:span><text:span text:style-name="T42">"OL"</text:span><text:span text:style-name="T22">,</text:span><text:span text:style-name="T42">"GD"</text:span><text:span text:style-name="T22">&gt;,&lt;</text:span><text:span text:style-name="T42">"PO"</text:span><text:span text:style-name="T22">,</text:span><text:span text:style-name="T42">"GD"</text:span><text:span text:style-name="T22">&gt;,&lt;</text:span><text:span text:style-name="T42">"GD"</text:span><text:span text:style-name="T22">,</text:span><text:span text:style-name="T42">"PO"</text:span><text:span text:style-name="T22">&gt;,&lt;</text:span><text:span text:style-name="T42">"PO"</text:span><text:span text:style-name="T22">,</text:span><text:span text:style-name="T42">"WA"</text:span><text:span text:style-name="T22">&gt;,&lt;</text:span><text:span text:style-name="T42">"WA"</text:span><text:span text:style-name="T22">,</text:span><text:span text:style-name="T42">"PO"</text:span><text:span text:style-name="T22">&gt;,&lt;</text:span><text:span text:style-name="T42">"WA"</text:span><text:span text:style-name="T22">,</text:span><text:span text:style-name="T42">"OL"</text:span><text:span text:style-name="T22">&gt;,&lt;</text:span><text:span text:style-name="T42">"OL"</text:span><text:span text:style-name="T22">,</text:span><text:span text:style-name="T42">"WA"</text:span><text:span text:style-name="T22">&gt;,&lt;</text:span><text:span text:style-name="T42">"PO"</text:span><text:span text:style-name="T22">,</text:span><text:span text:style-name="T42">"WR"</text:span><text:span text:style-name="T22">&gt;,&lt;</text:span><text:span text:style-name="T42">"WR"</text:span><text:span text:style-name="T22">,</text:span><text:span text:style-name="T42">"PO"</text:span><text:span text:style-name="T22">&gt;,</text:span></text:p>
      <text:p text:style-name="P29"><text:span text:style-name="T22"><text:s text:c="9"/>&lt;</text:span><text:span text:style-name="T42">"WR"</text:span><text:span text:style-name="T22">,</text:span><text:span text:style-name="T42">"WA"</text:span><text:span text:style-name="T22">&gt;,&lt;</text:span><text:span text:style-name="T42">"WA"</text:span><text:span text:style-name="T22">,</text:span><text:span text:style-name="T42">"WR"</text:span><text:span text:style-name="T22">&gt;,&lt;</text:span><text:span text:style-name="T42">"WA"</text:span><text:span text:style-name="T22">,</text:span><text:span text:style-name="T42">"RZ"</text:span><text:span text:style-name="T22">&gt;,&lt;</text:span><text:span text:style-name="T42">"RZ"</text:span><text:span text:style-name="T22">,</text:span><text:span text:style-name="T42">"WA"</text:span><text:span text:style-name="T22">&gt;,&lt;</text:span><text:span text:style-name="T42">"WR"</text:span><text:span text:style-name="T22">,</text:span><text:span text:style-name="T42">"KR"</text:span><text:span text:style-name="T22">&gt;,&lt;</text:span><text:span text:style-name="T42">"KR"</text:span><text:span text:style-name="T22">,</text:span><text:span text:style-name="T42">"WR"</text:span><text:span text:style-name="T22">&gt;, &lt;</text:span><text:span text:style-name="T42">"KR"</text:span><text:span text:style-name="T22">,</text:span><text:span text:style-name="T42">"RZ"</text:span><text:span text:style-name="T22">&gt;,&lt;</text:span><text:span text:style-name="T42">"RZ"</text:span><text:span text:style-name="T22">,</text:span><text:span text:style-name="T42">"KR"</text:span><text:span text:style-name="T22">&gt;,&lt;</text:span><text:span text:style-name="T42">"PO"</text:span><text:span text:style-name="T22">,</text:span><text:span text:style-name="T42">"KR"</text:span><text:span text:style-name="T22">&gt;,&lt;</text:span><text:span text:style-name="T42">"KR"</text:span><text:span text:style-name="T22">,</text:span><text:span text:style-name="T42">"PO"</text:span><text:span text:style-name="T22">&gt;,</text:span></text:p>
      <text:p text:style-name="P29"><text:span text:style-name="T22"><text:s text:c="9"/>&lt;</text:span><text:span text:style-name="T42">"KR"</text:span><text:span text:style-name="T22">, </text:span><text:span text:style-name="T42">"WA"</text:span><text:span text:style-name="T22">&gt;, &lt;</text:span><text:span text:style-name="T42">"WA"</text:span><text:span text:style-name="T22">, </text:span><text:span text:style-name="T42">"KR"</text:span><text:span text:style-name="T22">&gt;, &lt;</text:span><text:span text:style-name="T42">"GD"</text:span><text:span text:style-name="T22">, </text:span><text:span text:style-name="T42">"WA"</text:span><text:span text:style-name="T22">&gt;, &lt;</text:span><text:span text:style-name="T42">"WA"</text:span><text:span text:style-name="T22">, </text:span><text:span text:style-name="T42">"GD"</text:span><text:span text:style-name="T22">&gt;,&lt;</text:span><text:span text:style-name="T42">"OL"</text:span><text:span text:style-name="T22">,</text:span><text:span text:style-name="T42">"RZ"</text:span><text:span text:style-name="T22">&gt;,&lt;</text:span><text:span text:style-name="T42">"RZ"</text:span><text:span text:style-name="T22">, </text:span><text:span text:style-name="T42">"OL"</text:span><text:span text:style-name="T22">&gt;</text:span></text:p>
      <text:p text:style-name="P39"><text:s/>};</text:p>
      <text:p text:style-name="P39"><text:s/></text:p>
      <text:p text:style-name="P29"><text:span text:style-name="T22"><text:s/></text:span><text:span text:style-name="T13">wagaArcs</text:span><text:span text:style-name="T22">=[1 1 2 2 2 2 1 1 2 2 3 3 3 3 2 2 1 1 4 4 2 2 3 3 5 5];</text:span></text:p>
      <text:p text:style-name="P39"><text:s/></text:p>
      <text:p text:style-name="P29"><text:span text:style-name="T22"><text:s/></text:span><text:span text:style-name="T13">Capacity</text:span><text:span text:style-name="T22">=155;</text:span></text:p>
      <text:p text:style-name="P39"><text:s/></text:p>
      <text:p text:style-name="P29"><text:span text:style-name="T13">zapotrzebowanie</text:span><text:span text:style-name="T22"> = <text:s/>[ [0 0 0 100 0 0 0]</text:span></text:p>
      <text:p text:style-name="P39"><text:tab/><text:tab/><text:tab/><text:tab/><text:tab/>[0 0 0 100 0 0 0]</text:p>
      <text:p text:style-name="P39"><text:tab/><text:tab/><text:tab/><text:tab/><text:tab/>[0 0 0 100 0 0 0]</text:p>
      <text:p text:style-name="P39"><text:tab/><text:tab/><text:tab/><text:tab/><text:tab/>[150 150 150 0 150 150 150]</text:p>
      <text:p text:style-name="P39"><text:tab/><text:tab/><text:tab/><text:tab/><text:tab/>[0 0 0 100 0 0 0]</text:p>
      <text:p text:style-name="P39"><text:tab/><text:tab/><text:tab/><text:tab/><text:tab/>[0 0 0 100 0 0 0]</text:p>
      <text:p text:style-name="P45"><text:span text:style-name="T26"><text:tab/><text:tab/><text:tab/><text:tab/><text:tab/>[0 0 0 100 0 0 0]];</text:span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2"><text:soft-page-break/>Rozwiązanie:</text:p>
      <text:p text:style-name="P2"/>
      <text:p text:style-name="P36">x = [[55</text:p>
      <text:p text:style-name="P36"><text:s text:c="13"/>0 0 0 0 0 0]</text:p>
      <text:p text:style-name="P36"><text:s text:c="13"/>[0 0 0 5 0 0 0]</text:p>
      <text:p text:style-name="P36"><text:s text:c="13"/>[0 0 0 0 0 0 0]</text:p>
      <text:p text:style-name="P36"><text:s text:c="13"/>[0 0 0 0 0 0 0]</text:p>
      <text:p text:style-name="P36"><text:s text:c="13"/>[0 0 100 0 0 0 0]</text:p>
      <text:p text:style-name="P36"><text:s text:c="13"/>[0 0 0 150 0 0 0]</text:p>
      <text:p text:style-name="P36"><text:s text:c="13"/>[0 0 0 155 0 0 0]</text:p>
      <text:p text:style-name="P36"><text:s text:c="13"/>[55 100 0 0 0 0 0]</text:p>
      <text:p text:style-name="P36"><text:s text:c="13"/>[0 0 0 0 0 0 0]</text:p>
      <text:p text:style-name="P36"><text:s text:c="13"/>[0 0 0 0 0 0 0]</text:p>
      <text:p text:style-name="P36"><text:s text:c="13"/>[0 0 0 0 100 0 0]</text:p>
      <text:p text:style-name="P36"><text:s text:c="13"/>[0 0 0 150 0 0 0]</text:p>
      <text:p text:style-name="P36"><text:s text:c="13"/>[0 0 0 150 0 0 0]</text:p>
      <text:p text:style-name="P36"><text:s text:c="13"/>[0 0 0 0 0 45 0]</text:p>
      <text:p text:style-name="P36"><text:s text:c="13"/>[0 0 0 0 0 0 0]</text:p>
      <text:p text:style-name="P36"><text:s text:c="13"/>[0 0 0 0 0 0 0]</text:p>
      <text:p text:style-name="P36"><text:s text:c="13"/>[0 0 0 0 0 0 0]</text:p>
      <text:p text:style-name="P36"><text:s text:c="13"/>[0 0 0 0 0 55 0]</text:p>
      <text:p text:style-name="P36"><text:s text:c="13"/>[0 0 0 0 0 0 0]</text:p>
      <text:p text:style-name="P36"><text:s text:c="13"/>[0 0 0 0 0 0 0]</text:p>
      <text:p text:style-name="P36"><text:s text:c="13"/>[0 0 0 0 0 55 100]</text:p>
      <text:p text:style-name="P36"><text:s text:c="13"/>[0 0 0 150 0 0 0]</text:p>
      <text:p text:style-name="P36"><text:s text:c="13"/>[45 0 0 0 0 0 0]</text:p>
      <text:p text:style-name="P36"><text:s text:c="13"/>[0 0 0 145 0 0 0]</text:p>
      <text:p text:style-name="P36"><text:s text:c="13"/>[0 0 0 0 0 0 0]</text:p>
      <text:p text:style-name="P36"><text:s text:c="13"/>[0 0 0 0 0 0 0]]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z 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20:12:50.12</meta:creation-date>
    <dc:date>2016-05-14T23:26:30.16</dc:date>
    <meta:editing-duration>PT2H58M15S</meta:editing-duration>
    <meta:editing-cycles>26</meta:editing-cycles>
    <meta:generator>OpenOffice/4.1.1$Win32 OpenOffice.org_project/411m6$Build-9775</meta:generator>
    <meta:document-statistic meta:table-count="0" meta:image-count="0" meta:object-count="0" meta:page-count="21" meta:paragraph-count="819" meta:word-count="4912" meta:character-count="24079"/>
  </office:meta>
</office:document-meta>
</file>